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5a8a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reak-before="page"/>
    </style:style>
    <style:style style:name="P5" style:family="paragraph" style:parent-style-name="Standard">
      <style:paragraph-properties fo:break-before="page"/>
      <style:text-properties officeooo:paragraph-rsid="00045a8a"/>
    </style:style>
    <style:style style:name="T1" style:family="text">
      <style:text-properties fo:color="#3f7f5f" style:font-name="Consolas" fo:font-size="10pt" style:font-size-asian="10pt"/>
    </style:style>
    <style:style style:name="T2" style:family="text">
      <style:text-properties fo:color="#3f7f5f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fo:font-weight="bold" style:font-size-asian="10pt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style:font-size-asian="10pt" fo:background-color="#a5f9ab"/>
    </style:style>
    <style:style style:name="T6" style:family="text">
      <style:text-properties fo:color="#000000" style:font-name="Consolas" fo:font-size="10pt" style:font-size-asian="10pt" fo:background-color="#fc7272"/>
    </style:style>
    <style:style style:name="T7" style:family="text">
      <style:text-properties fo:color="#000000" style:font-name="Consolas" fo:font-size="10pt" fo:font-weight="bold" style:font-size-asian="10pt" style:font-weight-asian="bold"/>
    </style:style>
    <style:style style:name="T8" style:family="text">
      <style:text-properties fo:color="#000080" style:font-name="Consolas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-- A client of a Kid2Kid store.</text:span></text:p>
      <text:p text:style-name="P2"><text:span text:style-name="T1">-- A client may as well be a supplier of products.</text:span></text:p>
      <text:p text:style-name="P2"><text:span text:style-name="T3">class</text:span><text:span text:style-name="T4"> Client</text:span></text:p>
      <text:p text:style-name="P2"><text:span text:style-name="T3">types</text:span></text:p>
      <text:p text:style-name="P2"><text:span text:style-name="T4"><text:tab/></text:span><text:span text:style-name="T3">public</text:span><text:span text:style-name="T4"> NotEmptyString = </text:span><text:span text:style-name="T3">seq1</text:span><text:span text:style-name="T4"> </text:span><text:span text:style-name="T3">of</text:span><text:span text:style-name="T4"> </text:span><text:span text:style-name="T3">char</text:span><text:span text:style-name="T4">;</text:span></text:p>
      <text:p text:style-name="P2"><text:span text:style-name="T3">values</text:span></text:p>
      <text:p text:style-name="P2"><text:span text:style-name="T3">instance variables</text:span></text:p>
      <text:p text:style-name="P2"><text:span text:style-name="T4"><text:tab/></text:span><text:span text:style-name="T3">static</text:span><text:span text:style-name="T4"> idCounter: </text:span><text:span text:style-name="T3">nat</text:span><text:span text:style-name="T4"> := </text:span><text:span text:style-name="T5">0</text:span><text:span text:style-name="T4">;</text:span></text:p>
      <text:p text:style-name="P2"><text:span text:style-name="T4"><text:tab/>id: </text:span><text:span text:style-name="T3">nat1</text:span><text:span text:style-name="T4">;</text:span></text:p>
      <text:p text:style-name="P2"><text:span text:style-name="T4"><text:tab/>name: NotEmptyString;</text:span></text:p>
      <text:p text:style-name="P2"><text:span text:style-name="T4"><text:tab/>boughtProducts: </text:span><text:span text:style-name="T3">set</text:span><text:span text:style-name="T4"> </text:span><text:span text:style-name="T3">of</text:span><text:span text:style-name="T4"> Product := </text:span><text:span text:style-name="T5">{</text:span><text:span text:style-name="T4">};</text:span></text:p>
      <text:p text:style-name="P2"><text:span text:style-name="T4"><text:tab/>soldProducts: </text:span><text:span text:style-name="T3">set</text:span><text:span text:style-name="T4"> </text:span><text:span text:style-name="T3">of</text:span><text:span text:style-name="T4"> Product := </text:span><text:span text:style-name="T5">{</text:span><text:span text:style-name="T4">};</text:span></text:p>
      <text:p text:style-name="P2"><text:span text:style-name="T4"><text:tab/>boughtGiftCards: </text:span><text:span text:style-name="T3">set</text:span><text:span text:style-name="T4"> </text:span><text:span text:style-name="T3">of</text:span><text:span text:style-name="T4"> GiftCard := </text:span><text:span text:style-name="T5">{</text:span><text:span text:style-name="T4">};</text:span></text:p>
      <text:p text:style-name="P2"><text:span text:style-name="T3">operations</text:span></text:p>
      <text:p text:style-name="P2"><text:span text:style-name="T4"><text:tab/></text:span><text:span text:style-name="T3">public</text:span><text:span text:style-name="T4"> Client: NotEmptyString ==&gt; Client</text:span></text:p>
      <text:p text:style-name="P2"><text:span text:style-name="T4"><text:tab/>Client(nameSeq) ==</text:span></text:p>
      <text:p text:style-name="P2"><text:span text:style-name="T4"><text:tab/><text:tab/><text:tab/></text:span><text:span text:style-name="T5">(</text:span></text:p>
      <text:p text:style-name="P2"><text:span text:style-name="T4"><text:tab/><text:tab/><text:tab/></text:span><text:span text:style-name="T5">name</text:span><text:span text:style-name="T4">:=</text:span><text:span text:style-name="T5">nameSeq</text:span><text:span text:style-name="T4">;</text:span></text:p>
      <text:p text:style-name="P2"><text:span text:style-name="T4"><text:tab/><text:tab/><text:tab/></text:span><text:span text:style-name="T5">idCounter</text:span><text:span text:style-name="T4"> := </text:span><text:span text:style-name="T5">idCounter</text:span><text:span text:style-name="T4"> </text:span><text:span text:style-name="T5">+</text:span><text:span text:style-name="T4"> </text:span><text:span text:style-name="T5">1</text:span><text:span text:style-name="T4">;</text:span></text:p>
      <text:p text:style-name="P2"><text:span text:style-name="T4"><text:tab/><text:tab/><text:tab/></text:span><text:span text:style-name="T5">id</text:span><text:span text:style-name="T4"> := </text:span><text:span text:style-name="T5">idCounter</text:span><text:span text:style-name="T4">; </text:span></text:p>
      <text:p text:style-name="P2"><text:span text:style-name="T4"><text:tab/><text:tab/><text:tab/></text:span><text:span text:style-name="T5">return</text:span><text:span text:style-name="T4"> </text:span><text:span text:style-name="T5">self</text:span><text:span text:style-name="T4">)</text:span></text:p>
      <text:p text:style-name="P2"><text:span text:style-name="T4"><text:tab/><text:tab/><text:tab/> </text:span><text:span text:style-name="T3">pre</text:span><text:span text:style-name="T4"> </text:span><text:span text:style-name="T5">len</text:span><text:span text:style-name="T4"> </text:span><text:span text:style-name="T5">nameSeq</text:span><text:span text:style-name="T4"> </text:span><text:span text:style-name="T5">&gt;</text:span><text:span text:style-name="T4"> </text:span><text:span text:style-name="T5">0</text:span></text:p>
      <text:p text:style-name="P2"><text:span text:style-name="T4"><text:tab/><text:tab/><text:tab/> </text:span><text:span text:style-name="T3">post</text:span><text:span text:style-name="T4"> </text:span><text:span text:style-name="T5">len</text:span><text:span text:style-name="T4"> </text:span><text:span text:style-name="T5">name</text:span><text:span text:style-name="T4"> </text:span><text:span text:style-name="T5">&gt;</text:span><text:span text:style-name="T4"> </text:span><text:span text:style-name="T5">0</text:span><text:span text:style-name="T4"> </text:span><text:span text:style-name="T5">and</text:span><text:span text:style-name="T4"> </text:span></text:p>
      <text:p text:style-name="P2"><text:span text:style-name="T4"><text:tab/><text:tab/><text:tab/> </text:span><text:span text:style-name="T5">id</text:span><text:span text:style-name="T4"> </text:span><text:span text:style-name="T5">=</text:span><text:span text:style-name="T4"> </text:span><text:span text:style-name="T5">idCounter</text:span><text:span text:style-name="T4">~ </text:span><text:span text:style-name="T5">+</text:span><text:span text:style-name="T4"> </text:span><text:span text:style-name="T5">1</text:span><text:span text:style-name="T4"> </text:span><text:span text:style-name="T5">and</text:span></text:p>
      <text:p text:style-name="P2"><text:span text:style-name="T4"><text:tab/><text:tab/><text:tab/> </text:span><text:span text:style-name="T5">boughtProducts</text:span><text:span text:style-name="T4"> </text:span><text:span text:style-name="T5">=</text:span><text:span text:style-name="T4"> </text:span><text:span text:style-name="T5">{</text:span><text:span text:style-name="T4">} </text:span><text:span text:style-name="T5">and</text:span></text:p>
      <text:p text:style-name="P2"><text:span text:style-name="T4"><text:tab/><text:tab/><text:tab/> </text:span><text:span text:style-name="T5">soldProducts</text:span><text:span text:style-name="T4"> </text:span><text:span text:style-name="T5">=</text:span><text:span text:style-name="T4"> </text:span><text:span text:style-name="T5">{</text:span><text:span text:style-name="T4">} </text:span><text:span text:style-name="T5">and</text:span><text:span text:style-name="T4"> </text:span></text:p>
      <text:p text:style-name="P2"><text:span text:style-name="T4"><text:tab/><text:tab/><text:tab/> </text:span><text:span text:style-name="T5">boughtGiftCards</text:span><text:span text:style-name="T4"> </text:span><text:span text:style-name="T5">=</text:span><text:span text:style-name="T4"> </text:span><text:span text:style-name="T5">{</text:span><text:span text:style-name="T4">} </text:span><text:span text:style-name="T5">and</text:span></text:p>
      <text:p text:style-name="P2"><text:span text:style-name="T4"><text:tab/><text:tab/><text:tab/> </text:span><text:span text:style-name="T5">RESULT</text:span><text:span text:style-name="T4"> </text:span><text:span text:style-name="T5">=</text:span><text:span text:style-name="T4"> </text:span><text:span text:style-name="T5">self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Update name of the client</text:span></text:p>
      <text:p text:style-name="P2"><text:span text:style-name="T4"><text:tab/></text:span><text:span text:style-name="T3">public</text:span><text:span text:style-name="T4"> setName: NotEmptyString ==&gt; ()</text:span></text:p>
      <text:p text:style-name="P2"><text:span text:style-name="T4"><text:tab/><text:tab/>setName(newName) ==</text:span></text:p>
      <text:p text:style-name="P2"><text:span text:style-name="T4"><text:tab/><text:tab/><text:tab/></text:span><text:span text:style-name="T5">name</text:span><text:span text:style-name="T4"> := </text:span><text:span text:style-name="T5">newName</text:span></text:p>
      <text:p text:style-name="P2"><text:span text:style-name="T4"><text:tab/><text:tab/><text:tab/></text:span><text:span text:style-name="T3">pre</text:span><text:span text:style-name="T4"> </text:span><text:span text:style-name="T5">true</text:span></text:p>
      <text:p text:style-name="P2"><text:span text:style-name="T4"><text:tab/><text:tab/><text:tab/></text:span><text:span text:style-name="T3">post</text:span><text:span text:style-name="T4"> </text:span><text:span text:style-name="T5">name</text:span><text:span text:style-name="T4"> </text:span><text:span text:style-name="T5">=</text:span><text:span text:style-name="T4"> </text:span><text:span text:style-name="T5">newName</text:span><text:span text:style-name="T4">;</text:span></text:p>
      <text:p text:style-name="P2"><text:span text:style-name="T4"><text:tab/><text:tab/><text:tab/></text:span></text:p>
      <text:p text:style-name="P2"><text:span text:style-name="T4"><text:tab/></text:span><text:span text:style-name="T1">-- Get name of the client<text:tab/><text:tab/></text:span></text:p>
      <text:p text:style-name="P2"><text:span text:style-name="T4"><text:tab/></text:span><text:span text:style-name="T3">public</text:span><text:span text:style-name="T4"> getName: () ==&gt; NotEmptyString</text:span></text:p>
      <text:p text:style-name="P2"><text:span text:style-name="T4"><text:tab/><text:tab/>getName() ==</text:span></text:p>
      <text:p text:style-name="P2"><text:span text:style-name="T4"><text:tab/><text:tab/><text:tab/></text:span><text:span text:style-name="T5">return</text:span><text:span text:style-name="T4"> </text:span><text:span text:style-name="T5">name</text:span></text:p>
      <text:p text:style-name="P2"><text:span text:style-name="T4"><text:tab/><text:tab/><text:tab/></text:span><text:span text:style-name="T3">pre</text:span><text:span text:style-name="T4"> </text:span><text:span text:style-name="T5">true</text:span></text:p>
      <text:p text:style-name="P2"><text:span text:style-name="T4"><text:tab/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name</text:span><text:span text:style-name="T4">;</text:span></text:p>
      <text:p text:style-name="P2"><text:span text:style-name="T4"><text:tab/><text:tab/><text:tab/></text:span></text:p>
      <text:p text:style-name="P2"><text:span text:style-name="T4"><text:tab/></text:span><text:span text:style-name="T1">-- Get id of the client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Id: () ==&gt; </text:span><text:span text:style-name="T3">nat1</text:span></text:p>
      <text:p text:style-name="P2"><text:span text:style-name="T4"><text:tab/><text:tab/>getId() == </text:span></text:p>
      <text:p text:style-name="P2"><text:span text:style-name="T4"><text:tab/><text:tab/><text:tab/></text:span><text:span text:style-name="T5">return</text:span><text:span text:style-name="T4"> </text:span><text:span text:style-name="T5">id</text:span></text:p>
      <text:p text:style-name="P2"><text:span text:style-name="T4"><text:tab/><text:tab/><text:tab/></text:span><text:span text:style-name="T3">pre</text:span><text:span text:style-name="T4"> </text:span><text:span text:style-name="T5">true</text:span></text:p>
      <text:p text:style-name="P2"><text:span text:style-name="T4"><text:tab/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id</text:span><text:span text:style-name="T4">;</text:span></text:p>
      <text:p text:style-name="P3"/>
      <text:p text:style-name="P2"><text:span text:style-name="T4"><text:tab/></text:span><text:span text:style-name="T1">-- Register that the client bought a product.</text:span></text:p>
      <text:p text:style-name="P2"><text:span text:style-name="T4"><text:tab/></text:span><text:span text:style-name="T3">public</text:span><text:span text:style-name="T4"> buyProduct: Product ==&gt; ()</text:span></text:p>
      <text:p text:style-name="P2"><text:span text:style-name="T4"><text:tab/><text:tab/>buyProduct(product) ==</text:span></text:p>
      <text:p text:style-name="P2"><text:span text:style-name="T4"><text:tab/><text:tab/><text:tab/></text:span><text:span text:style-name="T5">(</text:span></text:p>
      <text:p text:style-name="P2"><text:span text:style-name="T4"><text:tab/><text:tab/><text:tab/></text:span><text:span text:style-name="T5">boughtProducts</text:span><text:span text:style-name="T4"> := </text:span><text:span text:style-name="T5">boughtProducts</text:span><text:span text:style-name="T4"> </text:span><text:span text:style-name="T5">union</text:span><text:span text:style-name="T4"> </text:span><text:span text:style-name="T5">{product</text:span><text:span text:style-name="T4">};</text:span></text:p>
      <text:p text:style-name="P2"><text:span text:style-name="T4"><text:tab/><text:tab/><text:tab/>)</text:span></text:p>
      <text:p text:style-name="P2"><text:span text:style-name="T4"><text:tab/><text:tab/><text:tab/></text:span><text:span text:style-name="T3">pre</text:span><text:span text:style-name="T4"> </text:span><text:span text:style-name="T5">true</text:span></text:p>
      <text:p text:style-name="P2"><text:span text:style-name="T4"><text:tab/><text:tab/><text:tab/></text:span><text:span text:style-name="T3">post</text:span></text:p>
      <text:p text:style-name="P2"><text:span text:style-name="T4"><text:tab/><text:tab/><text:tab/><text:tab/></text:span><text:span text:style-name="T5">card</text:span><text:span text:style-name="T4"> </text:span><text:span text:style-name="T5">boughtProducts</text:span><text:span text:style-name="T4"> </text:span><text:span text:style-name="T5">=</text:span><text:span text:style-name="T4"> </text:span><text:span text:style-name="T5">card</text:span><text:span text:style-name="T4"> </text:span><text:span text:style-name="T5">boughtProducts</text:span><text:span text:style-name="T4">~ </text:span><text:span text:style-name="T5">+</text:span><text:span text:style-name="T4"> </text:span><text:span text:style-name="T5">1</text:span><text:span text:style-name="T4"> </text:span><text:span text:style-name="T1">-- Has one more product bought than previously.</text:span></text:p>
      <text:p text:style-name="P2"><text:span text:style-name="T4"><text:tab/><text:tab/><text:tab/><text:tab/></text:span><text:span text:style-name="T5">and</text:span><text:span text:style-name="T4"> </text:span><text:span text:style-name="T5">product</text:span><text:span text:style-name="T4"> </text:span><text:span text:style-name="T5">in</text:span><text:span text:style-name="T3"> set</text:span><text:span text:style-name="T4"> </text:span><text:span text:style-name="T5">boughtProducts</text:span><text:span text:style-name="T4">;</text:span></text:p>
      <text:p text:style-name="P2"><text:span text:style-name="T4"><text:tab/><text:tab/></text:span></text:p>
      <text:p text:style-name="P2"><text:soft-page-break/><text:span text:style-name="T4"><text:tab/></text:span><text:span text:style-name="T1">-- Register that the client sold a product</text:span></text:p>
      <text:p text:style-name="P2"><text:span text:style-name="T4"><text:tab/></text:span><text:span text:style-name="T3">public</text:span><text:span text:style-name="T4"> sellProduct: Product ==&gt; ()</text:span></text:p>
      <text:p text:style-name="P2"><text:span text:style-name="T4"><text:tab/>sellProduct(product) ==</text:span></text:p>
      <text:p text:style-name="P2"><text:span text:style-name="T4"><text:tab/><text:tab/></text:span><text:span text:style-name="T5">soldProducts</text:span><text:span text:style-name="T4"> := </text:span><text:span text:style-name="T5">soldProducts</text:span><text:span text:style-name="T4"> </text:span><text:span text:style-name="T5">union</text:span><text:span text:style-name="T4"> </text:span><text:span text:style-name="T5">{product</text:span><text:span text:style-name="T4">}</text:span></text:p>
      <text:p text:style-name="P2"><text:span text:style-name="T4"><text:tab/><text:tab/><text:tab/></text:span><text:span text:style-name="T3">pre</text:span><text:span text:style-name="T4"> </text:span><text:span text:style-name="T5">true</text:span></text:p>
      <text:p text:style-name="P2"><text:span text:style-name="T4"><text:tab/><text:tab/><text:tab/></text:span><text:span text:style-name="T3">post</text:span></text:p>
      <text:p text:style-name="P2"><text:span text:style-name="T4"><text:tab/><text:tab/><text:tab/><text:tab/></text:span><text:span text:style-name="T5">card</text:span><text:span text:style-name="T4"> </text:span><text:span text:style-name="T5">soldProducts</text:span><text:span text:style-name="T4"> </text:span><text:span text:style-name="T5">=</text:span><text:span text:style-name="T4"> </text:span><text:span text:style-name="T5">card</text:span><text:span text:style-name="T4"> </text:span><text:span text:style-name="T5">soldProducts</text:span><text:span text:style-name="T4">~ </text:span><text:span text:style-name="T5">+</text:span><text:span text:style-name="T4"> </text:span><text:span text:style-name="T5">1</text:span><text:span text:style-name="T4"> <text:s/></text:span><text:span text:style-name="T1">-- Has one more product sold than previously.</text:span></text:p>
      <text:p text:style-name="P2"><text:span text:style-name="T4"><text:tab/><text:tab/><text:tab/><text:tab/></text:span><text:span text:style-name="T5">and</text:span><text:span text:style-name="T4"> </text:span><text:span text:style-name="T5">product</text:span><text:span text:style-name="T4"> </text:span><text:span text:style-name="T5">in</text:span><text:span text:style-name="T3"> set</text:span><text:span text:style-name="T4"> </text:span><text:span text:style-name="T5">soldProducts</text:span><text:span text:style-name="T4">;</text:span></text:p>
      <text:p text:style-name="P2"><text:span text:style-name="T4"><text:tab/><text:tab/><text:tab/><text:tab/></text:span></text:p>
      <text:p text:style-name="P2"><text:span text:style-name="T4"><text:tab/></text:span><text:span text:style-name="T1">-- Register that the client bought a gift card</text:span></text:p>
      <text:p text:style-name="P2"><text:span text:style-name="T4"><text:tab/></text:span><text:span text:style-name="T3">public</text:span><text:span text:style-name="T4"> buyGiftCard: GiftCard ==&gt; ()</text:span></text:p>
      <text:p text:style-name="P2"><text:span text:style-name="T4"><text:tab/><text:tab/>buyGiftCard(giftCard) ==</text:span></text:p>
      <text:p text:style-name="P2"><text:span text:style-name="T4"><text:tab/><text:tab/><text:tab/></text:span><text:span text:style-name="T5">boughtGiftCards</text:span><text:span text:style-name="T4"> := </text:span><text:span text:style-name="T5">boughtGiftCards</text:span><text:span text:style-name="T4"> </text:span><text:span text:style-name="T5">union</text:span><text:span text:style-name="T4"> </text:span><text:span text:style-name="T5">{giftCard</text:span><text:span text:style-name="T4">}</text:span></text:p>
      <text:p text:style-name="P2"><text:span text:style-name="T4"><text:tab/><text:tab/><text:tab/></text:span><text:span text:style-name="T3">pre</text:span><text:span text:style-name="T4"> </text:span><text:span text:style-name="T5">true</text:span></text:p>
      <text:p text:style-name="P2"><text:span text:style-name="T4"><text:tab/><text:tab/><text:tab/></text:span><text:span text:style-name="T3">post</text:span><text:span text:style-name="T4"> </text:span><text:span text:style-name="T5">card</text:span><text:span text:style-name="T4"> </text:span><text:span text:style-name="T5">boughtGiftCards</text:span><text:span text:style-name="T4"> </text:span><text:span text:style-name="T5">=</text:span><text:span text:style-name="T4"> </text:span><text:span text:style-name="T5">card</text:span><text:span text:style-name="T4"> </text:span><text:span text:style-name="T5">boughtGiftCards</text:span><text:span text:style-name="T4">~ </text:span><text:span text:style-name="T5">+</text:span><text:span text:style-name="T4"> </text:span><text:span text:style-name="T5">1</text:span><text:span text:style-name="T4"> </text:span><text:span text:style-name="T5">and</text:span></text:p>
      <text:p text:style-name="P2"><text:span text:style-name="T4"><text:tab/><text:tab/><text:tab/></text:span><text:span text:style-name="T5">giftCard</text:span><text:span text:style-name="T4"> </text:span><text:span text:style-name="T5">in</text:span><text:span text:style-name="T3"> set</text:span><text:span text:style-name="T4"> </text:span><text:span text:style-name="T5">boughtGiftCards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the set of products sold by the client<text:tab/>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ProductsSold: () ==&gt; </text:span><text:span text:style-name="T3">set</text:span><text:span text:style-name="T4"> </text:span><text:span text:style-name="T3">of</text:span><text:span text:style-name="T4"> Product</text:span></text:p>
      <text:p text:style-name="P2"><text:span text:style-name="T4"><text:tab/><text:tab/>getProductsSold() ==</text:span></text:p>
      <text:p text:style-name="P2"><text:span text:style-name="T4"><text:tab/><text:tab/><text:tab/></text:span><text:span text:style-name="T5">return</text:span><text:span text:style-name="T4"> </text:span><text:span text:style-name="T5">soldProducts</text:span></text:p>
      <text:p text:style-name="P2"><text:span text:style-name="T4"><text:tab/><text:tab/><text:tab/></text:span><text:span text:style-name="T3">pre</text:span><text:span text:style-name="T4"> </text:span><text:span text:style-name="T5">true</text:span></text:p>
      <text:p text:style-name="P2"><text:span text:style-name="T4"><text:tab/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soldProducts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the set of products bought by the client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ProductsBought: () ==&gt; </text:span><text:span text:style-name="T3">set</text:span><text:span text:style-name="T4"> </text:span><text:span text:style-name="T3">of</text:span><text:span text:style-name="T4"> Product</text:span></text:p>
      <text:p text:style-name="P2"><text:span text:style-name="T4"><text:tab/><text:tab/>getProductsBought() ==</text:span></text:p>
      <text:p text:style-name="P2"><text:span text:style-name="T4"><text:tab/><text:tab/><text:tab/></text:span><text:span text:style-name="T5">return</text:span><text:span text:style-name="T4"> </text:span><text:span text:style-name="T5">boughtProducts</text:span></text:p>
      <text:p text:style-name="P2"><text:span text:style-name="T4"><text:tab/><text:tab/><text:tab/></text:span><text:span text:style-name="T3">pre</text:span><text:span text:style-name="T4"> </text:span><text:span text:style-name="T5">true</text:span></text:p>
      <text:p text:style-name="P2"><text:span text:style-name="T4"><text:tab/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boughtProducts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the set of gift cards bought by the client<text:tab/><text:tab/>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GiftCardsBought: () ==&gt; </text:span><text:span text:style-name="T3">set</text:span><text:span text:style-name="T4"> </text:span><text:span text:style-name="T3">of</text:span><text:span text:style-name="T4"> GiftCard</text:span></text:p>
      <text:p text:style-name="P2"><text:span text:style-name="T4"><text:tab/><text:tab/>getGiftCardsBought() ==</text:span></text:p>
      <text:p text:style-name="P2"><text:span text:style-name="T4"><text:tab/><text:tab/><text:tab/></text:span><text:span text:style-name="T5">return</text:span><text:span text:style-name="T4"> </text:span><text:span text:style-name="T5">boughtGiftCards</text:span></text:p>
      <text:p text:style-name="P2"><text:span text:style-name="T4"><text:tab/><text:tab/><text:tab/></text:span><text:span text:style-name="T3">pre</text:span><text:span text:style-name="T4"> </text:span><text:span text:style-name="T5">true</text:span></text:p>
      <text:p text:style-name="P2"><text:span text:style-name="T4"><text:tab/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boughtGiftCards</text:span><text:span text:style-name="T4">;</text:span></text:p>
      <text:p text:style-name="P1"><text:span text:style-name="T3">end</text:span><text:span text:style-name="T4"> Client</text:span></text:p>
      <text:p text:style-name="P5"><text:span text:style-name="T1">-- Cloths sold in Kid2Kid stores</text:span></text:p>
      <text:p text:style-name="P2"><text:span text:style-name="T3">class</text:span><text:span text:style-name="T4"> Clothing </text:span><text:span text:style-name="T3">is subclass of</text:span><text:span text:style-name="T4"> Product</text:span></text:p>
      <text:p text:style-name="P2"><text:span text:style-name="T3">types</text:span></text:p>
      <text:p text:style-name="P2"><text:span text:style-name="T4"><text:tab/></text:span><text:span text:style-name="T3">public</text:span><text:span text:style-name="T4"> ClothingCat = </text:span><text:span text:style-name="T8">&lt;Jeans&gt;</text:span><text:span text:style-name="T4"> | </text:span><text:span text:style-name="T8">&lt;Dresses&gt;</text:span><text:span text:style-name="T4"> | </text:span><text:span text:style-name="T8">&lt;Pajamas&gt;</text:span><text:span text:style-name="T4">;</text:span></text:p>
      <text:p text:style-name="P2"><text:span text:style-name="T3">instance variables</text:span></text:p>
      <text:p text:style-name="P2"><text:span text:style-name="T4"><text:tab/>maxAge: </text:span><text:span text:style-name="T3">nat</text:span><text:span text:style-name="T4">;</text:span></text:p>
      <text:p text:style-name="P2"><text:span text:style-name="T4"><text:tab/>minAge: </text:span><text:span text:style-name="T3">nat</text:span><text:span text:style-name="T4">;</text:span></text:p>
      <text:p text:style-name="P2"><text:span text:style-name="T4"><text:tab/>subCategory: ClothingCat;</text:span></text:p>
      <text:p text:style-name="P2"><text:span text:style-name="T4"><text:tab/></text:span><text:span text:style-name="T3">inv</text:span><text:span text:style-name="T4"> </text:span><text:span text:style-name="T5">minAge</text:span><text:span text:style-name="T4"> </text:span><text:span text:style-name="T5">&gt;</text:span><text:span text:style-name="T4"> </text:span><text:span text:style-name="T5">0</text:span><text:span text:style-name="T4"> </text:span><text:span text:style-name="T5">and</text:span><text:span text:style-name="T4"> </text:span><text:span text:style-name="T5">minAge</text:span><text:span text:style-name="T4"> </text:span><text:span text:style-name="T5">&lt;</text:span><text:span text:style-name="T4"> </text:span><text:span text:style-name="T5">13</text:span><text:span text:style-name="T4">; </text:span><text:span text:style-name="T1">-- Kid2Kid only has cloths for children less than 13 years old.</text:span></text:p>
      <text:p text:style-name="P2"><text:span text:style-name="T4"><text:tab/></text:span><text:span text:style-name="T3">inv</text:span><text:span text:style-name="T4"> </text:span><text:span text:style-name="T5">maxAge</text:span><text:span text:style-name="T4"> </text:span><text:span text:style-name="T5">&gt;</text:span><text:span text:style-name="T4"> </text:span><text:span text:style-name="T5">0</text:span><text:span text:style-name="T4"> </text:span><text:span text:style-name="T5">and</text:span><text:span text:style-name="T4"> </text:span><text:span text:style-name="T5">maxAge</text:span><text:span text:style-name="T4"> </text:span><text:span text:style-name="T5">&lt;</text:span><text:span text:style-name="T4"> </text:span><text:span text:style-name="T5">13</text:span><text:span text:style-name="T4">;</text:span></text:p>
      <text:p text:style-name="P2"><text:span text:style-name="T4"><text:tab/></text:span><text:span text:style-name="T3">inv</text:span><text:span text:style-name="T4"> </text:span><text:span text:style-name="T5">maxAge</text:span><text:span text:style-name="T4"> </text:span><text:span text:style-name="T5">&gt;=</text:span><text:span text:style-name="T4"> </text:span><text:span text:style-name="T5">minAge</text:span><text:span text:style-name="T4">;</text:span></text:p>
      <text:p text:style-name="P2"><text:span text:style-name="T3">operations</text:span></text:p>
      <text:p text:style-name="P2"><text:span text:style-name="T3">public</text:span><text:span text:style-name="T4"> Clothing: ProductState * [CustomString] * </text:span><text:span text:style-name="T3">nat</text:span><text:span text:style-name="T4"> * </text:span><text:span text:style-name="T3">nat</text:span><text:span text:style-name="T4"> * ClothingCat ==&gt; Clothing</text:span></text:p>
      <text:p text:style-name="P2"><text:span text:style-name="T4"><text:tab/>Clothing(productState, desc, minAgeInput, maxAgeInput, subCategoryInput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idCounter</text:span><text:span text:style-name="T4"> := </text:span><text:span text:style-name="T5">idCounter</text:span><text:span text:style-name="T4"> </text:span><text:span text:style-name="T5">+</text:span><text:span text:style-name="T4"> </text:span><text:span text:style-name="T5">1</text:span><text:span text:style-name="T4">;</text:span></text:p>
      <text:p text:style-name="P2"><text:span text:style-name="T4"><text:tab/><text:tab/></text:span><text:span text:style-name="T5">id</text:span><text:span text:style-name="T4"> := </text:span><text:span text:style-name="T5">idCounter</text:span><text:span text:style-name="T4">;</text:span></text:p>
      <text:p text:style-name="P2"><text:span text:style-name="T4"><text:tab/><text:tab/></text:span><text:span text:style-name="T5">state</text:span><text:span text:style-name="T4"> := </text:span><text:span text:style-name="T5">productState</text:span><text:span text:style-name="T4">;</text:span></text:p>
      <text:p text:style-name="P2"><text:span text:style-name="T4"><text:tab/><text:tab/></text:span><text:span text:style-name="T5">description</text:span><text:span text:style-name="T4"> := </text:span><text:span text:style-name="T5">desc</text:span><text:span text:style-name="T4">;</text:span></text:p>
      <text:p text:style-name="P2"><text:span text:style-name="T4"><text:tab/><text:tab/></text:span><text:span text:style-name="T5">minAge</text:span><text:span text:style-name="T4"> := </text:span><text:span text:style-name="T5">minAgeInput</text:span><text:span text:style-name="T4">;</text:span></text:p>
      <text:p text:style-name="P2"><text:span text:style-name="T4"><text:tab/><text:tab/></text:span><text:span text:style-name="T5">maxAge</text:span><text:span text:style-name="T4"> := </text:span><text:span text:style-name="T5">maxAgeInput</text:span><text:span text:style-name="T4">;</text:span></text:p>
      <text:p text:style-name="P2"><text:span text:style-name="T4"><text:tab/><text:tab/></text:span><text:span text:style-name="T5">subCategory</text:span><text:span text:style-name="T4"> := </text:span><text:span text:style-name="T5">subCategoryInput</text:span><text:span text:style-name="T4">;</text:span></text:p>
      <text:p text:style-name="P2"><text:span text:style-name="T4"><text:tab/><text:tab/></text:span><text:span text:style-name="T5">setPrices</text:span><text:span text:style-name="T4">();</text:span></text:p>
      <text:p text:style-name="P2"><text:span text:style-name="T4"><text:tab/><text:tab/></text:span><text:span text:style-name="T5">return</text:span><text:span text:style-name="T4"> </text:span><text:span text:style-name="T5">self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/text:p>
      <text:p text:style-name="P2"><text:span text:style-name="T4"><text:tab/><text:tab/><text:tab/></text:span><text:span text:style-name="T5">minAge</text:span><text:span text:style-name="T4"> </text:span><text:span text:style-name="T5">=</text:span><text:span text:style-name="T4"> </text:span><text:span text:style-name="T5">minAgeInput</text:span><text:span text:style-name="T4"> </text:span><text:span text:style-name="T5">and</text:span></text:p>
      <text:p text:style-name="P2"><text:span text:style-name="T4"><text:tab/><text:tab/><text:tab/></text:span><text:span text:style-name="T5">maxAge</text:span><text:span text:style-name="T4"> </text:span><text:span text:style-name="T5">=</text:span><text:span text:style-name="T4"> </text:span><text:span text:style-name="T5">maxAgeInput</text:span><text:span text:style-name="T4"> </text:span><text:span text:style-name="T5">and</text:span></text:p>
      <text:p text:style-name="P2"><text:span text:style-name="T4"><text:tab/><text:tab/><text:tab/></text:span><text:span text:style-name="T5">subCategory</text:span><text:span text:style-name="T4"> </text:span><text:span text:style-name="T5">=</text:span><text:span text:style-name="T4"> </text:span><text:span text:style-name="T5">subCategoryInput</text:span><text:span text:style-name="T4"> </text:span><text:span text:style-name="T5">and</text:span></text:p>
      <text:p text:style-name="P2"><text:span text:style-name="T4"><text:tab/><text:tab/><text:tab/></text:span><text:span text:style-name="T5">state</text:span><text:span text:style-name="T4"> </text:span><text:span text:style-name="T5">=</text:span><text:span text:style-name="T4"> </text:span><text:span text:style-name="T5">productState</text:span><text:span text:style-name="T4"> </text:span><text:span text:style-name="T5">and</text:span></text:p>
      <text:p text:style-name="P2"><text:span text:style-name="T4"><text:tab/><text:tab/><text:tab/></text:span><text:span text:style-name="T5">RESULT</text:span><text:span text:style-name="T4"> </text:span><text:span text:style-name="T5">=</text:span><text:span text:style-name="T4"> </text:span><text:span text:style-name="T5">self</text:span><text:span text:style-name="T4">;</text:span></text:p>
      <text:p text:style-name="P1"><text:span text:style-name="T3">end</text:span><text:span text:style-name="T4"> Clothing</text:span></text:p>
      <text:p text:style-name="Standard"><text:span text:style-name="T4"/></text:p>
      <text:p text:style-name="P2"><text:span text:style-name="T4"/></text:p>
      <text:p text:style-name="P4"><text:span text:style-name="T1">-- A simple date class with only day, year and month</text:span></text:p>
      <text:p text:style-name="P2"><text:span text:style-name="T3">class</text:span><text:span text:style-name="T4"> Date</text:span></text:p>
      <text:p text:style-name="P2"><text:span text:style-name="T3">instance variables</text:span></text:p>
      <text:p text:style-name="P2"><text:span text:style-name="T4"><text:tab/>year : </text:span><text:span text:style-name="T3">nat1</text:span><text:span text:style-name="T4">;</text:span></text:p>
      <text:p text:style-name="P2"><text:span text:style-name="T4"><text:tab/>month: </text:span><text:span text:style-name="T3">nat1</text:span><text:span text:style-name="T4">;</text:span></text:p>
      <text:p text:style-name="P2"><text:span text:style-name="T4"><text:tab/>day : </text:span><text:span text:style-name="T3">nat1</text:span><text:span text:style-name="T4">;</text:span></text:p>
      <text:p text:style-name="P2"><text:span text:style-name="T4"><text:tab/></text:span><text:span text:style-name="T3">inv</text:span><text:span text:style-name="T4"> </text:span><text:span text:style-name="T5">day</text:span><text:span text:style-name="T4"> </text:span><text:span text:style-name="T5">&lt;=</text:span><text:span text:style-name="T4"> </text:span><text:span text:style-name="T5">31</text:span><text:span text:style-name="T4">;</text:span></text:p>
      <text:p text:style-name="P2"><text:span text:style-name="T4"><text:tab/></text:span><text:span text:style-name="T3">inv</text:span><text:span text:style-name="T4"> </text:span><text:span text:style-name="T5">year</text:span><text:span text:style-name="T4"> </text:span><text:span text:style-name="T5">&gt;=</text:span><text:span text:style-name="T4"> </text:span><text:span text:style-name="T5">2000</text:span><text:span text:style-name="T4">;</text:span></text:p>
      <text:p text:style-name="P2"><text:span text:style-name="T4"><text:tab/></text:span><text:span text:style-name="T3">inv</text:span><text:span text:style-name="T4"> </text:span><text:span text:style-name="T5">month</text:span><text:span text:style-name="T4"> </text:span><text:span text:style-name="T5">&lt;=</text:span><text:span text:style-name="T4"> </text:span><text:span text:style-name="T5">12</text:span><text:span text:style-name="T4">;</text:span></text:p>
      <text:p text:style-name="P3"/>
      <text:p text:style-name="P2"><text:span text:style-name="T3">operations</text:span></text:p>
      <text:p text:style-name="P2"><text:span text:style-name="T4"><text:tab/></text:span><text:span text:style-name="T3">public</text:span><text:span text:style-name="T4"> Date: </text:span><text:span text:style-name="T3">nat1</text:span><text:span text:style-name="T4"> * </text:span><text:span text:style-name="T3">nat1</text:span><text:span text:style-name="T4"> * </text:span><text:span text:style-name="T3">nat1</text:span><text:span text:style-name="T4"> ==&gt; Date </text:span></text:p>
      <text:p text:style-name="P2"><text:span text:style-name="T4"><text:tab/>Date(d,m,y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day</text:span><text:span text:style-name="T4"> := </text:span><text:span text:style-name="T5">d</text:span><text:span text:style-name="T4">;</text:span></text:p>
      <text:p text:style-name="P2"><text:span text:style-name="T4"><text:tab/><text:tab/></text:span><text:span text:style-name="T5">month</text:span><text:span text:style-name="T4"> := </text:span><text:span text:style-name="T5">m</text:span><text:span text:style-name="T4">;</text:span></text:p>
      <text:p text:style-name="P2"><text:span text:style-name="T4"><text:tab/><text:tab/></text:span><text:span text:style-name="T5">year</text:span><text:span text:style-name="T4"> := </text:span><text:span text:style-name="T5">y</text:span><text:span text:style-name="T4">;</text:span></text:p>
      <text:p text:style-name="P2"><text:span text:style-name="T4"><text:tab/><text:tab/></text:span><text:span text:style-name="T5">return</text:span><text:span text:style-name="T4"> </text:span><text:span text:style-name="T5">self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d</text:span><text:span text:style-name="T4"> </text:span><text:span text:style-name="T5">&lt;=</text:span><text:span text:style-name="T4"> </text:span><text:span text:style-name="T5">31</text:span><text:span text:style-name="T4"> </text:span><text:span text:style-name="T5">and</text:span><text:span text:style-name="T4"> </text:span><text:span text:style-name="T5">y</text:span><text:span text:style-name="T4"> </text:span><text:span text:style-name="T5">&gt;=</text:span><text:span text:style-name="T4"> </text:span><text:span text:style-name="T5">2000</text:span><text:span text:style-name="T4"> </text:span><text:span text:style-name="T5">and</text:span><text:span text:style-name="T4"> </text:span><text:span text:style-name="T5">m</text:span><text:span text:style-name="T4"> </text:span><text:span text:style-name="T5">&lt;=</text:span><text:span text:style-name="T4"> </text:span><text:span text:style-name="T5">12</text:span></text:p>
      <text:p text:style-name="P2"><text:span text:style-name="T4"><text:tab/><text:tab/></text:span><text:span text:style-name="T3">post</text:span><text:span text:style-name="T4"> </text:span><text:span text:style-name="T5">day=d</text:span><text:span text:style-name="T4"> </text:span><text:span text:style-name="T5">and</text:span><text:span text:style-name="T4"> </text:span><text:span text:style-name="T5">month=m</text:span><text:span text:style-name="T4"> </text:span><text:span text:style-name="T5">and</text:span><text:span text:style-name="T4"> </text:span><text:span text:style-name="T5">year</text:span><text:span text:style-name="T4"> </text:span><text:span text:style-name="T5">=</text:span><text:span text:style-name="T4"> </text:span><text:span text:style-name="T5">y</text:span><text:span text:style-name="T4"> </text:span><text:span text:style-name="T5">and</text:span><text:span text:style-name="T4"> </text:span><text:span text:style-name="T5">RESULT=self</text:span><text:span text:style-name="T4">;</text:span></text:p>
      <text:p text:style-name="Standard"><text:span text:style-name="T3">end</text:span><text:span text:style-name="T4"> Date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2"><text:span text:style-name="T4"/></text:p>
      <text:p text:style-name="P4"><text:span text:style-name="T2">-- Footwear sold in Kid2Kid stores</text:span></text:p>
      <text:p text:style-name="P2"><text:span text:style-name="T3">class</text:span><text:span text:style-name="T4"> Footwear </text:span><text:span text:style-name="T3">is subclass of</text:span><text:span text:style-name="T4"> Product</text:span></text:p>
      <text:p text:style-name="P2"><text:span text:style-name="T3">types</text:span></text:p>
      <text:p text:style-name="P2"><text:span text:style-name="T4"><text:tab/></text:span><text:span text:style-name="T3">public</text:span><text:span text:style-name="T4"> FootwearCat = </text:span><text:span text:style-name="T8">&lt;Boots&gt;</text:span><text:span text:style-name="T4"> | </text:span><text:span text:style-name="T8">&lt;Party&gt;</text:span><text:span text:style-name="T4"> | </text:span><text:span text:style-name="T8">&lt;Sports&gt;</text:span><text:span text:style-name="T4">;</text:span></text:p>
      <text:p text:style-name="P2"><text:span text:style-name="T3">instance variables</text:span></text:p>
      <text:p text:style-name="P2"><text:span text:style-name="T4"><text:tab/>size: </text:span><text:span text:style-name="T3">nat</text:span><text:span text:style-name="T4">;</text:span></text:p>
      <text:p text:style-name="P2"><text:span text:style-name="T4"><text:tab/>subCategory: FootwearCat;</text:span></text:p>
      <text:p text:style-name="P2"><text:span text:style-name="T4"><text:tab/></text:span><text:span text:style-name="T3">inv</text:span><text:span text:style-name="T4"> </text:span><text:span text:style-name="T5">size</text:span><text:span text:style-name="T4"> </text:span><text:span text:style-name="T5">&gt;</text:span><text:span text:style-name="T4"> </text:span><text:span text:style-name="T5">15</text:span><text:span text:style-name="T4"> </text:span><text:span text:style-name="T5">and</text:span><text:span text:style-name="T4"> </text:span><text:span text:style-name="T5">size</text:span><text:span text:style-name="T4"> </text:span><text:span text:style-name="T5">&lt;</text:span><text:span text:style-name="T4"> </text:span><text:span text:style-name="T5">45</text:span><text:span text:style-name="T4">;</text:span></text:p>
      <text:p text:style-name="P2"><text:span text:style-name="T3">operations</text:span></text:p>
      <text:p text:style-name="P2"><text:span text:style-name="T4"><text:tab/></text:span><text:span text:style-name="T3">public</text:span><text:span text:style-name="T4"> Footwear: ProductState * [CustomString] * </text:span><text:span text:style-name="T3">nat</text:span><text:span text:style-name="T4"> * FootwearCat ==&gt; Footwear</text:span></text:p>
      <text:p text:style-name="P2"><text:span text:style-name="T4"><text:tab/><text:tab/>Footwear(productState, desc, sizeInput, footwearCat) ==</text:span></text:p>
      <text:p text:style-name="P2"><text:span text:style-name="T4"><text:tab/><text:tab/></text:span><text:span text:style-name="T5">(</text:span></text:p>
      <text:p text:style-name="P2"><text:span text:style-name="T4"><text:tab/><text:tab/><text:tab/></text:span><text:span text:style-name="T5">size</text:span><text:span text:style-name="T4"> := </text:span><text:span text:style-name="T5">sizeInput</text:span><text:span text:style-name="T4">;</text:span></text:p>
      <text:p text:style-name="P2"><text:span text:style-name="T4"><text:tab/><text:tab/><text:tab/></text:span><text:span text:style-name="T5">state</text:span><text:span text:style-name="T4"> := </text:span><text:span text:style-name="T5">productState</text:span><text:span text:style-name="T4">;</text:span></text:p>
      <text:p text:style-name="P2"><text:span text:style-name="T4"><text:tab/><text:tab/><text:tab/></text:span><text:span text:style-name="T5">description</text:span><text:span text:style-name="T4"> := </text:span><text:span text:style-name="T5">desc</text:span><text:span text:style-name="T4">;</text:span></text:p>
      <text:p text:style-name="P2"><text:span text:style-name="T4"><text:tab/><text:tab/><text:tab/></text:span><text:span text:style-name="T5">subCategory</text:span><text:span text:style-name="T4"> := </text:span><text:span text:style-name="T5">footwearCat</text:span><text:span text:style-name="T4">;</text:span></text:p>
      <text:p text:style-name="P2"><text:span text:style-name="T4"><text:tab/><text:tab/><text:tab/></text:span><text:span text:style-name="T5">setPrices</text:span><text:span text:style-name="T4">();</text:span></text:p>
      <text:p text:style-name="P2"><text:span text:style-name="T4"><text:tab/><text:tab/><text:tab/></text:span><text:span text:style-name="T5">return</text:span><text:span text:style-name="T4"> </text:span><text:span text:style-name="T5">self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size</text:span><text:span text:style-name="T4"> </text:span><text:span text:style-name="T5">=</text:span><text:span text:style-name="T4"> </text:span><text:span text:style-name="T5">sizeInput</text:span><text:span text:style-name="T4"> </text:span><text:span text:style-name="T5">and</text:span><text:span text:style-name="T4"> </text:span></text:p>
      <text:p text:style-name="P2"><text:span text:style-name="T4"><text:tab/><text:tab/></text:span><text:span text:style-name="T5">subCategory</text:span><text:span text:style-name="T4"> </text:span><text:span text:style-name="T5">=</text:span><text:span text:style-name="T4"> </text:span><text:span text:style-name="T5">footwearCat</text:span><text:span text:style-name="T4"> </text:span><text:span text:style-name="T5">and</text:span><text:span text:style-name="T4"> </text:span></text:p>
      <text:p text:style-name="P2"><text:span text:style-name="T4"><text:tab/><text:tab/></text:span><text:span text:style-name="T5">state</text:span><text:span text:style-name="T4"> </text:span><text:span text:style-name="T5">=</text:span><text:span text:style-name="T4"> </text:span><text:span text:style-name="T5">productState</text:span><text:span text:style-name="T4"> </text:span><text:span text:style-name="T5">and</text:span><text:span text:style-name="T4"> </text:span></text:p>
      <text:p text:style-name="P2"><text:span text:style-name="T4"><text:tab/><text:tab/></text:span><text:span text:style-name="T5">RESULT=self</text:span><text:span text:style-name="T4">;</text:span></text:p>
      <text:p text:style-name="P2"><text:span text:style-name="T3">end</text:span><text:span text:style-name="T4"> Footwear</text:span></text:p>
      <text:p text:style-name="P4"><text:span text:style-name="T1">-- Furniture sold in Kid2Kid stores</text:span></text:p>
      <text:p text:style-name="P2"><text:span text:style-name="T3">class</text:span><text:span text:style-name="T4"> Furniture </text:span><text:span text:style-name="T3">is subclass of</text:span><text:span text:style-name="T4"> Product</text:span></text:p>
      <text:p text:style-name="P2"><text:span text:style-name="T3">types</text:span></text:p>
      <text:p text:style-name="P2"><text:span text:style-name="T4"><text:tab/></text:span><text:span text:style-name="T3">public</text:span><text:span text:style-name="T4"> FurnitureCat = </text:span><text:span text:style-name="T8">&lt;Cribs&gt;</text:span><text:span text:style-name="T4"> | </text:span><text:span text:style-name="T8">&lt;Beds&gt;</text:span><text:span text:style-name="T4"> | </text:span><text:span text:style-name="T8">&lt;ToyBoxes&gt;</text:span><text:span text:style-name="T4">;</text:span></text:p>
      <text:p text:style-name="P2"><text:span text:style-name="T3">instance variables</text:span></text:p>
      <text:p text:style-name="P2"><text:span text:style-name="T4"><text:tab/>subCategory: FurnitureCat;</text:span></text:p>
      <text:p text:style-name="P2"><text:span text:style-name="T3">operations</text:span></text:p>
      <text:p text:style-name="P2"><text:span text:style-name="T4"><text:tab/></text:span><text:span text:style-name="T3">public</text:span><text:span text:style-name="T4"> Furniture: ProductState * [CustomString] * FurnitureCat ==&gt; Furniture</text:span></text:p>
      <text:p text:style-name="P2"><text:span text:style-name="T4"><text:tab/><text:tab/>Furniture(productState, desc, furnitureCat) ==</text:span></text:p>
      <text:p text:style-name="P2"><text:span text:style-name="T4"><text:tab/><text:tab/></text:span><text:span text:style-name="T5">(</text:span></text:p>
      <text:p text:style-name="P2"><text:span text:style-name="T4"><text:tab/><text:tab/><text:tab/></text:span><text:span text:style-name="T5">idCounter</text:span><text:span text:style-name="T4"> := </text:span><text:span text:style-name="T5">idCounter</text:span><text:span text:style-name="T4"> </text:span><text:span text:style-name="T5">+</text:span><text:span text:style-name="T4"> </text:span><text:span text:style-name="T5">1</text:span><text:span text:style-name="T4">;</text:span></text:p>
      <text:p text:style-name="P2"><text:span text:style-name="T4"><text:tab/><text:tab/><text:tab/></text:span><text:span text:style-name="T5">id</text:span><text:span text:style-name="T4"> := </text:span><text:span text:style-name="T5">idCounter</text:span><text:span text:style-name="T4">;</text:span></text:p>
      <text:p text:style-name="P2"><text:span text:style-name="T4"><text:tab/><text:tab/><text:tab/></text:span><text:span text:style-name="T5">state</text:span><text:span text:style-name="T4"> := </text:span><text:span text:style-name="T5">productState</text:span><text:span text:style-name="T4">;</text:span></text:p>
      <text:p text:style-name="P2"><text:span text:style-name="T4"><text:tab/><text:tab/><text:tab/></text:span><text:span text:style-name="T5">description</text:span><text:span text:style-name="T4"> := </text:span><text:span text:style-name="T5">desc</text:span><text:span text:style-name="T4">;</text:span></text:p>
      <text:p text:style-name="P2"><text:span text:style-name="T4"><text:tab/><text:tab/><text:tab/></text:span><text:span text:style-name="T5">subCategory</text:span><text:span text:style-name="T4"> := </text:span><text:span text:style-name="T5">furnitureCat</text:span><text:span text:style-name="T4">;</text:span></text:p>
      <text:p text:style-name="P2"><text:span text:style-name="T4"><text:tab/><text:tab/><text:tab/></text:span><text:span text:style-name="T5">setPrices</text:span><text:span text:style-name="T4">();</text:span></text:p>
      <text:p text:style-name="P2"><text:span text:style-name="T4"><text:tab/><text:tab/><text:tab/></text:span><text:span text:style-name="T5">return</text:span><text:span text:style-name="T4"> </text:span><text:span text:style-name="T5">self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subCategory</text:span><text:span text:style-name="T4"> </text:span><text:span text:style-name="T5">=</text:span><text:span text:style-name="T4"> </text:span><text:span text:style-name="T5">furnitureCat</text:span><text:span text:style-name="T4"> </text:span><text:span text:style-name="T5">and</text:span><text:span text:style-name="T4"> </text:span><text:span text:style-name="T5">state</text:span><text:span text:style-name="T4"> </text:span><text:span text:style-name="T5">=</text:span><text:span text:style-name="T4"> </text:span><text:span text:style-name="T5">productState</text:span><text:span text:style-name="T4"> </text:span><text:span text:style-name="T5">and</text:span><text:span text:style-name="T4"> </text:span><text:span text:style-name="T5">RESULT=self</text:span><text:span text:style-name="T4">;</text:span></text:p>
      <text:p text:style-name="P2"><text:span text:style-name="T3">end</text:span><text:span text:style-name="T4"> Furniture</text:span></text:p>
      <text:p text:style-name="P4"><text:span text:style-name="T1">-- Gear sold in Kid2Kid stores</text:span></text:p>
      <text:p text:style-name="P2"><text:span text:style-name="T3">class</text:span><text:span text:style-name="T4"> Gear </text:span><text:span text:style-name="T3">is subclass of</text:span><text:span text:style-name="T4"> Product</text:span></text:p>
      <text:p text:style-name="P2"><text:span text:style-name="T3">types</text:span></text:p>
      <text:p text:style-name="P2"><text:span text:style-name="T4"><text:tab/></text:span><text:span text:style-name="T3">public</text:span><text:span text:style-name="T4"> GearCat = </text:span><text:span text:style-name="T8">&lt;Swings&gt;</text:span><text:span text:style-name="T4"> | </text:span><text:span text:style-name="T8">&lt;Bathtubs&gt;</text:span><text:span text:style-name="T4"> | </text:span><text:span text:style-name="T8">&lt;Trolleys&gt;</text:span><text:span text:style-name="T4">;</text:span></text:p>
      <text:p text:style-name="P2"><text:span text:style-name="T3">instance variables</text:span></text:p>
      <text:p text:style-name="P2"><text:span text:style-name="T4"><text:tab/>maxAge: [</text:span><text:span text:style-name="T3">nat</text:span><text:span text:style-name="T4">] := </text:span><text:span text:style-name="T5">nil</text:span><text:span text:style-name="T4">; </text:span><text:span text:style-name="T1">-- defaults to nil</text:span></text:p>
      <text:p text:style-name="P2"><text:span text:style-name="T4"><text:tab/>minAge: </text:span><text:span text:style-name="T3">nat</text:span><text:span text:style-name="T4">;</text:span></text:p>
      <text:p text:style-name="P2"><text:span text:style-name="T4"><text:tab/>subCategory: GearCat;</text:span></text:p>
      <text:p text:style-name="P2"><text:span text:style-name="T4"><text:tab/></text:span><text:span text:style-name="T3">inv</text:span><text:span text:style-name="T4"> </text:span><text:span text:style-name="T5">minAge</text:span><text:span text:style-name="T4"> </text:span><text:span text:style-name="T5">&lt;</text:span><text:span text:style-name="T4"> </text:span><text:span text:style-name="T5">13</text:span><text:span text:style-name="T4"> </text:span><text:span text:style-name="T5">and</text:span><text:span text:style-name="T4"> </text:span><text:span text:style-name="T5">minAge</text:span><text:span text:style-name="T4"> </text:span><text:span text:style-name="T5">&gt;</text:span><text:span text:style-name="T4"> </text:span><text:span text:style-name="T5">0</text:span></text:p>
      <text:p text:style-name="P2"><text:span text:style-name="T3">operations</text:span></text:p>
      <text:p text:style-name="P2"><text:span text:style-name="T4"><text:tab/></text:span><text:span text:style-name="T3">public</text:span><text:span text:style-name="T4"> Gear: ProductState * [CustomString] * </text:span><text:span text:style-name="T3">nat</text:span><text:span text:style-name="T4"> * [</text:span><text:span text:style-name="T3">nat</text:span><text:span text:style-name="T4">] * GearCat ==&gt; Gear</text:span></text:p>
      <text:p text:style-name="P2"><text:span text:style-name="T4"><text:tab/>Gear(productState, desc, minAgeInput, maxAgeInput, subCategoryInput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idCounter</text:span><text:span text:style-name="T4"> := </text:span><text:span text:style-name="T5">idCounter</text:span><text:span text:style-name="T4"> </text:span><text:span text:style-name="T5">+</text:span><text:span text:style-name="T4"> </text:span><text:span text:style-name="T5">1</text:span><text:span text:style-name="T4">;</text:span></text:p>
      <text:p text:style-name="P2"><text:span text:style-name="T4"><text:tab/><text:tab/></text:span><text:span text:style-name="T5">id</text:span><text:span text:style-name="T4"> := </text:span><text:span text:style-name="T5">idCounter</text:span><text:span text:style-name="T4">;</text:span></text:p>
      <text:p text:style-name="P2"><text:span text:style-name="T4"><text:tab/><text:tab/></text:span><text:span text:style-name="T5">state</text:span><text:span text:style-name="T4"> := </text:span><text:span text:style-name="T5">productState</text:span><text:span text:style-name="T4">;</text:span></text:p>
      <text:p text:style-name="P2"><text:span text:style-name="T4"><text:tab/><text:tab/></text:span><text:span text:style-name="T5">description</text:span><text:span text:style-name="T4"> := </text:span><text:span text:style-name="T5">desc</text:span><text:span text:style-name="T4">;</text:span></text:p>
      <text:p text:style-name="P2"><text:span text:style-name="T4"><text:tab/><text:tab/></text:span><text:span text:style-name="T5">minAge</text:span><text:span text:style-name="T4"> := </text:span><text:span text:style-name="T5">minAgeInput</text:span><text:span text:style-name="T4">;</text:span></text:p>
      <text:p text:style-name="P2"><text:span text:style-name="T4"><text:tab/><text:tab/></text:span><text:span text:style-name="T5">maxAge</text:span><text:span text:style-name="T4"> := </text:span><text:span text:style-name="T5">maxAgeInput</text:span><text:span text:style-name="T4">;</text:span></text:p>
      <text:p text:style-name="P2"><text:span text:style-name="T4"><text:tab/><text:tab/></text:span><text:span text:style-name="T5">subCategory</text:span><text:span text:style-name="T4"> := </text:span><text:span text:style-name="T5">subCategoryInput</text:span><text:span text:style-name="T4">;</text:span></text:p>
      <text:p text:style-name="P2"><text:span text:style-name="T4"><text:tab/><text:tab/></text:span><text:span text:style-name="T5">setPrices</text:span><text:span text:style-name="T4">();</text:span></text:p>
      <text:p text:style-name="P2"><text:span text:style-name="T4"><text:tab/><text:tab/></text:span><text:span text:style-name="T5">return</text:span><text:span text:style-name="T4"> </text:span><text:span text:style-name="T5">self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minAgeInput</text:span><text:span text:style-name="T4"> </text:span><text:span text:style-name="T5">&gt;</text:span><text:span text:style-name="T4"> </text:span><text:span text:style-name="T5">0</text:span><text:span text:style-name="T4"> </text:span><text:span text:style-name="T5">and</text:span><text:span text:style-name="T4"> </text:span><text:span text:style-name="T5">minAgeInput</text:span><text:span text:style-name="T4"> </text:span><text:span text:style-name="T5">&lt;</text:span><text:span text:style-name="T4"> </text:span><text:span text:style-name="T5">13</text:span></text:p>
      <text:p text:style-name="P2"><text:span text:style-name="T4"><text:tab/><text:tab/></text:span><text:span text:style-name="T3">post</text:span><text:span text:style-name="T4"> </text:span><text:span text:style-name="T5">minAge</text:span><text:span text:style-name="T4"> </text:span><text:span text:style-name="T5">=</text:span><text:span text:style-name="T4"> </text:span><text:span text:style-name="T5">minAgeInput</text:span><text:span text:style-name="T4"> </text:span><text:span text:style-name="T5">and</text:span><text:span text:style-name="T4"> </text:span></text:p>
      <text:p text:style-name="P2"><text:span text:style-name="T4"><text:tab/><text:tab/><text:tab/></text:span><text:span text:style-name="T5">subCategory</text:span><text:span text:style-name="T4"> </text:span><text:span text:style-name="T5">=</text:span><text:span text:style-name="T4"> </text:span><text:span text:style-name="T5">subCategoryInput</text:span><text:span text:style-name="T4"> </text:span><text:span text:style-name="T5">and</text:span></text:p>
      <text:p text:style-name="P2"><text:span text:style-name="T4"><text:tab/><text:tab/><text:tab/></text:span><text:span text:style-name="T5">RESULT</text:span><text:span text:style-name="T4"> </text:span><text:span text:style-name="T5">=</text:span><text:span text:style-name="T4"> </text:span><text:span text:style-name="T5">self</text:span><text:span text:style-name="T4">;</text:span></text:p>
      <text:p text:style-name="P2"><text:span text:style-name="T3">end</text:span><text:span text:style-name="T4"> Gear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2"><text:span text:style-name="T1"/></text:p>
      <text:p text:style-name="P4"><text:span text:style-name="T1">/*</text:span></text:p>
      <text:p text:style-name="P2"><text:span text:style-name="T1">* GiftCards can be used to buy products in a store, but they can onle be used once.</text:span></text:p>
      <text:p text:style-name="P2"><text:span text:style-name="T1">* GiftCards can be bought in one store and used in any other.</text:span></text:p>
      <text:p text:style-name="P2"><text:span text:style-name="T1">*/</text:span></text:p>
      <text:p text:style-name="P2"><text:span text:style-name="T3">class</text:span><text:span text:style-name="T4"> GiftCard</text:span></text:p>
      <text:p text:style-name="P2"><text:span text:style-name="T3">types</text:span></text:p>
      <text:p text:style-name="P2"><text:span text:style-name="T3">values</text:span></text:p>
      <text:p text:style-name="P2"><text:span text:style-name="T4"><text:tab/></text:span><text:span text:style-name="T3">private</text:span><text:span text:style-name="T4"> </text:span><text:span text:style-name="T3">static</text:span><text:span text:style-name="T4"> GiftValues : </text:span><text:span text:style-name="T3">set</text:span><text:span text:style-name="T4"> </text:span><text:span text:style-name="T3">of</text:span><text:span text:style-name="T4"> </text:span><text:span text:style-name="T3">nat1</text:span><text:span text:style-name="T4"> = </text:span><text:span text:style-name="T5">{10</text:span><text:span text:style-name="T4">, </text:span><text:span text:style-name="T5">20</text:span><text:span text:style-name="T4">, </text:span><text:span text:style-name="T5">40</text:span><text:span text:style-name="T4">}; </text:span><text:span text:style-name="T1">-- Set of possible GiftCard values</text:span></text:p>
      <text:p text:style-name="P2"><text:span text:style-name="T3">instance variables</text:span></text:p>
      <text:p text:style-name="P2"><text:span text:style-name="T4"><text:tab/></text:span><text:span text:style-name="T3">static</text:span><text:span text:style-name="T4"> idCounter: </text:span><text:span text:style-name="T3">nat</text:span><text:span text:style-name="T4"> := </text:span><text:span text:style-name="T5">0</text:span><text:span text:style-name="T4">;</text:span></text:p>
      <text:p text:style-name="P2"><text:span text:style-name="T4"><text:tab/>id: </text:span><text:span text:style-name="T3">nat1</text:span><text:span text:style-name="T4">;</text:span></text:p>
      <text:p text:style-name="P2"><text:span text:style-name="T4"><text:tab/>value: </text:span><text:span text:style-name="T3">nat1</text:span><text:span text:style-name="T4">;</text:span></text:p>
      <text:p text:style-name="P2"><text:span text:style-name="T4"><text:tab/></text:span><text:span text:style-name="T3">inv</text:span><text:span text:style-name="T4"> </text:span><text:span text:style-name="T5">value</text:span><text:span text:style-name="T4"> </text:span><text:span text:style-name="T5">in</text:span><text:span text:style-name="T3"> set</text:span><text:span text:style-name="T4"> </text:span><text:span text:style-name="T5">GiftValues</text:span><text:span text:style-name="T4">;</text:span></text:p>
      <text:p text:style-name="P2"><text:span text:style-name="T4"><text:tab/></text:span></text:p>
      <text:p text:style-name="P2"><text:span text:style-name="T3">operations</text:span></text:p>
      <text:p text:style-name="P2"><text:span text:style-name="T4"><text:tab/></text:span><text:span text:style-name="T3">public</text:span><text:span text:style-name="T4"> GiftCard: </text:span><text:span text:style-name="T3">nat1</text:span><text:span text:style-name="T4"> ==&gt; GiftCard</text:span></text:p>
      <text:p text:style-name="P2"><text:span text:style-name="T4"><text:tab/>GiftCard(v) ==</text:span></text:p>
      <text:p text:style-name="P2"><text:span text:style-name="T4"><text:tab/><text:tab/></text:span><text:span text:style-name="T5">(idCounter</text:span><text:span text:style-name="T4"> := </text:span><text:span text:style-name="T5">idCounter</text:span><text:span text:style-name="T4"> </text:span><text:span text:style-name="T5">+</text:span><text:span text:style-name="T4"> </text:span><text:span text:style-name="T5">1</text:span><text:span text:style-name="T4">; </text:span><text:span text:style-name="T5">id</text:span><text:span text:style-name="T4"> := </text:span><text:span text:style-name="T5">idCounter</text:span><text:span text:style-name="T4">; </text:span><text:span text:style-name="T5">value</text:span><text:span text:style-name="T4"> := </text:span><text:span text:style-name="T5">v</text:span><text:span text:style-name="T4">; </text:span><text:span text:style-name="T5">return</text:span><text:span text:style-name="T4"> </text:span><text:span text:style-name="T5">self</text:span><text:span text:style-name="T4">;)</text:span></text:p>
      <text:p text:style-name="P2"><text:span text:style-name="T4"><text:tab/><text:tab/></text:span><text:span text:style-name="T3">pre</text:span><text:span text:style-name="T4"> </text:span><text:span text:style-name="T5">v</text:span><text:span text:style-name="T4"> </text:span><text:span text:style-name="T5">in</text:span><text:span text:style-name="T3"> set</text:span><text:span text:style-name="T4"> </text:span><text:span text:style-name="T5">GiftValues</text:span></text:p>
      <text:p text:style-name="P2"><text:span text:style-name="T4"><text:tab/><text:tab/></text:span><text:span text:style-name="T3">post</text:span><text:span text:style-name="T4"> </text:span><text:span text:style-name="T5">id</text:span><text:span text:style-name="T4"> </text:span><text:span text:style-name="T5">=</text:span><text:span text:style-name="T4"> </text:span><text:span text:style-name="T5">idCounter</text:span><text:span text:style-name="T4">~</text:span><text:span text:style-name="T5">+1</text:span><text:span text:style-name="T4"> </text:span><text:span text:style-name="T5">and</text:span><text:span text:style-name="T4"> </text:span><text:span text:style-name="T5">value</text:span><text:span text:style-name="T4"> </text:span><text:span text:style-name="T5">=</text:span><text:span text:style-name="T4"> </text:span><text:span text:style-name="T5">v</text:span><text:span text:style-name="T4"> </text:span><text:span text:style-name="T5">and</text:span><text:span text:style-name="T4"> </text:span><text:span text:style-name="T5">RESULT=self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value of the GiftCard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Value: () ==&gt; </text:span><text:span text:style-name="T3">nat1</text:span><text:span text:style-name="T4"> </text:span></text:p>
      <text:p text:style-name="P2"><text:span text:style-name="T4"><text:tab/>getValue() ==</text:span></text:p>
      <text:p text:style-name="P2"><text:span text:style-name="T4"><text:tab/><text:tab/></text:span><text:span text:style-name="T5">return</text:span><text:span text:style-name="T4"> </text:span><text:span text:style-name="T5">value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val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possible values of any GiftCard</text:span></text:p>
      <text:p text:style-name="P2"><text:span text:style-name="T4"><text:tab/></text:span><text:span text:style-name="T3">public</text:span><text:span text:style-name="T4"> </text:span><text:span text:style-name="T3">static</text:span><text:span text:style-name="T4"> </text:span><text:span text:style-name="T3">pure</text:span><text:span text:style-name="T4"> getPossibleValues: () ==&gt; </text:span><text:span text:style-name="T3">set</text:span><text:span text:style-name="T4"> </text:span><text:span text:style-name="T3">of</text:span><text:span text:style-name="T4"> </text:span><text:span text:style-name="T3">nat1</text:span><text:span text:style-name="T4"> </text:span></text:p>
      <text:p text:style-name="P2"><text:span text:style-name="T4"><text:tab/>getPossibleValues() == </text:span></text:p>
      <text:p text:style-name="P2"><text:span text:style-name="T4"><text:tab/><text:tab/></text:span><text:span text:style-name="T5">return</text:span><text:span text:style-name="T4"> </text:span><text:span text:style-name="T5">GiftValues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GiftValues</text:span><text:span text:style-name="T4">;</text:span></text:p>
      <text:p text:style-name="Standard"><text:span text:style-name="T3">end</text:span><text:span text:style-name="T4"> GiftCard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2"><text:span text:style-name="T4"/></text:p>
      <text:p text:style-name="P4"><text:span text:style-name="T1">/* Main class where all interactions will pass through.</text:span></text:p>
      <text:p text:style-name="P2"><text:span text:style-name="T1">*/</text:span></text:p>
      <text:p text:style-name="P2"><text:span text:style-name="T3">class</text:span><text:span text:style-name="T4"> Kid2Kid</text:span></text:p>
      <text:p text:style-name="P2"><text:span text:style-name="T3">types</text:span></text:p>
      <text:p text:style-name="P2"><text:span text:style-name="T4"><text:tab/></text:span><text:span text:style-name="T3">public</text:span><text:span text:style-name="T4"> NotEmptyString = </text:span><text:span text:style-name="T3">seq1</text:span><text:span text:style-name="T4"> </text:span><text:span text:style-name="T3">of</text:span><text:span text:style-name="T4"> </text:span><text:span text:style-name="T3">char</text:span><text:span text:style-name="T4">;</text:span></text:p>
      <text:p text:style-name="P2"><text:span text:style-name="T4"><text:tab/></text:span><text:span text:style-name="T3">public</text:span><text:span text:style-name="T4"> UserType = </text:span><text:span text:style-name="T8">&lt;Cashier&gt;</text:span><text:span text:style-name="T4"> | </text:span><text:span text:style-name="T8">&lt;Admin&gt;</text:span><text:span text:style-name="T4"> | </text:span><text:span text:style-name="T8">&lt;LoggedOut&gt;</text:span><text:span text:style-name="T4">;</text:span></text:p>
      <text:p text:style-name="P2"><text:span text:style-name="T4"><text:tab/></text:span></text:p>
      <text:p text:style-name="P2"><text:span text:style-name="T3">values</text:span></text:p>
      <text:p text:style-name="P3"/>
      <text:p text:style-name="P2"><text:span text:style-name="T3">instance variables</text:span></text:p>
      <text:p text:style-name="P2"><text:span text:style-name="T4"><text:tab/>clients: </text:span><text:span text:style-name="T3">set</text:span><text:span text:style-name="T4"> </text:span><text:span text:style-name="T3">of</text:span><text:span text:style-name="T4"> Client := </text:span><text:span text:style-name="T5">{</text:span><text:span text:style-name="T4">};</text:span></text:p>
      <text:p text:style-name="P2"><text:span text:style-name="T4"><text:tab/>stores: </text:span><text:span text:style-name="T3">set</text:span><text:span text:style-name="T4"> </text:span><text:span text:style-name="T3">of</text:span><text:span text:style-name="T4"> Store := </text:span><text:span text:style-name="T5">{</text:span><text:span text:style-name="T4">};</text:span></text:p>
      <text:p text:style-name="P2"><text:span text:style-name="T4"><text:tab/>activeGiftCards: </text:span><text:span text:style-name="T3">set</text:span><text:span text:style-name="T4"> </text:span><text:span text:style-name="T3">of</text:span><text:span text:style-name="T4"> GiftCard := </text:span><text:span text:style-name="T5">{</text:span><text:span text:style-name="T4">};</text:span></text:p>
      <text:p text:style-name="P2"><text:span text:style-name="T4"><text:tab/>transactions: </text:span><text:span text:style-name="T3">set</text:span><text:span text:style-name="T4"> </text:span><text:span text:style-name="T3">of</text:span><text:span text:style-name="T4"> Transaction := </text:span><text:span text:style-name="T5">{</text:span><text:span text:style-name="T4">};</text:span></text:p>
      <text:p text:style-name="P2"><text:span text:style-name="T4"><text:tab/></text:span></text:p>
      <text:p text:style-name="P2"><text:span text:style-name="T4"><text:tab/>loggedInType: UserType := </text:span><text:span text:style-name="T5">&lt;LoggedOut&gt;</text:span><text:span text:style-name="T4">;</text:span></text:p>
      <text:p text:style-name="P2"><text:span text:style-name="T4"><text:tab/>loggedInUsername: NotEmptyString;</text:span></text:p>
      <text:p text:style-name="P2"><text:span text:style-name="T4"><text:tab/>loggedInStore: NotEmptyString; </text:span><text:span text:style-name="T1">-- for logged in cashiers</text:span></text:p>
      <text:p text:style-name="P2"><text:span text:style-name="T4"><text:tab/></text:span></text:p>
      <text:p text:style-name="P2"><text:span text:style-name="T3">operations</text:span></text:p>
      <text:p text:style-name="P3"/>
      <text:p text:style-name="P2"><text:span text:style-name="T4"><text:tab/></text:span><text:span text:style-name="T3">public</text:span><text:span text:style-name="T4"> Kid2Kid: () ==&gt; Kid2Kid </text:span></text:p>
      <text:p text:style-name="P2"><text:span text:style-name="T4"><text:tab/>Kid2Kid() ==</text:span></text:p>
      <text:p text:style-name="P2"><text:span text:style-name="T4"><text:tab/><text:tab/></text:span><text:span text:style-name="T5">return</text:span><text:span text:style-name="T4"> </text:span><text:span text:style-name="T5">self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clients</text:span><text:span text:style-name="T4"> </text:span><text:span text:style-name="T5">=</text:span><text:span text:style-name="T4"> </text:span><text:span text:style-name="T5">{</text:span><text:span text:style-name="T4">} </text:span><text:span text:style-name="T5">and</text:span><text:span text:style-name="T4"> </text:span><text:span text:style-name="T5">stores</text:span><text:span text:style-name="T4"> </text:span><text:span text:style-name="T5">=</text:span><text:span text:style-name="T4"> </text:span><text:span text:style-name="T5">{</text:span><text:span text:style-name="T4">} </text:span><text:span text:style-name="T5">and</text:span><text:span text:style-name="T4"> </text:span><text:span text:style-name="T5">activeGiftCards</text:span><text:span text:style-name="T4"> </text:span><text:span text:style-name="T5">=</text:span><text:span text:style-name="T4"> </text:span><text:span text:style-name="T5">{</text:span><text:span text:style-name="T4">} </text:span><text:span text:style-name="T5">and</text:span><text:span text:style-name="T4"> </text:span><text:span text:style-name="T5">transactions</text:span><text:span text:style-name="T4"> </text:span><text:span text:style-name="T5">=</text:span><text:span text:style-name="T4"> </text:span><text:span text:style-name="T5">{</text:span><text:span text:style-name="T4">} </text:span><text:span text:style-name="T5">and</text:span><text:span text:style-name="T4"> </text:span></text:p>
      <text:p text:style-name="P2"><text:span text:style-name="T4"><text:tab/><text:tab/></text:span><text:span text:style-name="T5">loggedInType</text:span><text:span text:style-name="T4"> </text:span><text:span text:style-name="T5">=</text:span><text:span text:style-name="T4"> </text:span><text:span text:style-name="T5">&lt;LoggedOut&gt;</text:span><text:span text:style-name="T4"> </text:span><text:span text:style-name="T5">and</text:span><text:span text:style-name="T4"> </text:span><text:span text:style-name="T5">RESULT</text:span><text:span text:style-name="T4"> </text:span><text:span text:style-name="T5">=</text:span><text:span text:style-name="T4"> </text:span><text:span text:style-name="T5">self</text:span><text:span text:style-name="T4">;</text:span></text:p>
      <text:p text:style-name="P3"/>
      <text:p text:style-name="P2"><text:span text:style-name="T4"><text:tab/></text:span><text:span text:style-name="T1">-- Login as admin</text:span></text:p>
      <text:p text:style-name="P2"><text:span text:style-name="T4"><text:tab/></text:span><text:span text:style-name="T3">public</text:span><text:span text:style-name="T4"> login: NotEmptyString ==&gt; UserType</text:span></text:p>
      <text:p text:style-name="P2"><text:span text:style-name="T4"><text:tab/>login(name) ==</text:span></text:p>
      <text:p text:style-name="P2"><text:span text:style-name="T4"><text:tab/></text:span><text:span text:style-name="T5">(</text:span></text:p>
      <text:p text:style-name="P2"><text:span text:style-name="T4"><text:tab/><text:tab/></text:span><text:span text:style-name="T5">if</text:span><text:span text:style-name="T4"> (</text:span><text:span text:style-name="T5">name</text:span><text:span text:style-name="T4"> </text:span><text:span text:style-name="T5">=</text:span><text:span text:style-name="T4"> </text:span><text:span text:style-name="T5">"Admin"</text:span><text:span text:style-name="T4">)</text:span></text:p>
      <text:p text:style-name="P2"><text:span text:style-name="T4"><text:tab/><text:tab/></text:span><text:span text:style-name="T3">then</text:span><text:span text:style-name="T4"> </text:span><text:span text:style-name="T5">(loggedInType</text:span><text:span text:style-name="T4"> := </text:span><text:span text:style-name="T5">&lt;Admin&gt;</text:span><text:span text:style-name="T4">; </text:span><text:span text:style-name="T5">loggedInUsername</text:span><text:span text:style-name="T4"> := </text:span><text:span text:style-name="T5">"Admin"</text:span><text:span text:style-name="T4">)</text:span></text:p>
      <text:p text:style-name="P2"><text:span text:style-name="T4"><text:tab/><text:tab/></text:span><text:span text:style-name="T3">else</text:span><text:span text:style-name="T4"> </text:span><text:span text:style-name="T5">(loggedInType</text:span><text:span text:style-name="T4"> := </text:span><text:span text:style-name="T5">&lt;LoggedOut&gt;</text:span><text:span text:style-name="T4">; </text:span><text:span text:style-name="T5">loggedInUsername</text:span><text:span text:style-name="T4"> := </text:span><text:span text:style-name="T5">" "</text:span><text:span text:style-name="T4">);</text:span></text:p>
      <text:p text:style-name="P2"><text:span text:style-name="T4"><text:tab/><text:tab/></text:span></text:p>
      <text:p text:style-name="P2"><text:span text:style-name="T4"><text:tab/><text:tab/></text:span><text:span text:style-name="T5">return</text:span><text:span text:style-name="T4"> </text:span><text:span text:style-name="T5">loggedInType</text:span></text:p>
      <text:p text:style-name="P2"><text:span text:style-name="T4"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loggedInTyp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Login as cashier</text:span></text:p>
      <text:p text:style-name="P2"><text:span text:style-name="T4"><text:tab/></text:span><text:span text:style-name="T3">public</text:span><text:span text:style-name="T4"> login: NotEmptyString * NotEmptyString ==&gt; UserType</text:span></text:p>
      <text:p text:style-name="P2"><text:span text:style-name="T4"><text:tab/>login(storeLocation, cashierName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if</text:span><text:span text:style-name="T4"> (</text:span><text:span text:style-name="T5">storeLocation</text:span><text:span text:style-name="T4"> </text:span><text:span text:style-name="T5">in</text:span><text:span text:style-name="T3"> set</text:span><text:span text:style-name="T4"> </text:span><text:span text:style-name="T5">getStoreLocationsInternal</text:span><text:span text:style-name="T4">() </text:span><text:span text:style-name="T5">and</text:span><text:span text:style-name="T4"> </text:span><text:span text:style-name="T5">cashierName</text:span><text:span text:style-name="T4"> </text:span><text:span text:style-name="T5">in</text:span><text:span text:style-name="T3"> set</text:span><text:span text:style-name="T4"> </text:span><text:span text:style-name="T5">getStore</text:span><text:span text:style-name="T4">(</text:span><text:span text:style-name="T5">storeLocation</text:span><text:span text:style-name="T4">).</text:span><text:span text:style-name="T5">getCashierNames</text:span><text:span text:style-name="T4">())</text:span></text:p>
      <text:p text:style-name="P2"><text:span text:style-name="T4"><text:tab/><text:tab/></text:span><text:span text:style-name="T3">then</text:span><text:span text:style-name="T4"> </text:span><text:span text:style-name="T5">(loggedInType</text:span><text:span text:style-name="T4"> := </text:span><text:span text:style-name="T5">&lt;Cashier&gt;</text:span><text:span text:style-name="T4">; </text:span><text:span text:style-name="T5">loggedInUsername</text:span><text:span text:style-name="T4"> := </text:span><text:span text:style-name="T5">cashierName</text:span><text:span text:style-name="T4">; </text:span><text:span text:style-name="T5">loggedInStore</text:span><text:span text:style-name="T4"> := </text:span><text:span text:style-name="T5">storeLocation</text:span><text:span text:style-name="T4">)</text:span></text:p>
      <text:p text:style-name="P2"><text:span text:style-name="T4"><text:tab/><text:tab/></text:span><text:span text:style-name="T3">else</text:span><text:span text:style-name="T4"> </text:span><text:span text:style-name="T5">(loggedInType</text:span><text:span text:style-name="T4"> := </text:span><text:span text:style-name="T5">&lt;LoggedOut&gt;</text:span><text:span text:style-name="T4">; </text:span><text:span text:style-name="T5">loggedInUsername</text:span><text:span text:style-name="T4"> := </text:span><text:span text:style-name="T5">" "</text:span><text:span text:style-name="T4">; </text:span><text:span text:style-name="T5">loggedInStore</text:span><text:span text:style-name="T4"> := </text:span><text:span text:style-name="T5">" "</text:span><text:span text:style-name="T4">);</text:span></text:p>
      <text:p text:style-name="P2"><text:span text:style-name="T4"><text:tab/><text:tab/></text:span></text:p>
      <text:p text:style-name="P2"><text:span text:style-name="T4"><text:tab/><text:tab/></text:span><text:span text:style-name="T5">return</text:span><text:span text:style-name="T4"> </text:span><text:span text:style-name="T5">loggedInType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loggedInType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a store using its name<text:tab/><text:tab/></text:span></text:p>
      <text:p text:style-name="P2"><text:span text:style-name="T4"><text:tab/></text:span><text:span text:style-name="T3">private</text:span><text:span text:style-name="T4"> </text:span><text:span text:style-name="T3">pure</text:span><text:span text:style-name="T4"> getStore: NotEmptyString ==&gt; Store</text:span></text:p>
      <text:p text:style-name="P2"><text:span text:style-name="T4"><text:tab/>getStore(name) ==</text:span></text:p>
      <text:p text:style-name="P2"><text:span text:style-name="T4"><text:tab/><text:tab/></text:span><text:span text:style-name="T5">(</text:span></text:p>
      <text:p text:style-name="P2"><text:soft-page-break/><text:span text:style-name="T4"><text:tab/><text:tab/></text:span><text:span text:style-name="T3">dcl</text:span><text:span text:style-name="T4"> store: Store;</text:span></text:p>
      <text:p text:style-name="P2"><text:span text:style-name="T4"><text:tab/><text:tab/></text:span><text:span text:style-name="T5">for</text:span><text:span text:style-name="T3"> all</text:span><text:span text:style-name="T4"> s </text:span><text:span text:style-name="T3">in set</text:span><text:span text:style-name="T4"> </text:span><text:span text:style-name="T5">stores</text:span><text:span text:style-name="T4"> </text:span><text:span text:style-name="T3">do</text:span></text:p>
      <text:p text:style-name="P2"><text:span text:style-name="T4"><text:tab/><text:tab/><text:tab/></text:span><text:span text:style-name="T5">if</text:span><text:span text:style-name="T4"> (</text:span><text:span text:style-name="T5">name</text:span><text:span text:style-name="T4"> </text:span><text:span text:style-name="T5">=</text:span><text:span text:style-name="T4"> </text:span><text:span text:style-name="T5">s</text:span><text:span text:style-name="T4">.</text:span><text:span text:style-name="T5">getLocation</text:span><text:span text:style-name="T4">()) </text:span><text:span text:style-name="T3">then</text:span><text:span text:style-name="T4"> </text:span><text:span text:style-name="T5">store</text:span><text:span text:style-name="T4"> := </text:span><text:span text:style-name="T5">s</text:span><text:span text:style-name="T4">;</text:span></text:p>
      <text:p text:style-name="P2"><text:span text:style-name="T4"><text:tab/><text:tab/></text:span><text:span text:style-name="T5">return</text:span><text:span text:style-name="T4"> </text:span><text:span text:style-name="T5">store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in</text:span><text:span text:style-name="T3"> set</text:span><text:span text:style-name="T4"> </text:span><text:span text:style-name="T5">stores</text:span><text:span text:style-name="T4"> </text:span><text:span text:style-name="T5">and</text:span><text:span text:style-name="T4"> </text:span><text:span text:style-name="T5">RESULT</text:span><text:span text:style-name="T4">.</text:span><text:span text:style-name="T5">getLocation</text:span><text:span text:style-name="T4">() </text:span><text:span text:style-name="T5">=</text:span><text:span text:style-name="T4"> </text:span><text:span text:style-name="T5">name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the cashier that is loggedin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LoggedInCashier: () ==&gt; StoreCashier</text:span></text:p>
      <text:p text:style-name="P2"><text:span text:style-name="T4"><text:tab/>getLoggedInCashier(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cashier: StoreCashier;</text:span></text:p>
      <text:p text:style-name="P2"><text:span text:style-name="T4"><text:tab/><text:tab/></text:span><text:span text:style-name="T5">for</text:span><text:span text:style-name="T3"> all</text:span><text:span text:style-name="T4"> c </text:span><text:span text:style-name="T3">in set</text:span><text:span text:style-name="T4"> </text:span><text:span text:style-name="T5">getCashiersInternal</text:span><text:span text:style-name="T4">() </text:span><text:span text:style-name="T3">do</text:span></text:p>
      <text:p text:style-name="P2"><text:span text:style-name="T4"><text:tab/><text:tab/><text:tab/></text:span><text:span text:style-name="T5">if</text:span><text:span text:style-name="T4"> (</text:span><text:span text:style-name="T5">loggedInUsername</text:span><text:span text:style-name="T4"> </text:span><text:span text:style-name="T5">=</text:span><text:span text:style-name="T4"> </text:span><text:span text:style-name="T5">c</text:span><text:span text:style-name="T4">.</text:span><text:span text:style-name="T5">getName</text:span><text:span text:style-name="T4">() </text:span><text:span text:style-name="T5">and</text:span><text:span text:style-name="T4"> </text:span><text:span text:style-name="T5">loggedInStore</text:span><text:span text:style-name="T4"> </text:span><text:span text:style-name="T5">=</text:span><text:span text:style-name="T4"> </text:span><text:span text:style-name="T5">c</text:span><text:span text:style-name="T4">.</text:span><text:span text:style-name="T5">getStore</text:span><text:span text:style-name="T4">().</text:span><text:span text:style-name="T5">getLocation</text:span><text:span text:style-name="T4">())</text:span></text:p>
      <text:p text:style-name="P2"><text:span text:style-name="T4"><text:tab/><text:tab/><text:tab/></text:span><text:span text:style-name="T3">then</text:span><text:span text:style-name="T4"> </text:span><text:span text:style-name="T5">cashier</text:span><text:span text:style-name="T4"> := </text:span><text:span text:style-name="T5">c</text:span><text:span text:style-name="T4">;</text:span></text:p>
      <text:p text:style-name="P2"><text:span text:style-name="T4"><text:tab/><text:tab/></text:span><text:span text:style-name="T5">return</text:span><text:span text:style-name="T4"> </text:span><text:span text:style-name="T5">cashier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loggedInType</text:span><text:span text:style-name="T4"> </text:span><text:span text:style-name="T5">=</text:span><text:span text:style-name="T4"> </text:span><text:span text:style-name="T5">&lt;Cashier&gt;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in</text:span><text:span text:style-name="T3"> set</text:span><text:span text:style-name="T4"> </text:span><text:span text:style-name="T5">getCashiersInternal</text:span><text:span text:style-name="T4">() </text:span><text:span text:style-name="T5">and</text:span><text:span text:style-name="T4"> </text:span><text:span text:style-name="T5">RESULT</text:span><text:span text:style-name="T4">.</text:span><text:span text:style-name="T5">getName</text:span><text:span text:style-name="T4">() </text:span><text:span text:style-name="T5">=</text:span><text:span text:style-name="T4"> </text:span><text:span text:style-name="T5">loggedInUsername</text:span><text:span text:style-name="T4"> </text:span><text:span text:style-name="T5">and</text:span><text:span text:style-name="T4"> </text:span><text:span text:style-name="T5">RESULT</text:span><text:span text:style-name="T4">.</text:span><text:span text:style-name="T5">getStore</text:span><text:span text:style-name="T4">().</text:span><text:span text:style-name="T5">getLocation</text:span><text:span text:style-name="T4">() </text:span><text:span text:style-name="T5">=</text:span><text:span text:style-name="T4"> </text:span><text:span text:style-name="T5">loggedInStore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Remove a cashier from the system<text:tab/></text:span></text:p>
      <text:p text:style-name="P2"><text:span text:style-name="T4"><text:tab/></text:span><text:span text:style-name="T3">public</text:span><text:span text:style-name="T4"> removeCashier: StoreCashier ==&gt; ()</text:span></text:p>
      <text:p text:style-name="P2"><text:span text:style-name="T4"><text:tab/>removeCashier(c) ==</text:span></text:p>
      <text:p text:style-name="P2"><text:span text:style-name="T4"><text:tab/><text:tab/></text:span><text:span text:style-name="T5">c</text:span><text:span text:style-name="T4">.getStore().removeCashier(</text:span><text:span text:style-name="T5">c</text:span><text:span text:style-name="T4">)</text:span></text:p>
      <text:p text:style-name="P2"><text:span text:style-name="T4"><text:tab/><text:tab/></text:span><text:span text:style-name="T3">pre</text:span><text:span text:style-name="T4"> </text:span><text:span text:style-name="T5">hasAdminPerms</text:span><text:span text:style-name="T4">() </text:span><text:span text:style-name="T5">and</text:span><text:span text:style-name="T4"> </text:span><text:span text:style-name="T5">c</text:span><text:span text:style-name="T4"> </text:span><text:span text:style-name="T5">in</text:span><text:span text:style-name="T3"> set</text:span><text:span text:style-name="T4"> </text:span><text:span text:style-name="T5">c</text:span><text:span text:style-name="T4">.</text:span><text:span text:style-name="T5">getStore</text:span><text:span text:style-name="T4">().</text:span><text:span text:style-name="T5">getCashiers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c</text:span><text:span text:style-name="T4"> </text:span><text:span text:style-name="T5">not</text:span><text:span text:style-name="T3"> in set</text:span><text:span text:style-name="T4"> </text:span><text:span text:style-name="T5">c</text:span><text:span text:style-name="T4">.</text:span><text:span text:style-name="T5">getStore</text:span><text:span text:style-name="T4">().</text:span><text:span text:style-name="T5">getCashiers</text:span><text:span text:style-name="T4">();</text:span></text:p>
      <text:p text:style-name="P2"><text:span text:style-name="T4"><text:tab/></text:span></text:p>
      <text:p text:style-name="P2"><text:span text:style-name="T4"><text:tab/></text:span><text:span text:style-name="T1">-- Get all the transactions created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Transactions: () ==&gt; </text:span><text:span text:style-name="T3">set</text:span><text:span text:style-name="T4"> </text:span><text:span text:style-name="T3">of</text:span><text:span text:style-name="T4"> Transaction</text:span></text:p>
      <text:p text:style-name="P2"><text:span text:style-name="T4"><text:tab/>getTransactions() ==</text:span></text:p>
      <text:p text:style-name="P2"><text:span text:style-name="T4"><text:tab/><text:tab/></text:span><text:span text:style-name="T5">return</text:span><text:span text:style-name="T4"> </text:span><text:span text:style-name="T5">transactions</text:span></text:p>
      <text:p text:style-name="P2"><text:span text:style-name="T4"><text:tab/><text:tab/></text:span><text:span text:style-name="T3">pre</text:span><text:span text:style-name="T4"> </text:span><text:span text:style-name="T5">hasAdminPerms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transactions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all the transactions authrozied by the logged in cashier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TransactionsOfLoggedInCashier: () ==&gt; </text:span><text:span text:style-name="T3">set</text:span><text:span text:style-name="T4"> </text:span><text:span text:style-name="T3">of</text:span><text:span text:style-name="T4"> Transaction</text:span></text:p>
      <text:p text:style-name="P2"><text:span text:style-name="T4"><text:tab/>getTransactionsOfLoggedInCashier() ==</text:span></text:p>
      <text:p text:style-name="P2"><text:span text:style-name="T4"><text:tab/><text:tab/></text:span><text:span text:style-name="T5">return</text:span><text:span text:style-name="T4"> </text:span><text:span text:style-name="T5">getTransactionsOfCashierInternal</text:span><text:span text:style-name="T4">(</text:span><text:span text:style-name="T5">getLoggedInCashier</text:span><text:span text:style-name="T4">())</text:span></text:p>
      <text:p text:style-name="P2"><text:span text:style-name="T4"><text:tab/><text:tab/></text:span><text:span text:style-name="T3">pre</text:span><text:span text:style-name="T4"> </text:span><text:span text:style-name="T5">loggedInType</text:span><text:span text:style-name="T4"> </text:span><text:span text:style-name="T5">=</text:span><text:span text:style-name="T4"> </text:span><text:span text:style-name="T5">&lt;Cashier&gt;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getTransactionsOfCashierInternal</text:span><text:span text:style-name="T4">(</text:span><text:span text:style-name="T5">getLoggedInCashier</text:span><text:span text:style-name="T4">());</text:span></text:p>
      <text:p text:style-name="P2"><text:span text:style-name="T4"><text:tab/></text:span></text:p>
      <text:p text:style-name="P2"><text:span text:style-name="T4"><text:tab/></text:span><text:span text:style-name="T1">-- Get all the transactions of a given cashier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TransactionsOfCashier: StoreCashier ==&gt; </text:span><text:span text:style-name="T3">set</text:span><text:span text:style-name="T4"> </text:span><text:span text:style-name="T3">of</text:span><text:span text:style-name="T4"> Transaction</text:span></text:p>
      <text:p text:style-name="P2"><text:span text:style-name="T4"><text:tab/>getTransactionsOfCashier(cashier) ==</text:span></text:p>
      <text:p text:style-name="P2"><text:span text:style-name="T4"><text:tab/><text:tab/></text:span><text:span text:style-name="T5">return</text:span><text:span text:style-name="T4"> </text:span><text:span text:style-name="T5">getTransactionsOfCashierInternal</text:span><text:span text:style-name="T4">(</text:span><text:span text:style-name="T5">cashier</text:span><text:span text:style-name="T4">)</text:span></text:p>
      <text:p text:style-name="P2"><text:span text:style-name="T4"><text:tab/><text:tab/></text:span><text:span text:style-name="T3">pre</text:span><text:span text:style-name="T4"> </text:span><text:span text:style-name="T5">hasAdminPerms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getTransactionsOfCashierInternal</text:span><text:span text:style-name="T4">(</text:span><text:span text:style-name="T5">cashier</text:span><text:span text:style-name="T4">);</text:span></text:p>
      <text:p text:style-name="P2"><text:span text:style-name="T4"><text:tab/><text:tab/></text:span></text:p>
      <text:p text:style-name="P2"><text:span text:style-name="T4"><text:tab/></text:span><text:span text:style-name="T1">-- Get transactions of a given cashier. Bypasses permissions.</text:span></text:p>
      <text:p text:style-name="P2"><text:span text:style-name="T4"><text:tab/></text:span><text:span text:style-name="T3">private</text:span><text:span text:style-name="T4"> </text:span><text:span text:style-name="T3">pure</text:span><text:span text:style-name="T4"> getTransactionsOfCashierInternal: StoreCashier ==&gt; </text:span><text:span text:style-name="T3">set</text:span><text:span text:style-name="T4"> </text:span><text:span text:style-name="T3">of</text:span><text:span text:style-name="T4"> Transaction</text:span></text:p>
      <text:p text:style-name="P2"><text:span text:style-name="T4"><text:tab/>getTransactionsOfCashierInternal(cashier) ==</text:span></text:p>
      <text:p text:style-name="P2"><text:span text:style-name="T4"><text:tab/><text:tab/></text:span><text:span text:style-name="T5">return</text:span><text:span text:style-name="T4"> </text:span><text:span text:style-name="T5">{x</text:span><text:span text:style-name="T4"> | x </text:span><text:span text:style-name="T3">in set</text:span><text:span text:style-name="T4"> </text:span><text:span text:style-name="T5">transactions</text:span><text:span text:style-name="T4"> &amp; </text:span><text:span text:style-name="T5">x</text:span><text:span text:style-name="T4">.</text:span><text:span text:style-name="T5">getCashier</text:span><text:span text:style-name="T4">() </text:span><text:span text:style-name="T5">=</text:span><text:span text:style-name="T4"> </text:span><text:span text:style-name="T5">cashier</text:span><text:span text:style-name="T4">}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the set of active giftcards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ActiveGiftCards: () ==&gt; </text:span><text:span text:style-name="T3">set</text:span><text:span text:style-name="T4"> </text:span><text:span text:style-name="T3">of</text:span><text:span text:style-name="T4"> GiftCard</text:span></text:p>
      <text:p text:style-name="P2"><text:span text:style-name="T4"><text:tab/>getActiveGiftCards() ==</text:span></text:p>
      <text:p text:style-name="P2"><text:soft-page-break/><text:span text:style-name="T4"><text:tab/><text:tab/></text:span><text:span text:style-name="T5">return</text:span><text:span text:style-name="T4"> </text:span><text:span text:style-name="T5">activeGiftCards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activeGiftCards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names of all cashiers. Bypasses login permissions.</text:span></text:p>
      <text:p text:style-name="P2"><text:span text:style-name="T4"><text:tab/></text:span><text:span text:style-name="T3">private</text:span><text:span text:style-name="T4"> </text:span><text:span text:style-name="T3">pure</text:span><text:span text:style-name="T4"> getCashierNamesInternal: () ==&gt; </text:span><text:span text:style-name="T3">set</text:span><text:span text:style-name="T4"> </text:span><text:span text:style-name="T3">of</text:span><text:span text:style-name="T4"> NotEmptyString</text:span></text:p>
      <text:p text:style-name="P2"><text:span text:style-name="T4"><text:tab/>getCashierNamesInternal(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names: </text:span><text:span text:style-name="T3">set</text:span><text:span text:style-name="T4"> </text:span><text:span text:style-name="T3">of</text:span><text:span text:style-name="T4"> NotEmptyString := </text:span><text:span text:style-name="T5">{</text:span><text:span text:style-name="T4">};</text:span></text:p>
      <text:p text:style-name="P2"><text:span text:style-name="T4"><text:tab/><text:tab/></text:span><text:span text:style-name="T5">for</text:span><text:span text:style-name="T3"> all</text:span><text:span text:style-name="T4"> cashier </text:span><text:span text:style-name="T3">in set</text:span><text:span text:style-name="T4"> </text:span><text:span text:style-name="T5">getCashiersInternal</text:span><text:span text:style-name="T4">() </text:span><text:span text:style-name="T3">do</text:span><text:span text:style-name="T4"> </text:span><text:span text:style-name="T5">names</text:span><text:span text:style-name="T4"> := </text:span><text:span text:style-name="T5">names</text:span><text:span text:style-name="T4"> </text:span><text:span text:style-name="T5">union</text:span><text:span text:style-name="T4"> </text:span><text:span text:style-name="T5">{cashier</text:span><text:span text:style-name="T4">.</text:span><text:span text:style-name="T5">getName</text:span><text:span text:style-name="T4">()};</text:span></text:p>
      <text:p text:style-name="P2"><text:span text:style-name="T4"><text:tab/><text:tab/></text:span><text:span text:style-name="T5">return</text:span><text:span text:style-name="T4"> </text:span><text:span text:style-name="T5">names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set of locations of all stores. Bypasses login permissions.</text:span></text:p>
      <text:p text:style-name="P2"><text:span text:style-name="T4"><text:tab/></text:span><text:span text:style-name="T3">private</text:span><text:span text:style-name="T4"> </text:span><text:span text:style-name="T3">pure</text:span><text:span text:style-name="T4"> getStoreLocationsInternal: () ==&gt; </text:span><text:span text:style-name="T3">set</text:span><text:span text:style-name="T4"> </text:span><text:span text:style-name="T3">of</text:span><text:span text:style-name="T4"> NotEmptyString</text:span></text:p>
      <text:p text:style-name="P2"><text:span text:style-name="T4"><text:tab/>getStoreLocationsInternal(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names: </text:span><text:span text:style-name="T3">set</text:span><text:span text:style-name="T4"> </text:span><text:span text:style-name="T3">of</text:span><text:span text:style-name="T4"> NotEmptyString := </text:span><text:span text:style-name="T5">{</text:span><text:span text:style-name="T4">};</text:span></text:p>
      <text:p text:style-name="P2"><text:span text:style-name="T4"><text:tab/><text:tab/></text:span><text:span text:style-name="T5">for</text:span><text:span text:style-name="T3"> all</text:span><text:span text:style-name="T4"> store </text:span><text:span text:style-name="T3">in set</text:span><text:span text:style-name="T4"> </text:span><text:span text:style-name="T5">stores</text:span><text:span text:style-name="T4"> </text:span><text:span text:style-name="T3">do</text:span><text:span text:style-name="T4"> </text:span><text:span text:style-name="T5">names</text:span><text:span text:style-name="T4"> := </text:span><text:span text:style-name="T5">names</text:span><text:span text:style-name="T4"> </text:span><text:span text:style-name="T5">union</text:span><text:span text:style-name="T4"> </text:span><text:span text:style-name="T5">{store</text:span><text:span text:style-name="T4">.</text:span><text:span text:style-name="T5">getLocation</text:span><text:span text:style-name="T4">()};</text:span></text:p>
      <text:p text:style-name="P2"><text:span text:style-name="T4"><text:tab/><text:tab/></text:span><text:span text:style-name="T5">return</text:span><text:span text:style-name="T4"> </text:span><text:span text:style-name="T5">names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3"/>
      <text:p text:style-name="P2"><text:span text:style-name="T4"><text:tab/></text:span><text:span text:style-name="T1">-- Get all cashiers. Bypasses login permissions.</text:span></text:p>
      <text:p text:style-name="P2"><text:span text:style-name="T4"><text:tab/></text:span><text:span text:style-name="T3">private</text:span><text:span text:style-name="T4"> </text:span><text:span text:style-name="T3">pure</text:span><text:span text:style-name="T4"> getCashiersInternal: () ==&gt; </text:span><text:span text:style-name="T3">set</text:span><text:span text:style-name="T4"> </text:span><text:span text:style-name="T3">of</text:span><text:span text:style-name="T4"> StoreCashier</text:span></text:p>
      <text:p text:style-name="P2"><text:span text:style-name="T4"><text:tab/>getCashiersInternal(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cashiers: </text:span><text:span text:style-name="T3">set</text:span><text:span text:style-name="T4"> </text:span><text:span text:style-name="T3">of</text:span><text:span text:style-name="T4"> StoreCashier := </text:span><text:span text:style-name="T5">{</text:span><text:span text:style-name="T4">};</text:span></text:p>
      <text:p text:style-name="P2"><text:span text:style-name="T4"><text:tab/><text:tab/></text:span><text:span text:style-name="T5">for</text:span><text:span text:style-name="T3"> all</text:span><text:span text:style-name="T4"> store </text:span><text:span text:style-name="T3">in set</text:span><text:span text:style-name="T4"> </text:span><text:span text:style-name="T5">stores</text:span><text:span text:style-name="T4"> </text:span><text:span text:style-name="T3">do</text:span><text:span text:style-name="T4"> </text:span><text:span text:style-name="T5">cashiers</text:span><text:span text:style-name="T4"> := </text:span><text:span text:style-name="T5">cashiers</text:span><text:span text:style-name="T4"> </text:span><text:span text:style-name="T5">union</text:span><text:span text:style-name="T4"> </text:span><text:span text:style-name="T5">store</text:span><text:span text:style-name="T4">.</text:span><text:span text:style-name="T5">getCashiers</text:span><text:span text:style-name="T4">();</text:span></text:p>
      <text:p text:style-name="P2"><text:span text:style-name="T4"><text:tab/><text:tab/></text:span><text:span text:style-name="T5">return</text:span><text:span text:style-name="T4"> </text:span><text:span text:style-name="T5">cashiers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all cashiers and check for admin permissions.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Cashiers: () ==&gt; </text:span><text:span text:style-name="T3">set</text:span><text:span text:style-name="T4"> </text:span><text:span text:style-name="T3">of</text:span><text:span text:style-name="T4"> StoreCashier</text:span></text:p>
      <text:p text:style-name="P2"><text:span text:style-name="T4"><text:tab/>getCashiers() ==</text:span></text:p>
      <text:p text:style-name="P2"><text:span text:style-name="T4"><text:tab/><text:tab/></text:span><text:span text:style-name="T5">return</text:span><text:span text:style-name="T4"> </text:span><text:span text:style-name="T5">getCashiersInternal</text:span><text:span text:style-name="T4">()</text:span></text:p>
      <text:p text:style-name="P2"><text:span text:style-name="T4"><text:tab/><text:tab/></text:span><text:span text:style-name="T3">pre</text:span><text:span text:style-name="T4"> </text:span><text:span text:style-name="T5">hasAdminPerms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names of all cashiers and check for admin permissions.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CashierNames: () ==&gt; </text:span><text:span text:style-name="T3">set</text:span><text:span text:style-name="T4"> </text:span><text:span text:style-name="T3">of</text:span><text:span text:style-name="T4"> NotEmptyString</text:span></text:p>
      <text:p text:style-name="P2"><text:span text:style-name="T4"><text:tab/>getCashierNames() ==</text:span></text:p>
      <text:p text:style-name="P2"><text:span text:style-name="T4"><text:tab/><text:tab/></text:span><text:span text:style-name="T5">return</text:span><text:span text:style-name="T4"> </text:span><text:span text:style-name="T5">getCashierNamesInternal</text:span><text:span text:style-name="T4">()</text:span></text:p>
      <text:p text:style-name="P2"><text:span text:style-name="T4"><text:tab/><text:tab/></text:span><text:span text:style-name="T3">pre</text:span><text:span text:style-name="T4"> </text:span><text:span text:style-name="T5">hasAdminPerms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Add a client to the system</text:span></text:p>
      <text:p text:style-name="P2"><text:span text:style-name="T4"><text:tab/></text:span><text:span text:style-name="T3">public</text:span><text:span text:style-name="T4"> addClient: Client ==&gt; ()</text:span></text:p>
      <text:p text:style-name="P2"><text:span text:style-name="T4"><text:tab/>addClient(c) ==</text:span></text:p>
      <text:p text:style-name="P2"><text:span text:style-name="T4"><text:tab/><text:tab/></text:span><text:span text:style-name="T5">clients</text:span><text:span text:style-name="T4"> := </text:span><text:span text:style-name="T5">clients</text:span><text:span text:style-name="T4"> </text:span><text:span text:style-name="T5">union</text:span><text:span text:style-name="T4"> </text:span><text:span text:style-name="T5">{c</text:span><text:span text:style-name="T4">}</text:span></text:p>
      <text:p text:style-name="P2"><text:span text:style-name="T4"><text:tab/><text:tab/></text:span><text:span text:style-name="T3">pre</text:span><text:span text:style-name="T4"> </text:span><text:span text:style-name="T5">hasAdminPerms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c</text:span><text:span text:style-name="T4"> </text:span><text:span text:style-name="T5">in</text:span><text:span text:style-name="T3"> set</text:span><text:span text:style-name="T4"> </text:span><text:span text:style-name="T5">clients</text:span><text:span text:style-name="T4">; </text:span><text:span text:style-name="T1">-- New client is added to the system</text:span></text:p>
      <text:p text:style-name="P2"><text:span text:style-name="T4"><text:tab/></text:span></text:p>
      <text:p text:style-name="P2"><text:span text:style-name="T4"><text:tab/></text:span><text:span text:style-name="T1">-- Remove client from system.</text:span></text:p>
      <text:p text:style-name="P2"><text:span text:style-name="T4"><text:tab/></text:span><text:span text:style-name="T3">public</text:span><text:span text:style-name="T4"> removeClient: Client ==&gt; ()</text:span></text:p>
      <text:p text:style-name="P2"><text:soft-page-break/><text:span text:style-name="T4"><text:tab/>removeClient(c) ==</text:span></text:p>
      <text:p text:style-name="P2"><text:span text:style-name="T4"><text:tab/><text:tab/></text:span><text:span text:style-name="T5">clients</text:span><text:span text:style-name="T4"> := </text:span><text:span text:style-name="T5">clients</text:span><text:span text:style-name="T4"> </text:span><text:span text:style-name="T5">\</text:span><text:span text:style-name="T4"> </text:span><text:span text:style-name="T5">{c</text:span><text:span text:style-name="T4">}</text:span></text:p>
      <text:p text:style-name="P2"><text:span text:style-name="T4"><text:tab/><text:tab/></text:span><text:span text:style-name="T3">pre</text:span><text:span text:style-name="T4"> </text:span><text:span text:style-name="T5">hasAdminPerms</text:span><text:span text:style-name="T4">() </text:span><text:span text:style-name="T5">and</text:span><text:span text:style-name="T4"> </text:span><text:span text:style-name="T5">c</text:span><text:span text:style-name="T4"> </text:span><text:span text:style-name="T5">in</text:span><text:span text:style-name="T3"> set</text:span><text:span text:style-name="T4"> </text:span><text:span text:style-name="T5">clients</text:span><text:span text:style-name="T4"> </text:span><text:span text:style-name="T1">-- Client is part of the system</text:span></text:p>
      <text:p text:style-name="P2"><text:span text:style-name="T4"><text:tab/><text:tab/></text:span><text:span text:style-name="T3">post</text:span><text:span text:style-name="T4"> </text:span><text:span text:style-name="T5">c</text:span><text:span text:style-name="T4"> </text:span><text:span text:style-name="T5">not</text:span><text:span text:style-name="T3"> in set</text:span><text:span text:style-name="T4"> </text:span><text:span text:style-name="T5">clients</text:span><text:span text:style-name="T4">; </text:span><text:span text:style-name="T1">-- Client isn't part of the system</text:span></text:p>
      <text:p text:style-name="P2"><text:span text:style-name="T4"><text:tab/><text:tab/></text:span></text:p>
      <text:p text:style-name="P2"><text:span text:style-name="T4"><text:tab/></text:span><text:span text:style-name="T1">-- Add a store to the system and check for admin permissions.</text:span></text:p>
      <text:p text:style-name="P2"><text:span text:style-name="T4"><text:tab/></text:span><text:span text:style-name="T3">public</text:span><text:span text:style-name="T4"> addStore: Store ==&gt; ()</text:span></text:p>
      <text:p text:style-name="P2"><text:span text:style-name="T4"><text:tab/>addStore(s) ==</text:span></text:p>
      <text:p text:style-name="P2"><text:span text:style-name="T4"><text:tab/><text:tab/></text:span><text:span text:style-name="T5">stores</text:span><text:span text:style-name="T4"> := </text:span><text:span text:style-name="T5">stores</text:span><text:span text:style-name="T4"> </text:span><text:span text:style-name="T5">union</text:span><text:span text:style-name="T4"> </text:span><text:span text:style-name="T5">{s</text:span><text:span text:style-name="T4">}</text:span></text:p>
      <text:p text:style-name="P2"><text:span text:style-name="T4"><text:tab/><text:tab/></text:span><text:span text:style-name="T3">pre</text:span><text:span text:style-name="T4"> </text:span><text:span text:style-name="T5">hasAdminPerms</text:span><text:span text:style-name="T4">() </text:span><text:span text:style-name="T1">-- New store is added to the system</text:span></text:p>
      <text:p text:style-name="P2"><text:span text:style-name="T4"><text:tab/><text:tab/></text:span><text:span text:style-name="T3">post</text:span><text:span text:style-name="T4"> </text:span><text:span text:style-name="T5">s</text:span><text:span text:style-name="T4"> </text:span><text:span text:style-name="T5">in</text:span><text:span text:style-name="T3"> set</text:span><text:span text:style-name="T4"> </text:span><text:span text:style-name="T5">stores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all the clients of the system and check for cashier permissions.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Clients: () ==&gt; </text:span><text:span text:style-name="T3">set</text:span><text:span text:style-name="T4"> </text:span><text:span text:style-name="T3">of</text:span><text:span text:style-name="T4"> Client </text:span></text:p>
      <text:p text:style-name="P2"><text:span text:style-name="T4"><text:tab/>getClients() ==</text:span></text:p>
      <text:p text:style-name="P2"><text:span text:style-name="T4"><text:tab/><text:tab/></text:span><text:span text:style-name="T5">return</text:span><text:span text:style-name="T4"> </text:span><text:span text:style-name="T5">clients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clients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all the stores of the system and check for admin permissions.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Stores: () ==&gt; </text:span><text:span text:style-name="T3">set</text:span><text:span text:style-name="T4"> </text:span><text:span text:style-name="T3">of</text:span><text:span text:style-name="T4"> Store </text:span></text:p>
      <text:p text:style-name="P2"><text:span text:style-name="T4"><text:tab/>getStores() ==</text:span></text:p>
      <text:p text:style-name="P2"><text:span text:style-name="T4"><text:tab/><text:tab/></text:span><text:span text:style-name="T5">return</text:span><text:span text:style-name="T4"> </text:span><text:span text:style-name="T5">stores</text:span></text:p>
      <text:p text:style-name="P2"><text:span text:style-name="T4"><text:tab/><text:tab/></text:span><text:span text:style-name="T3">pre</text:span><text:span text:style-name="T4"> </text:span><text:span text:style-name="T5">hasAdminPerms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stores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all the products at a given store.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ProductsAtStore: Store ==&gt; </text:span><text:span text:style-name="T3">set</text:span><text:span text:style-name="T4"> </text:span><text:span text:style-name="T3">of</text:span><text:span text:style-name="T4"> Product</text:span></text:p>
      <text:p text:style-name="P2"><text:span text:style-name="T4"><text:tab/>getProductsAtStore(store) ==</text:span></text:p>
      <text:p text:style-name="P2"><text:span text:style-name="T4"><text:tab/><text:tab/></text:span><text:span text:style-name="T5">return</text:span><text:span text:style-name="T4"> </text:span><text:span text:style-name="T5">store</text:span><text:span text:style-name="T4">.</text:span><text:span text:style-name="T5">getProductsAvailable</text:span><text:span text:style-name="T4">()</text:span></text:p>
      <text:p text:style-name="P2"><text:span text:style-name="T4"><text:tab/><text:tab/></text:span><text:span text:style-name="T3">pre</text:span><text:span text:style-name="T4"> </text:span><text:span text:style-name="T5">store</text:span><text:span text:style-name="T4"> </text:span><text:span text:style-name="T5">in</text:span><text:span text:style-name="T3"> set</text:span><text:span text:style-name="T4"> </text:span><text:span text:style-name="T5">stores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store</text:span><text:span text:style-name="T4">.</text:span><text:span text:style-name="T5">getProductsAvailable</text:span><text:span text:style-name="T4">();</text:span></text:p>
      <text:p text:style-name="P2"><text:span text:style-name="T4"><text:tab/></text:span></text:p>
      <text:p text:style-name="P2"><text:span text:style-name="T4"><text:tab/></text:span><text:span text:style-name="T1">-- Buy product of a client at a store with a specific cashier.</text:span></text:p>
      <text:p text:style-name="P2"><text:span text:style-name="T4"><text:tab/></text:span><text:span text:style-name="T3">public</text:span><text:span text:style-name="T4"> buyProductInCash: Product* Client * StoreCashier * Date ==&gt; ()</text:span></text:p>
      <text:p text:style-name="P2"><text:span text:style-name="T4"><text:tab/>buyProductInCash(product, client, cashier, date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cashier</text:span><text:span text:style-name="T4">.buyProductInCash(</text:span><text:span text:style-name="T5">product</text:span><text:span text:style-name="T4">);</text:span></text:p>
      <text:p text:style-name="P2"><text:span text:style-name="T4"><text:tab/><text:tab/></text:span><text:span text:style-name="T5">client</text:span><text:span text:style-name="T4">.sellProduct(</text:span><text:span text:style-name="T5">product</text:span><text:span text:style-name="T4">);</text:span></text:p>
      <text:p text:style-name="P2"><text:span text:style-name="T4"><text:tab/><text:tab/></text:span><text:span text:style-name="T5">addPurchaseTransaction</text:span><text:span text:style-name="T4">(</text:span><text:span text:style-name="T5">date</text:span><text:span text:style-name="T4">, </text:span><text:span text:style-name="T5">client</text:span><text:span text:style-name="T4">, </text:span><text:span text:style-name="T5">{product</text:span><text:span text:style-name="T4">}, </text:span><text:span text:style-name="T5">cashier</text:span><text:span text:style-name="T4">)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 </text:span><text:span text:style-name="T5">and</text:span><text:span text:style-name="T4"> </text:span><text:span text:style-name="T5">client</text:span><text:span text:style-name="T4"> </text:span><text:span text:style-name="T5">in</text:span><text:span text:style-name="T3"> set</text:span><text:span text:style-name="T4"> </text:span><text:span text:style-name="T5">clients</text:span><text:span text:style-name="T4"> </text:span><text:span text:style-name="T5">and</text:span><text:span text:style-name="T4"> </text:span><text:span text:style-name="T5">cashier</text:span><text:span text:style-name="T4"> </text:span><text:span text:style-name="T5">in</text:span><text:span text:style-name="T3"> set</text:span><text:span text:style-name="T4"> </text:span><text:span text:style-name="T5">getCashiersInternal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Buy product of a client at a store with a specific cashier and pay in credit notes</text:span></text:p>
      <text:p text:style-name="P2"><text:span text:style-name="T4"><text:tab/></text:span><text:span text:style-name="T3">public</text:span><text:span text:style-name="T4"> buyProductInCreditNotes: Product * Client * StoreCashier * Date ==&gt; ()</text:span></text:p>
      <text:p text:style-name="P2"><text:span text:style-name="T4"><text:tab/>buyProductInCreditNotes(product, client, cashier, date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cashier</text:span><text:span text:style-name="T4">.buyProductInCreditNotes(</text:span><text:span text:style-name="T5">product</text:span><text:span text:style-name="T4">, </text:span><text:span text:style-name="T5">client</text:span><text:span text:style-name="T4">);</text:span></text:p>
      <text:p text:style-name="P2"><text:span text:style-name="T4"><text:tab/><text:tab/></text:span><text:span text:style-name="T5">client</text:span><text:span text:style-name="T4">.sellProduct(</text:span><text:span text:style-name="T5">product</text:span><text:span text:style-name="T4">);</text:span></text:p>
      <text:p text:style-name="P2"><text:span text:style-name="T4"><text:tab/><text:tab/></text:span><text:span text:style-name="T5">addPurchaseTransaction</text:span><text:span text:style-name="T4">(</text:span><text:span text:style-name="T5">date</text:span><text:span text:style-name="T4">, </text:span><text:span text:style-name="T5">client</text:span><text:span text:style-name="T4">, </text:span><text:span text:style-name="T5">{product</text:span><text:span text:style-name="T4">}, </text:span><text:span text:style-name="T5">cashier</text:span><text:span text:style-name="T4">)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 </text:span><text:span text:style-name="T5">and</text:span><text:span text:style-name="T4"> </text:span><text:span text:style-name="T5">client</text:span><text:span text:style-name="T4"> </text:span><text:span text:style-name="T5">in</text:span><text:span text:style-name="T3"> set</text:span><text:span text:style-name="T4"> </text:span><text:span text:style-name="T5">clients</text:span><text:span text:style-name="T4"> </text:span><text:span text:style-name="T5">and</text:span><text:span text:style-name="T4"> </text:span><text:span text:style-name="T5">cashier</text:span><text:span text:style-name="T4"> </text:span><text:span text:style-name="T5">in</text:span><text:span text:style-name="T3"> set</text:span><text:span text:style-name="T4"> </text:span><text:span text:style-name="T5">getCashiersInternal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Sell product to a client at a store with a specific cashier.</text:span></text:p>
      <text:p text:style-name="P2"><text:span text:style-name="T4"><text:tab/></text:span><text:span text:style-name="T3">public</text:span><text:span text:style-name="T4"> sellProductInCash: Product * Client * StoreCashier * Date ==&gt; ()</text:span></text:p>
      <text:p text:style-name="P2"><text:span text:style-name="T4"><text:tab/>sellProductInCash(p,c,sc,d) ==</text:span></text:p>
      <text:p text:style-name="P2"><text:span text:style-name="T4"><text:tab/><text:tab/></text:span><text:span text:style-name="T5">(</text:span></text:p>
      <text:p text:style-name="P2"><text:soft-page-break/><text:span text:style-name="T4"><text:tab/><text:tab/></text:span><text:span text:style-name="T5">sc</text:span><text:span text:style-name="T4">.sellProduct(</text:span><text:span text:style-name="T5">p</text:span><text:span text:style-name="T4">);</text:span></text:p>
      <text:p text:style-name="P2"><text:span text:style-name="T4"><text:tab/><text:tab/></text:span><text:span text:style-name="T5">c</text:span><text:span text:style-name="T4">.buyProduct(</text:span><text:span text:style-name="T5">p</text:span><text:span text:style-name="T4">);</text:span></text:p>
      <text:p text:style-name="P2"><text:span text:style-name="T4"><text:tab/><text:tab/></text:span><text:span text:style-name="T5">addSaleProductTransaction</text:span><text:span text:style-name="T4">(</text:span><text:span text:style-name="T5">d</text:span><text:span text:style-name="T4">, </text:span><text:span text:style-name="T5">c</text:span><text:span text:style-name="T4">, </text:span><text:span text:style-name="T5">{p</text:span><text:span text:style-name="T4">}, </text:span><text:span text:style-name="T5">{</text:span><text:span text:style-name="T4">}, </text:span><text:span text:style-name="T5">sc</text:span><text:span text:style-name="T4">)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 </text:span><text:span text:style-name="T5">and</text:span><text:span text:style-name="T4"> </text:span><text:span text:style-name="T5">c</text:span><text:span text:style-name="T4"> </text:span><text:span text:style-name="T5">in</text:span><text:span text:style-name="T3"> set</text:span><text:span text:style-name="T4"> </text:span><text:span text:style-name="T5">clients</text:span><text:span text:style-name="T4"> </text:span><text:span text:style-name="T5">and</text:span><text:span text:style-name="T4"> </text:span><text:span text:style-name="T5">sc</text:span><text:span text:style-name="T4"> </text:span><text:span text:style-name="T5">in</text:span><text:span text:style-name="T3"> set</text:span><text:span text:style-name="T4"> </text:span><text:span text:style-name="T5">getCashiersInternal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Sell product to a client at a store and receive in credit notes.</text:span></text:p>
      <text:p text:style-name="P2"><text:span text:style-name="T4"><text:tab/></text:span><text:span text:style-name="T3">public</text:span><text:span text:style-name="T4"> sellProductInCreditNotes: Product * Client * StoreCashier * Date ==&gt; ()</text:span></text:p>
      <text:p text:style-name="P2"><text:span text:style-name="T4"><text:tab/>sellProductInCreditNotes(p, c, sc, d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sc</text:span><text:span text:style-name="T4">.sellProductInCreditNotes(</text:span><text:span text:style-name="T5">p</text:span><text:span text:style-name="T4">, </text:span><text:span text:style-name="T5">c</text:span><text:span text:style-name="T4">);</text:span></text:p>
      <text:p text:style-name="P2"><text:span text:style-name="T4"><text:tab/><text:tab/></text:span><text:span text:style-name="T5">c</text:span><text:span text:style-name="T4">.buyProduct(</text:span><text:span text:style-name="T5">p</text:span><text:span text:style-name="T4">);</text:span></text:p>
      <text:p text:style-name="P2"><text:span text:style-name="T4"><text:tab/><text:tab/></text:span><text:span text:style-name="T5">addSaleProductTransaction</text:span><text:span text:style-name="T4">(</text:span><text:span text:style-name="T5">d</text:span><text:span text:style-name="T4">, </text:span><text:span text:style-name="T5">c</text:span><text:span text:style-name="T4">, </text:span><text:span text:style-name="T5">{p</text:span><text:span text:style-name="T4">}, </text:span><text:span text:style-name="T5">{</text:span><text:span text:style-name="T4">}, </text:span><text:span text:style-name="T5">sc</text:span><text:span text:style-name="T4">)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 </text:span><text:span text:style-name="T5">and</text:span><text:span text:style-name="T4"> </text:span><text:span text:style-name="T5">c</text:span><text:span text:style-name="T4"> </text:span><text:span text:style-name="T5">in</text:span><text:span text:style-name="T3"> set</text:span><text:span text:style-name="T4"> </text:span><text:span text:style-name="T5">clients</text:span><text:span text:style-name="T4"> </text:span><text:span text:style-name="T5">and</text:span><text:span text:style-name="T4"> </text:span><text:span text:style-name="T5">sc</text:span><text:span text:style-name="T4"> </text:span><text:span text:style-name="T5">in</text:span><text:span text:style-name="T3"> set</text:span><text:span text:style-name="T4"> </text:span><text:span text:style-name="T5">getCashiersInternal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card</text:span><text:span text:style-name="T4"> </text:span><text:span text:style-name="T5">transactions</text:span><text:span text:style-name="T4"> </text:span><text:span text:style-name="T5">=</text:span><text:span text:style-name="T4"> </text:span><text:span text:style-name="T5">card</text:span><text:span text:style-name="T4"> </text:span><text:span text:style-name="T5">transactions</text:span><text:span text:style-name="T4">~ </text:span><text:span text:style-name="T5">+</text:span><text:span text:style-name="T4"> </text:span><text:span text:style-name="T5">1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Sell product to a client at a store and receive in gift cards.</text:span></text:p>
      <text:p text:style-name="P2"><text:span text:style-name="T4"><text:tab/></text:span><text:span text:style-name="T3">public</text:span><text:span text:style-name="T4"> sellProductInGiftCards: Product * Client * StoreCashier * </text:span><text:span text:style-name="T3">set</text:span><text:span text:style-name="T4"> </text:span><text:span text:style-name="T3">of</text:span><text:span text:style-name="T4"> GiftCard * Date ==&gt; ()</text:span></text:p>
      <text:p text:style-name="P2"><text:span text:style-name="T4"><text:tab/>sellProductInGiftCards(p, c, sc, gc, d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sc</text:span><text:span text:style-name="T4">.sellProduct(</text:span><text:span text:style-name="T5">p</text:span><text:span text:style-name="T4">);</text:span></text:p>
      <text:p text:style-name="P2"><text:span text:style-name="T4"><text:tab/><text:tab/></text:span><text:span text:style-name="T5">c</text:span><text:span text:style-name="T4">.buyProduct(</text:span><text:span text:style-name="T5">p</text:span><text:span text:style-name="T4">);</text:span></text:p>
      <text:p text:style-name="P2"><text:span text:style-name="T4"><text:tab/><text:tab/></text:span><text:span text:style-name="T5">addSaleProductTransaction</text:span><text:span text:style-name="T4">(</text:span><text:span text:style-name="T5">d</text:span><text:span text:style-name="T4">, </text:span><text:span text:style-name="T5">c</text:span><text:span text:style-name="T4">, </text:span><text:span text:style-name="T5">{p</text:span><text:span text:style-name="T4">}, </text:span><text:span text:style-name="T5">gc</text:span><text:span text:style-name="T4">, </text:span><text:span text:style-name="T5">sc</text:span><text:span text:style-name="T4">);</text:span></text:p>
      <text:p text:style-name="P2"><text:span text:style-name="T4"><text:tab/><text:tab/></text:span><text:span text:style-name="T5">for</text:span><text:span text:style-name="T3"> all</text:span><text:span text:style-name="T4"> giftCard </text:span><text:span text:style-name="T3">in set</text:span><text:span text:style-name="T4"> </text:span><text:span text:style-name="T5">gc</text:span><text:span text:style-name="T4"> </text:span><text:span text:style-name="T3">do</text:span><text:span text:style-name="T4"> </text:span><text:span text:style-name="T5">useGiftCard</text:span><text:span text:style-name="T4">(</text:span><text:span text:style-name="T5">giftCard</text:span><text:span text:style-name="T4">)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 </text:span><text:span text:style-name="T5">and</text:span><text:span text:style-name="T4"> </text:span><text:span text:style-name="T5">card</text:span><text:span text:style-name="T4"> </text:span><text:span text:style-name="T5">gc</text:span><text:span text:style-name="T4"> </text:span><text:span text:style-name="T5">&gt;</text:span><text:span text:style-name="T4"> </text:span><text:span text:style-name="T5">0</text:span><text:span text:style-name="T4"> </text:span><text:span text:style-name="T5">and</text:span><text:span text:style-name="T4"> </text:span><text:span text:style-name="T5">gc</text:span><text:span text:style-name="T4"> </text:span><text:span text:style-name="T5">subset</text:span><text:span text:style-name="T4"> </text:span><text:span text:style-name="T5">activeGiftCards</text:span><text:span text:style-name="T4"> </text:span><text:span text:style-name="T5">and</text:span></text:p>
      <text:p text:style-name="P2"><text:span text:style-name="T4"><text:tab/><text:tab/><text:tab/></text:span><text:span text:style-name="T5">sumGiftCardValues</text:span><text:span text:style-name="T4">(</text:span><text:span text:style-name="T5">gc</text:span><text:span text:style-name="T4">) </text:span><text:span text:style-name="T5">&gt;=</text:span><text:span text:style-name="T4"> </text:span><text:span text:style-name="T5">p</text:span><text:span text:style-name="T4">.</text:span><text:span text:style-name="T5">getSellPrice</text:span><text:span text:style-name="T4">() </text:span><text:span text:style-name="T5">and</text:span><text:span text:style-name="T4"> </text:span></text:p>
      <text:p text:style-name="P2"><text:span text:style-name="T4"><text:tab/><text:tab/><text:tab/></text:span><text:span text:style-name="T5">c</text:span><text:span text:style-name="T4"> </text:span><text:span text:style-name="T5">in</text:span><text:span text:style-name="T3"> set</text:span><text:span text:style-name="T4"> </text:span><text:span text:style-name="T5">clients</text:span><text:span text:style-name="T4"> </text:span><text:span text:style-name="T5">and</text:span><text:span text:style-name="T4"> </text:span></text:p>
      <text:p text:style-name="P2"><text:span text:style-name="T4"><text:tab/><text:tab/><text:tab/></text:span><text:span text:style-name="T5">sc</text:span><text:span text:style-name="T4"> </text:span><text:span text:style-name="T5">in</text:span><text:span text:style-name="T3"> set</text:span><text:span text:style-name="T4"> </text:span><text:span text:style-name="T5">getCashiersInternal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card</text:span><text:span text:style-name="T4"> </text:span><text:span text:style-name="T5">transactions</text:span><text:span text:style-name="T4"> </text:span><text:span text:style-name="T5">=</text:span><text:span text:style-name="T4"> </text:span><text:span text:style-name="T5">card</text:span><text:span text:style-name="T4"> </text:span><text:span text:style-name="T5">transactions</text:span><text:span text:style-name="T4">~ </text:span><text:span text:style-name="T5">+</text:span><text:span text:style-name="T4"> </text:span><text:span text:style-name="T5">1</text:span><text:span text:style-name="T4"> </text:span><text:span text:style-name="T5">and</text:span></text:p>
      <text:p text:style-name="P2"><text:span text:style-name="T4"><text:tab/><text:tab/><text:tab/></text:span><text:span text:style-name="T5">gc</text:span><text:span text:style-name="T4"> </text:span><text:span text:style-name="T5">inter</text:span><text:span text:style-name="T4"> </text:span><text:span text:style-name="T5">activeGiftCards</text:span><text:span text:style-name="T4"> </text:span><text:span text:style-name="T5">=</text:span><text:span text:style-name="T4"> </text:span><text:span text:style-name="T5">{</text:span><text:span text:style-name="T4">};</text:span></text:p>
      <text:p text:style-name="P2"><text:span text:style-name="T4"><text:tab/><text:tab/></text:span></text:p>
      <text:p text:style-name="P2"><text:span text:style-name="T4"><text:tab/></text:span><text:span text:style-name="T1">-- Sell a giftcard to a client at a store</text:span></text:p>
      <text:p text:style-name="P2"><text:span text:style-name="T4"><text:tab/></text:span><text:span text:style-name="T3">public</text:span><text:span text:style-name="T4"> sellGiftCard: Client * StoreCashier * Date * </text:span><text:span text:style-name="T3">nat1</text:span><text:span text:style-name="T4"> ==&gt; GiftCard</text:span></text:p>
      <text:p text:style-name="P2"><text:span text:style-name="T4"><text:tab/>sellGiftCard(c, sc, d, value) == 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gc: GiftCard := </text:span><text:span text:style-name="T5">sc</text:span><text:span text:style-name="T4">.</text:span><text:span text:style-name="T5">sellGiftCard</text:span><text:span text:style-name="T4">(</text:span><text:span text:style-name="T5">value</text:span><text:span text:style-name="T4">);</text:span></text:p>
      <text:p text:style-name="P2"><text:span text:style-name="T4"><text:tab/><text:tab/></text:span><text:span text:style-name="T5">c</text:span><text:span text:style-name="T4">.buyGiftCard(</text:span><text:span text:style-name="T5">gc</text:span><text:span text:style-name="T4">);</text:span></text:p>
      <text:p text:style-name="P2"><text:span text:style-name="T4"><text:tab/><text:tab/></text:span><text:span text:style-name="T5">addSaleGCTransaction</text:span><text:span text:style-name="T4">(</text:span><text:span text:style-name="T5">d</text:span><text:span text:style-name="T4">, </text:span><text:span text:style-name="T5">c</text:span><text:span text:style-name="T4">, </text:span><text:span text:style-name="T5">{gc</text:span><text:span text:style-name="T4">}, </text:span><text:span text:style-name="T5">sc</text:span><text:span text:style-name="T4">);</text:span></text:p>
      <text:p text:style-name="P2"><text:span text:style-name="T4"><text:tab/><text:tab/></text:span><text:span text:style-name="T5">activateGiftCard</text:span><text:span text:style-name="T4">(</text:span><text:span text:style-name="T5">gc</text:span><text:span text:style-name="T4">);</text:span></text:p>
      <text:p text:style-name="P2"><text:span text:style-name="T4"><text:tab/><text:tab/></text:span><text:span text:style-name="T5">return</text:span><text:span text:style-name="T4"> </text:span><text:span text:style-name="T5">gc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 </text:span><text:span text:style-name="T5">and</text:span><text:span text:style-name="T4"> </text:span><text:span text:style-name="T5">c</text:span><text:span text:style-name="T4"> </text:span><text:span text:style-name="T5">in</text:span><text:span text:style-name="T3"> set</text:span><text:span text:style-name="T4"> </text:span><text:span text:style-name="T5">clients</text:span><text:span text:style-name="T4"> </text:span><text:span text:style-name="T5">and</text:span><text:span text:style-name="T4"> </text:span><text:span text:style-name="T5">sc</text:span><text:span text:style-name="T4"> </text:span><text:span text:style-name="T5">in</text:span><text:span text:style-name="T3"> set</text:span><text:span text:style-name="T4"> </text:span><text:span text:style-name="T5">getCashiersInternal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card</text:span><text:span text:style-name="T4"> </text:span><text:span text:style-name="T5">activeGiftCards</text:span><text:span text:style-name="T4"> </text:span><text:span text:style-name="T5">=</text:span><text:span text:style-name="T4"> </text:span><text:span text:style-name="T5">card</text:span><text:span text:style-name="T4"> </text:span><text:span text:style-name="T5">activeGiftCards</text:span><text:span text:style-name="T4">~ </text:span><text:span text:style-name="T5">+</text:span><text:span text:style-name="T4"> </text:span><text:span text:style-name="T5">1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Activate a given giftcard</text:span></text:p>
      <text:p text:style-name="P2"><text:span text:style-name="T4"><text:tab/></text:span><text:span text:style-name="T3">private</text:span><text:span text:style-name="T4"> activateGiftCard: GiftCard ==&gt; ()</text:span></text:p>
      <text:p text:style-name="P2"><text:span text:style-name="T4"><text:tab/>activateGiftCard(giftCard) ==</text:span></text:p>
      <text:p text:style-name="P2"><text:span text:style-name="T4"><text:tab/><text:tab/></text:span><text:span text:style-name="T5">activeGiftCards</text:span><text:span text:style-name="T4"> := </text:span><text:span text:style-name="T5">activeGiftCards</text:span><text:span text:style-name="T4"> </text:span><text:span text:style-name="T5">union</text:span><text:span text:style-name="T4"> </text:span><text:span text:style-name="T5">{giftCard</text:span><text:span text:style-name="T4">}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activeGiftCards</text:span><text:span text:style-name="T4"> </text:span><text:span text:style-name="T5">=</text:span><text:span text:style-name="T4"> </text:span><text:span text:style-name="T5">activeGiftCards</text:span><text:span text:style-name="T4"> </text:span><text:span text:style-name="T5">union</text:span><text:span text:style-name="T4"> </text:span><text:span text:style-name="T5">{giftCard</text:span><text:span text:style-name="T4">};</text:span></text:p>
      <text:p text:style-name="P2"><text:span text:style-name="T4"><text:tab/><text:tab/></text:span></text:p>
      <text:p text:style-name="P2"><text:span text:style-name="T4"><text:tab/></text:span><text:span text:style-name="T1">-- Use a given giftcard, making it unusable<text:tab/></text:span></text:p>
      <text:p text:style-name="P2"><text:span text:style-name="T4"><text:tab/></text:span><text:span text:style-name="T3">private</text:span><text:span text:style-name="T4"> useGiftCard: GiftCard ==&gt; ()</text:span></text:p>
      <text:p text:style-name="P2"><text:span text:style-name="T4"><text:tab/>useGiftCard(giftCard) ==</text:span></text:p>
      <text:p text:style-name="P2"><text:span text:style-name="T4"><text:tab/><text:tab/></text:span><text:span text:style-name="T5">activeGiftCards</text:span><text:span text:style-name="T4"> := </text:span><text:span text:style-name="T5">activeGiftCards</text:span><text:span text:style-name="T4"> </text:span><text:span text:style-name="T5">\</text:span><text:span text:style-name="T4"> </text:span><text:span text:style-name="T5">{giftCard</text:span><text:span text:style-name="T4">}</text:span></text:p>
      <text:p text:style-name="P2"><text:soft-page-break/><text:span text:style-name="T4"><text:tab/><text:tab/></text:span><text:span text:style-name="T3">pre</text:span><text:span text:style-name="T4"> </text:span><text:span text:style-name="T5">hasCashierPerms</text:span><text:span text:style-name="T4">() </text:span><text:span text:style-name="T5">and</text:span><text:span text:style-name="T4"> </text:span><text:span text:style-name="T5">giftCard</text:span><text:span text:style-name="T4"> </text:span><text:span text:style-name="T5">in</text:span><text:span text:style-name="T3"> set</text:span><text:span text:style-name="T4"> </text:span><text:span text:style-name="T5">activeGiftCards</text:span></text:p>
      <text:p text:style-name="P2"><text:span text:style-name="T4"><text:tab/><text:tab/></text:span><text:span text:style-name="T3">post</text:span><text:span text:style-name="T4"> </text:span><text:span text:style-name="T5">activeGiftCards</text:span><text:span text:style-name="T4"> </text:span><text:span text:style-name="T5">=</text:span><text:span text:style-name="T4"> </text:span><text:span text:style-name="T5">activeGiftCards</text:span><text:span text:style-name="T4">~ </text:span><text:span text:style-name="T5">\</text:span><text:span text:style-name="T4"> </text:span><text:span text:style-name="T5">{giftCard</text:span><text:span text:style-name="T4">};</text:span></text:p>
      <text:p text:style-name="P2"><text:span text:style-name="T4"><text:tab/></text:span></text:p>
      <text:p text:style-name="P2"><text:span text:style-name="T4"><text:tab/></text:span><text:span text:style-name="T1">-- Create and save the transaction that sells a set of products</text:span></text:p>
      <text:p text:style-name="P2"><text:span text:style-name="T4"><text:tab/></text:span><text:span text:style-name="T3">private</text:span><text:span text:style-name="T4"> addSaleProductTransaction: Date * Client * </text:span><text:span text:style-name="T3">set</text:span><text:span text:style-name="T4"> </text:span><text:span text:style-name="T3">of</text:span><text:span text:style-name="T4"> Product * </text:span><text:span text:style-name="T3">set</text:span><text:span text:style-name="T4"> </text:span><text:span text:style-name="T3">of</text:span><text:span text:style-name="T4"> GiftCard * StoreCashier ==&gt; ()</text:span></text:p>
      <text:p text:style-name="P2"><text:span text:style-name="T4"><text:tab/>addSaleProductTransaction(d,c,sp,gcs,sc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transaction: Transaction := </text:span><text:span text:style-name="T5">new</text:span><text:span text:style-name="T4"> </text:span><text:span text:style-name="T5">Sale</text:span><text:span text:style-name="T4">(</text:span><text:span text:style-name="T5">d</text:span><text:span text:style-name="T4">,</text:span><text:span text:style-name="T5">c</text:span><text:span text:style-name="T4">,</text:span><text:span text:style-name="T5">sp</text:span><text:span text:style-name="T4">,</text:span><text:span text:style-name="T5">gcs</text:span><text:span text:style-name="T4">,</text:span><text:span text:style-name="T5">sc</text:span><text:span text:style-name="T4">);</text:span></text:p>
      <text:p text:style-name="P2"><text:span text:style-name="T4"><text:tab/><text:tab/></text:span><text:span text:style-name="T5">transactions</text:span><text:span text:style-name="T4"> := </text:span><text:span text:style-name="T5">transactions</text:span><text:span text:style-name="T4"> </text:span><text:span text:style-name="T5">union</text:span><text:span text:style-name="T4"> </text:span><text:span text:style-name="T5">{transaction</text:span><text:span text:style-name="T4">}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 </text:span><text:span text:style-name="T5">and</text:span><text:span text:style-name="T4"> </text:span><text:span text:style-name="T5">card</text:span><text:span text:style-name="T4"> </text:span><text:span text:style-name="T5">sp</text:span><text:span text:style-name="T4"> </text:span><text:span text:style-name="T5">&gt;=</text:span><text:span text:style-name="T4"> </text:span><text:span text:style-name="T5">1</text:span><text:span text:style-name="T4"> </text:span><text:span text:style-name="T5">and</text:span></text:p>
      <text:p text:style-name="P2"><text:span text:style-name="T4"><text:tab/><text:tab/></text:span><text:span text:style-name="T5">c</text:span><text:span text:style-name="T4"> </text:span><text:span text:style-name="T5">in</text:span><text:span text:style-name="T3"> set</text:span><text:span text:style-name="T4"> </text:span><text:span text:style-name="T5">clients</text:span><text:span text:style-name="T4"> </text:span><text:span text:style-name="T5">and</text:span><text:span text:style-name="T4"> </text:span><text:span text:style-name="T5">sc</text:span><text:span text:style-name="T4"> </text:span><text:span text:style-name="T5">in</text:span><text:span text:style-name="T3"> set</text:span><text:span text:style-name="T4"> </text:span><text:span text:style-name="T5">getCashiersInternal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card</text:span><text:span text:style-name="T4"> </text:span><text:span text:style-name="T5">transactions</text:span><text:span text:style-name="T4"> </text:span><text:span text:style-name="T5">=</text:span><text:span text:style-name="T4"> </text:span><text:span text:style-name="T5">card</text:span><text:span text:style-name="T4"> </text:span><text:span text:style-name="T5">transactions</text:span><text:span text:style-name="T4">~ </text:span><text:span text:style-name="T5">+</text:span><text:span text:style-name="T4"> </text:span><text:span text:style-name="T5">1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Create and save the transaction that sells a set of giftcards</text:span></text:p>
      <text:p text:style-name="P2"><text:span text:style-name="T4"><text:tab/></text:span><text:span text:style-name="T3">private</text:span><text:span text:style-name="T4"> addSaleGCTransaction: Date * Client * </text:span><text:span text:style-name="T3">set</text:span><text:span text:style-name="T4"> </text:span><text:span text:style-name="T3">of</text:span><text:span text:style-name="T4"> GiftCard * StoreCashier ==&gt; ()</text:span></text:p>
      <text:p text:style-name="P2"><text:span text:style-name="T4"><text:tab/>addSaleGCTransaction(d,c,gcs,sc) ==<text:tab/></text:span></text:p>
      <text:p text:style-name="P2"><text:span text:style-name="T4"><text:tab/></text:span><text:span text:style-name="T5">(</text:span></text:p>
      <text:p text:style-name="P2"><text:span text:style-name="T4"><text:tab/><text:tab/></text:span><text:span text:style-name="T3">dcl</text:span><text:span text:style-name="T4"> transaction: Transaction := </text:span><text:span text:style-name="T5">new</text:span><text:span text:style-name="T4"> </text:span><text:span text:style-name="T5">Sale</text:span><text:span text:style-name="T4">(</text:span><text:span text:style-name="T5">d</text:span><text:span text:style-name="T4">,</text:span><text:span text:style-name="T5">c</text:span><text:span text:style-name="T4">,</text:span><text:span text:style-name="T5">gcs</text:span><text:span text:style-name="T4">,</text:span><text:span text:style-name="T5">sc</text:span><text:span text:style-name="T4">);</text:span></text:p>
      <text:p text:style-name="P2"><text:span text:style-name="T4"><text:tab/><text:tab/></text:span><text:span text:style-name="T5">transactions</text:span><text:span text:style-name="T4"> := </text:span><text:span text:style-name="T5">transactions</text:span><text:span text:style-name="T4"> </text:span><text:span text:style-name="T5">union</text:span><text:span text:style-name="T4"> </text:span><text:span text:style-name="T5">{transaction</text:span><text:span text:style-name="T4">}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 </text:span><text:span text:style-name="T5">and</text:span><text:span text:style-name="T4"> </text:span><text:span text:style-name="T5">card</text:span><text:span text:style-name="T4"> </text:span><text:span text:style-name="T5">gcs</text:span><text:span text:style-name="T4"> </text:span><text:span text:style-name="T5">&gt;=</text:span><text:span text:style-name="T4"> </text:span><text:span text:style-name="T5">1</text:span><text:span text:style-name="T4"> </text:span><text:span text:style-name="T5">and</text:span></text:p>
      <text:p text:style-name="P2"><text:span text:style-name="T4"><text:tab/><text:tab/></text:span><text:span text:style-name="T5">c</text:span><text:span text:style-name="T4"> </text:span><text:span text:style-name="T5">in</text:span><text:span text:style-name="T3"> set</text:span><text:span text:style-name="T4"> </text:span><text:span text:style-name="T5">clients</text:span><text:span text:style-name="T4"> </text:span><text:span text:style-name="T5">and</text:span><text:span text:style-name="T4"> </text:span><text:span text:style-name="T5">sc</text:span><text:span text:style-name="T4"> </text:span><text:span text:style-name="T5">in</text:span><text:span text:style-name="T3"> set</text:span><text:span text:style-name="T4"> </text:span><text:span text:style-name="T5">getCashiersInternal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card</text:span><text:span text:style-name="T4"> </text:span><text:span text:style-name="T5">transactions</text:span><text:span text:style-name="T4"> </text:span><text:span text:style-name="T5">=</text:span><text:span text:style-name="T4"> </text:span><text:span text:style-name="T5">card</text:span><text:span text:style-name="T4"> </text:span><text:span text:style-name="T5">transactions</text:span><text:span text:style-name="T4">~ </text:span><text:span text:style-name="T5">+</text:span><text:span text:style-name="T4"> </text:span><text:span text:style-name="T5">1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Create and save the transaction that purchases a set of products</text:span></text:p>
      <text:p text:style-name="P2"><text:span text:style-name="T4"><text:tab/></text:span><text:span text:style-name="T3">private</text:span><text:span text:style-name="T4"> addPurchaseTransaction: Date * Client * </text:span><text:span text:style-name="T3">set</text:span><text:span text:style-name="T4"> </text:span><text:span text:style-name="T3">of</text:span><text:span text:style-name="T4"> Product * StoreCashier ==&gt; () </text:span></text:p>
      <text:p text:style-name="P2"><text:span text:style-name="T4"><text:tab/>addPurchaseTransaction(d,c,sp,sc) ==<text:tab/></text:span></text:p>
      <text:p text:style-name="P2"><text:span text:style-name="T4"><text:tab/></text:span><text:span text:style-name="T5">(</text:span></text:p>
      <text:p text:style-name="P2"><text:span text:style-name="T4"><text:tab/><text:tab/></text:span><text:span text:style-name="T3">dcl</text:span><text:span text:style-name="T4"> transaction: Transaction := </text:span><text:span text:style-name="T5">new</text:span><text:span text:style-name="T4"> </text:span><text:span text:style-name="T5">Purchase</text:span><text:span text:style-name="T4">(</text:span><text:span text:style-name="T5">d</text:span><text:span text:style-name="T4">,</text:span><text:span text:style-name="T5">c</text:span><text:span text:style-name="T4">,</text:span><text:span text:style-name="T5">sp</text:span><text:span text:style-name="T4">,</text:span><text:span text:style-name="T5">sc</text:span><text:span text:style-name="T4">);</text:span></text:p>
      <text:p text:style-name="P2"><text:span text:style-name="T4"><text:tab/><text:tab/></text:span><text:span text:style-name="T5">transactions</text:span><text:span text:style-name="T4"> := </text:span><text:span text:style-name="T5">transactions</text:span><text:span text:style-name="T4"> </text:span><text:span text:style-name="T5">union</text:span><text:span text:style-name="T4"> </text:span><text:span text:style-name="T5">{transaction</text:span><text:span text:style-name="T4">}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hasCashierPerms</text:span><text:span text:style-name="T4">() </text:span><text:span text:style-name="T5">and</text:span><text:span text:style-name="T4"> </text:span><text:span text:style-name="T5">card</text:span><text:span text:style-name="T4"> </text:span><text:span text:style-name="T5">sp</text:span><text:span text:style-name="T4"> </text:span><text:span text:style-name="T5">&gt;=</text:span><text:span text:style-name="T4"> </text:span><text:span text:style-name="T5">1</text:span></text:p>
      <text:p text:style-name="P2"><text:span text:style-name="T4"><text:tab/><text:tab/></text:span><text:span text:style-name="T5">and</text:span><text:span text:style-name="T4"> </text:span><text:span text:style-name="T5">c</text:span><text:span text:style-name="T4"> </text:span><text:span text:style-name="T5">in</text:span><text:span text:style-name="T3"> set</text:span><text:span text:style-name="T4"> </text:span><text:span text:style-name="T5">clients</text:span><text:span text:style-name="T4"> </text:span><text:span text:style-name="T5">and</text:span><text:span text:style-name="T4"> </text:span><text:span text:style-name="T5">sc</text:span><text:span text:style-name="T4"> </text:span><text:span text:style-name="T5">in</text:span><text:span text:style-name="T3"> set</text:span><text:span text:style-name="T4"> </text:span><text:span text:style-name="T5">getCashiersInternal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card</text:span><text:span text:style-name="T4"> </text:span><text:span text:style-name="T5">transactions</text:span><text:span text:style-name="T4"> </text:span><text:span text:style-name="T5">=</text:span><text:span text:style-name="T4"> </text:span><text:span text:style-name="T5">card</text:span><text:span text:style-name="T4"> </text:span><text:span text:style-name="T5">transactions</text:span><text:span text:style-name="T4">~ </text:span><text:span text:style-name="T5">+</text:span><text:span text:style-name="T4"> </text:span><text:span text:style-name="T5">1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Check if the logged in user has cashier permissions</text:span></text:p>
      <text:p text:style-name="P2"><text:span text:style-name="T4"><text:tab/></text:span><text:span text:style-name="T3">private</text:span><text:span text:style-name="T4"> </text:span><text:span text:style-name="T3">pure</text:span><text:span text:style-name="T4"> hasCashierPerms: () ==&gt; </text:span><text:span text:style-name="T3">bool</text:span></text:p>
      <text:p text:style-name="P2"><text:span text:style-name="T4"><text:tab/>hasCashierPerms() ==</text:span></text:p>
      <text:p text:style-name="P2"><text:span text:style-name="T4"><text:tab/><text:tab/></text:span><text:span text:style-name="T5">return</text:span><text:span text:style-name="T4"> </text:span><text:span text:style-name="T5">loggedInType</text:span><text:span text:style-name="T4"> </text:span><text:span text:style-name="T5">in</text:span><text:span text:style-name="T3"> set</text:span><text:span text:style-name="T4"> </text:span><text:span text:style-name="T5">{&lt;Admin&gt;</text:span><text:span text:style-name="T4">, </text:span><text:span text:style-name="T5">&lt;Cashier&gt;</text:span><text:span text:style-name="T4">}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loggedInType</text:span><text:span text:style-name="T4"> </text:span><text:span text:style-name="T5">in</text:span><text:span text:style-name="T3"> set</text:span><text:span text:style-name="T4"> </text:span><text:span text:style-name="T5">{&lt;Admin&gt;</text:span><text:span text:style-name="T4">, </text:span><text:span text:style-name="T5">&lt;Cashier&gt;</text:span><text:span text:style-name="T4">};</text:span></text:p>
      <text:p text:style-name="P2"><text:span text:style-name="T4"><text:tab/><text:tab/></text:span></text:p>
      <text:p text:style-name="P2"><text:span text:style-name="T4"><text:tab/></text:span><text:span text:style-name="T1">-- Check if the logged in user has admin permissions</text:span></text:p>
      <text:p text:style-name="P2"><text:span text:style-name="T4"><text:tab/></text:span><text:span text:style-name="T3">private</text:span><text:span text:style-name="T4"> </text:span><text:span text:style-name="T3">pure</text:span><text:span text:style-name="T4"> hasAdminPerms: () ==&gt; </text:span><text:span text:style-name="T3">bool</text:span></text:p>
      <text:p text:style-name="P2"><text:span text:style-name="T4"><text:tab/>hasAdminPerms() ==</text:span></text:p>
      <text:p text:style-name="P2"><text:span text:style-name="T4"><text:tab/><text:tab/></text:span><text:span text:style-name="T5">return</text:span><text:span text:style-name="T4"> </text:span><text:span text:style-name="T5">loggedInType</text:span><text:span text:style-name="T4"> </text:span><text:span text:style-name="T5">=</text:span><text:span text:style-name="T4"> </text:span><text:span text:style-name="T5">&lt;Admin&gt;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(</text:span><text:span text:style-name="T5">loggedInType</text:span><text:span text:style-name="T4"> </text:span><text:span text:style-name="T5">=</text:span><text:span text:style-name="T4"> </text:span><text:span text:style-name="T5">&lt;Admin&gt;</text:span><text:span text:style-name="T4">);</text:span></text:p>
      <text:p text:style-name="P2"><text:span text:style-name="T4"><text:tab/></text:span></text:p>
      <text:p text:style-name="P2"><text:span text:style-name="T4"><text:tab/></text:span><text:span text:style-name="T1">-- Sum the values of a set of giftcards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sumGiftCardValues: (</text:span><text:span text:style-name="T3">set</text:span><text:span text:style-name="T4"> </text:span><text:span text:style-name="T3">of</text:span><text:span text:style-name="T4"> GiftCard) ==&gt; </text:span><text:span text:style-name="T3">nat1</text:span></text:p>
      <text:p text:style-name="P2"><text:span text:style-name="T4"><text:tab/>sumGiftCardValues(giftCards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res: </text:span><text:span text:style-name="T3">nat</text:span><text:span text:style-name="T4"> := </text:span><text:span text:style-name="T5">0</text:span><text:span text:style-name="T4">;</text:span></text:p>
      <text:p text:style-name="P2"><text:span text:style-name="T4"><text:tab/><text:tab/></text:span><text:span text:style-name="T5">for</text:span><text:span text:style-name="T3"> all</text:span><text:span text:style-name="T4"> gc </text:span><text:span text:style-name="T3">in set</text:span><text:span text:style-name="T4"> </text:span><text:span text:style-name="T5">giftCards</text:span><text:span text:style-name="T4"> </text:span><text:span text:style-name="T3">do</text:span><text:span text:style-name="T4"> </text:span><text:span text:style-name="T5">res</text:span><text:span text:style-name="T4"> := </text:span><text:span text:style-name="T5">res</text:span><text:span text:style-name="T4"> </text:span><text:span text:style-name="T5">+</text:span><text:span text:style-name="T4"> </text:span><text:span text:style-name="T5">gc</text:span><text:span text:style-name="T4">.</text:span><text:span text:style-name="T5">getValue</text:span><text:span text:style-name="T4">();</text:span></text:p>
      <text:p text:style-name="P2"><text:span text:style-name="T4"><text:tab/><text:tab/></text:span><text:span text:style-name="T5">return</text:span><text:span text:style-name="T4"> </text:span><text:span text:style-name="T5">res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card</text:span><text:span text:style-name="T4"> </text:span><text:span text:style-name="T5">giftCards</text:span><text:span text:style-name="T4"> </text:span><text:span text:style-name="T5">&gt;</text:span><text:span text:style-name="T4"> </text:span><text:span text:style-name="T5">0</text:span></text:p>
      <text:p text:style-name="P2"><text:soft-page-break/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&gt;</text:span><text:span text:style-name="T4"> </text:span><text:span text:style-name="T5">0</text:span><text:span text:style-name="T4">;</text:span></text:p>
      <text:p text:style-name="Standard"><text:span text:style-name="T3">end</text:span><text:span text:style-name="T4"> Kid2Kid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2"><text:span text:style-name="T4"/></text:p>
      <text:p text:style-name="P4"><text:span text:style-name="T1">-- Abstract class that represents any product sold in Kid2Kid stores, except for GiftCards.</text:span></text:p>
      <text:p text:style-name="P2"><text:span text:style-name="T3">class</text:span><text:span text:style-name="T4"> Product</text:span></text:p>
      <text:p text:style-name="P2"><text:span text:style-name="T3">types</text:span></text:p>
      <text:p text:style-name="P2"><text:span text:style-name="T4"><text:tab/></text:span><text:span text:style-name="T3">public</text:span><text:span text:style-name="T4"> CustomString = </text:span><text:span text:style-name="T3">seq1</text:span><text:span text:style-name="T4"> </text:span><text:span text:style-name="T3">of</text:span><text:span text:style-name="T4"> </text:span><text:span text:style-name="T3">char</text:span><text:span text:style-name="T4">;</text:span></text:p>
      <text:p text:style-name="P2"><text:span text:style-name="T4"><text:tab/></text:span><text:span text:style-name="T3">public</text:span><text:span text:style-name="T4"> ProductState = </text:span><text:span text:style-name="T8">&lt;New&gt;</text:span><text:span text:style-name="T4"> | </text:span><text:span text:style-name="T8">&lt;Low_Use&gt;</text:span><text:span text:style-name="T4"> | </text:span><text:span text:style-name="T8">&lt;High_Use&gt;</text:span><text:span text:style-name="T4">;</text:span></text:p>
      <text:p text:style-name="P2"><text:span text:style-name="T3">values</text:span></text:p>
      <text:p text:style-name="P2"><text:span text:style-name="T4"><text:tab/></text:span><text:span text:style-name="T3">public</text:span><text:span text:style-name="T4"> CREDIT_NOTE_MULTIPLIER: </text:span><text:span text:style-name="T3">real</text:span><text:span text:style-name="T4"> = </text:span><text:span text:style-name="T5">1.2</text:span><text:span text:style-name="T4">;</text:span></text:p>
      <text:p text:style-name="P2"><text:span text:style-name="T3">instance variables</text:span></text:p>
      <text:p text:style-name="P2"><text:span text:style-name="T4"><text:tab/></text:span><text:span text:style-name="T3">protected</text:span><text:span text:style-name="T4"> </text:span><text:span text:style-name="T3">static</text:span><text:span text:style-name="T4"> idCounter: </text:span><text:span text:style-name="T3">nat</text:span><text:span text:style-name="T4"> := </text:span><text:span text:style-name="T5">0</text:span><text:span text:style-name="T4">;</text:span></text:p>
      <text:p text:style-name="P2"><text:span text:style-name="T4"><text:tab/></text:span><text:span text:style-name="T3">protected</text:span><text:span text:style-name="T4"> id: </text:span><text:span text:style-name="T3">nat</text:span><text:span text:style-name="T4">;</text:span></text:p>
      <text:p text:style-name="P2"><text:span text:style-name="T4"><text:tab/></text:span><text:span text:style-name="T3">protected</text:span><text:span text:style-name="T4"> buyPrice: </text:span><text:span text:style-name="T3">real</text:span><text:span text:style-name="T4"> := </text:span><text:span text:style-name="T5">0</text:span><text:span text:style-name="T4">;</text:span></text:p>
      <text:p text:style-name="P2"><text:span text:style-name="T4"><text:tab/></text:span><text:span text:style-name="T3">protected</text:span><text:span text:style-name="T4"> sellPrice: </text:span><text:span text:style-name="T3">real</text:span><text:span text:style-name="T4"> := </text:span><text:span text:style-name="T5">9999999</text:span><text:span text:style-name="T4">;</text:span></text:p>
      <text:p text:style-name="P2"><text:span text:style-name="T4"><text:tab/></text:span><text:span text:style-name="T3">protected</text:span><text:span text:style-name="T4"> state: ProductState;</text:span></text:p>
      <text:p text:style-name="P2"><text:span text:style-name="T4"><text:tab/></text:span><text:span text:style-name="T3">protected</text:span><text:span text:style-name="T4"> description: [CustomString] := </text:span><text:span text:style-name="T5">nil</text:span><text:span text:style-name="T4">;</text:span></text:p>
      <text:p text:style-name="P2"><text:span text:style-name="T4"><text:tab/></text:span><text:span text:style-name="T3">inv</text:span><text:span text:style-name="T4"> </text:span><text:span text:style-name="T5">sellPrice</text:span><text:span text:style-name="T4"> </text:span><text:span text:style-name="T5">&gt;=</text:span><text:span text:style-name="T4"> </text:span><text:span text:style-name="T5">buyPrice</text:span><text:span text:style-name="T4">;</text:span></text:p>
      <text:p text:style-name="P2"><text:span text:style-name="T3">operations</text:span></text:p>
      <text:p text:style-name="P3"/>
      <text:p text:style-name="P2"><text:span text:style-name="T4"><text:tab/></text:span><text:span text:style-name="T1">-- Get the sell price of the Product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SellPrice: () ==&gt; </text:span><text:span text:style-name="T3">real</text:span></text:p>
      <text:p text:style-name="P2"><text:span text:style-name="T4"><text:tab/>getSellPrice() ==</text:span></text:p>
      <text:p text:style-name="P2"><text:span text:style-name="T4"><text:tab/><text:tab/></text:span><text:span text:style-name="T5">return</text:span><text:span text:style-name="T4"> </text:span><text:span text:style-name="T5">sellPrice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sellPric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the buy price of the Product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BuyPrice: () ==&gt; </text:span><text:span text:style-name="T3">real</text:span></text:p>
      <text:p text:style-name="P2"><text:span text:style-name="T4"><text:tab/>getBuyPrice() ==</text:span></text:p>
      <text:p text:style-name="P2"><text:span text:style-name="T4"><text:tab/><text:tab/></text:span><text:span text:style-name="T5">return</text:span><text:span text:style-name="T4"> </text:span><text:span text:style-name="T5">buyPrice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buyPrice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the credit notes value of the Product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CreditNotesValue: () ==&gt; </text:span><text:span text:style-name="T3">real</text:span></text:p>
      <text:p text:style-name="P2"><text:span text:style-name="T4"><text:tab/>getCreditNotesValue() ==</text:span></text:p>
      <text:p text:style-name="P2"><text:span text:style-name="T4"><text:tab/><text:tab/></text:span><text:span text:style-name="T5">return</text:span><text:span text:style-name="T4"> </text:span><text:span text:style-name="T5">buyPrice</text:span><text:span text:style-name="T4"> </text:span><text:span text:style-name="T5">*</text:span><text:span text:style-name="T4"> </text:span><text:span text:style-name="T5">CREDIT_NOTE_MULTIPLIER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buyPrice</text:span><text:span text:style-name="T4"> </text:span><text:span text:style-name="T5">*</text:span><text:span text:style-name="T4"> </text:span><text:span text:style-name="T5">CREDIT_NOTE_MULTIPLIER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Update the description of the Product.</text:span></text:p>
      <text:p text:style-name="P2"><text:span text:style-name="T4"><text:tab/></text:span><text:span text:style-name="T3">public</text:span><text:span text:style-name="T4"> setDescription: CustomString ==&gt; ()</text:span></text:p>
      <text:p text:style-name="P2"><text:span text:style-name="T4"><text:tab/>setDescription(newDescription) == </text:span></text:p>
      <text:p text:style-name="P2"><text:span text:style-name="T4"><text:tab/><text:tab/></text:span><text:span text:style-name="T5">description</text:span><text:span text:style-name="T4"> := </text:span><text:span text:style-name="T5">newDescription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description</text:span><text:span text:style-name="T4"> </text:span><text:span text:style-name="T5">=</text:span><text:span text:style-name="T4"> </text:span><text:span text:style-name="T5">newDescription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Algorithm that sets the buy price of the Product</text:span></text:p>
      <text:p text:style-name="P2"><text:span text:style-name="T4"><text:tab/></text:span><text:span text:style-name="T3">protected</text:span><text:span text:style-name="T4"> setPrices: () ==&gt; ()</text:span></text:p>
      <text:p text:style-name="P2"><text:span text:style-name="T4"><text:tab/>setPrices(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buyPrice</text:span><text:span text:style-name="T4"> := <text:s/></text:span><text:span text:style-name="T5">10</text:span><text:span text:style-name="T4"> </text:span><text:span text:style-name="T5">*</text:span><text:span text:style-name="T4"> </text:span><text:span text:style-name="T5">getStateValue</text:span><text:span text:style-name="T4">();</text:span></text:p>
      <text:p text:style-name="P2"><text:span text:style-name="T4"><text:tab/><text:tab/></text:span><text:span text:style-name="T5">sellPrice</text:span><text:span text:style-name="T4"> := </text:span><text:span text:style-name="T5">1.3</text:span><text:span text:style-name="T4"> </text:span><text:span text:style-name="T5">*</text:span><text:span text:style-name="T4"> </text:span><text:span text:style-name="T5">buyPrice</text:span></text:p>
      <text:p text:style-name="P2"><text:span text:style-name="T4"><text:tab/><text:tab/>)</text:span></text:p>
      <text:p text:style-name="P2"><text:span text:style-name="T4"><text:tab/></text:span><text:span text:style-name="T3">pre</text:span><text:span text:style-name="T4"> </text:span><text:span text:style-name="T5">state</text:span><text:span text:style-name="T4"> </text:span><text:span text:style-name="T5">&lt;&gt;</text:span><text:span text:style-name="T4"> </text:span><text:span text:style-name="T5">undefined</text:span></text:p>
      <text:p text:style-name="P2"><text:span text:style-name="T4"><text:tab/></text:span><text:span text:style-name="T3">post</text:span><text:span text:style-name="T4"> </text:span><text:span text:style-name="T5">buyPrice</text:span><text:span text:style-name="T4"> </text:span><text:span text:style-name="T5">&gt;</text:span><text:span text:style-name="T4"> </text:span><text:span text:style-name="T5">0</text:span><text:span text:style-name="T4"> </text:span><text:span text:style-name="T5">and</text:span><text:span text:style-name="T4"> </text:span><text:span text:style-name="T5">sellPrice</text:span><text:span text:style-name="T4"> </text:span><text:span text:style-name="T5">&gt;</text:span><text:span text:style-name="T4"> </text:span><text:span text:style-name="T5">buyPrice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Set sell price manually.</text:span></text:p>
      <text:p text:style-name="P2"><text:span text:style-name="T4"><text:tab/></text:span><text:span text:style-name="T3">public</text:span><text:span text:style-name="T4"> setSellPrice: </text:span><text:span text:style-name="T3">real</text:span><text:span text:style-name="T4"> ==&gt; ()</text:span></text:p>
      <text:p text:style-name="P2"><text:span text:style-name="T4"><text:tab/>setSellPrice(newPrice) ==</text:span></text:p>
      <text:p text:style-name="P2"><text:span text:style-name="T4"><text:tab/><text:tab/></text:span><text:span text:style-name="T5">sellPrice</text:span><text:span text:style-name="T4"> := </text:span><text:span text:style-name="T5">newPrice</text:span></text:p>
      <text:p text:style-name="P2"><text:span text:style-name="T4"><text:tab/></text:span><text:span text:style-name="T3">pre</text:span><text:span text:style-name="T4"> </text:span><text:span text:style-name="T5">buyPrice</text:span><text:span text:style-name="T4"> </text:span><text:span text:style-name="T5">&lt;&gt;</text:span><text:span text:style-name="T4"> </text:span><text:span text:style-name="T5">undefined</text:span><text:span text:style-name="T4"> </text:span><text:span text:style-name="T5">and</text:span><text:span text:style-name="T4"> </text:span><text:span text:style-name="T5">newPrice</text:span><text:span text:style-name="T4"> </text:span><text:span text:style-name="T5">&gt;</text:span><text:span text:style-name="T4"> </text:span><text:span text:style-name="T5">buyPrice</text:span></text:p>
      <text:p text:style-name="P2"><text:span text:style-name="T4"><text:tab/></text:span><text:span text:style-name="T3">post</text:span><text:span text:style-name="T4"> </text:span><text:span text:style-name="T5">sellPrice</text:span><text:span text:style-name="T4"> </text:span><text:span text:style-name="T5">&gt;</text:span><text:span text:style-name="T4"> </text:span><text:span text:style-name="T5">buyPrice</text:span><text:span text:style-name="T4"> </text:span><text:span text:style-name="T5">and</text:span><text:span text:style-name="T4"> </text:span><text:span text:style-name="T5">sellPrice</text:span><text:span text:style-name="T4"> </text:span><text:span text:style-name="T5">=</text:span><text:span text:style-name="T4"> </text:span><text:span text:style-name="T5">newPrice</text:span><text:span text:style-name="T4">;</text:span></text:p>
      <text:p text:style-name="P3"><text:soft-page-break/></text:p>
      <text:p text:style-name="P2"><text:span text:style-name="T4"><text:tab/></text:span><text:span text:style-name="T1">-- Get the state of the product as a number to be used in the algorithm that evaluates the Product value.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StateValue: () ==&gt; </text:span><text:span text:style-name="T3">real</text:span></text:p>
      <text:p text:style-name="P2"><text:span text:style-name="T4"><text:tab/>getStateValue() ==</text:span></text:p>
      <text:p text:style-name="P2"><text:span text:style-name="T4"><text:tab/></text:span><text:span text:style-name="T5">(</text:span></text:p>
      <text:p text:style-name="P2"><text:span text:style-name="T4"><text:tab/></text:span><text:span text:style-name="T5">if</text:span><text:span text:style-name="T4"> </text:span><text:span text:style-name="T5">state</text:span><text:span text:style-name="T4"> </text:span><text:span text:style-name="T5">=</text:span><text:span text:style-name="T4"> </text:span><text:span text:style-name="T5">&lt;New&gt;</text:span><text:span text:style-name="T4"> </text:span><text:span text:style-name="T3">then</text:span><text:span text:style-name="T4"> </text:span><text:span text:style-name="T5">return</text:span><text:span text:style-name="T4"> </text:span><text:span text:style-name="T5">1.0</text:span><text:span text:style-name="T4">;</text:span></text:p>
      <text:p text:style-name="P2"><text:span text:style-name="T4"><text:tab/></text:span><text:span text:style-name="T5">if</text:span><text:span text:style-name="T4"> </text:span><text:span text:style-name="T5">state</text:span><text:span text:style-name="T4"> </text:span><text:span text:style-name="T5">=</text:span><text:span text:style-name="T4"> </text:span><text:span text:style-name="T5">&lt;Low_Use&gt;</text:span><text:span text:style-name="T4"> </text:span><text:span text:style-name="T3">then</text:span><text:span text:style-name="T4"> </text:span><text:span text:style-name="T5">return</text:span><text:span text:style-name="T4"> </text:span><text:span text:style-name="T5">0.8</text:span><text:span text:style-name="T4">;</text:span></text:p>
      <text:p text:style-name="P2"><text:span text:style-name="T4"><text:tab/></text:span><text:span text:style-name="T5">return</text:span><text:span text:style-name="T4"> </text:span><text:span text:style-name="T5">0.5</text:span><text:span text:style-name="T4">;</text:span></text:p>
      <text:p text:style-name="P2"><text:span text:style-name="T4"><text:tab/>)</text:span></text:p>
      <text:p text:style-name="P2"><text:span text:style-name="T4"><text:tab/></text:span><text:span text:style-name="T3">pre</text:span><text:span text:style-name="T4"> </text:span><text:span text:style-name="T5">state</text:span><text:span text:style-name="T4"> </text:span><text:span text:style-name="T5">=</text:span><text:span text:style-name="T4"> </text:span><text:span text:style-name="T5">&lt;New&gt;</text:span><text:span text:style-name="T4"> </text:span><text:span text:style-name="T5">or</text:span><text:span text:style-name="T4"> </text:span><text:span text:style-name="T5">state</text:span><text:span text:style-name="T4"> </text:span><text:span text:style-name="T5">=</text:span><text:span text:style-name="T4"> </text:span><text:span text:style-name="T5">&lt;Low_Use&gt;</text:span><text:span text:style-name="T4"> </text:span><text:span text:style-name="T5">or</text:span><text:span text:style-name="T4"> </text:span><text:span text:style-name="T5">state</text:span><text:span text:style-name="T4"> </text:span><text:span text:style-name="T5">=</text:span><text:span text:style-name="T4"> </text:span><text:span text:style-name="T5">&lt;High_Use&gt;</text:span></text:p>
      <text:p text:style-name="P2"><text:span text:style-name="T4"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0.5</text:span><text:span text:style-name="T4"> </text:span><text:span text:style-name="T5">or</text:span><text:span text:style-name="T4"> </text:span><text:span text:style-name="T5">RESULT</text:span><text:span text:style-name="T4"> </text:span><text:span text:style-name="T5">=</text:span><text:span text:style-name="T4"> </text:span><text:span text:style-name="T5">0.8</text:span><text:span text:style-name="T4"> </text:span><text:span text:style-name="T5">or</text:span><text:span text:style-name="T4"> </text:span><text:span text:style-name="T5">RESULT</text:span><text:span text:style-name="T4"> </text:span><text:span text:style-name="T5">=</text:span><text:span text:style-name="T4"> </text:span><text:span text:style-name="T5">1.0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the description of the Product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Description: () ==&gt; CustomString</text:span></text:p>
      <text:p text:style-name="P2"><text:span text:style-name="T4"><text:tab/>getDescription() ==</text:span></text:p>
      <text:p text:style-name="P2"><text:span text:style-name="T4"><text:tab/><text:tab/></text:span><text:span text:style-name="T5">return</text:span><text:span text:style-name="T4"> </text:span><text:span text:style-name="T5">description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description</text:span><text:span text:style-name="T4">;</text:span></text:p>
      <text:p text:style-name="P3"/>
      <text:p text:style-name="P2"><text:span text:style-name="T3">end</text:span><text:span text:style-name="T4"> Product</text:span></text:p>
      <text:p text:style-name="Standard"><text:span text:style-name="T4"/></text:p>
      <text:p text:style-name="Standard"><text:span text:style-name="T4"/></text:p>
      <text:p text:style-name="P1"><text:span text:style-name="T4"/></text:p>
      <text:p text:style-name="P2"><text:span text:style-name="T4"/></text:p>
      <text:p text:style-name="P4"><text:span text:style-name="T1">-- A purchase transaction</text:span></text:p>
      <text:p text:style-name="P2"><text:span text:style-name="T3">class</text:span><text:span text:style-name="T4"> Purchase </text:span><text:span text:style-name="T3">is subclass of</text:span><text:span text:style-name="T4"> Transaction</text:span></text:p>
      <text:p text:style-name="P2"><text:span text:style-name="T3">instance variables</text:span></text:p>
      <text:p text:style-name="P2"><text:span text:style-name="T3">operations</text:span></text:p>
      <text:p text:style-name="P2"><text:span text:style-name="T4"><text:tab/></text:span><text:span text:style-name="T3">public</text:span><text:span text:style-name="T4"> Purchase: Date * Client * </text:span><text:span text:style-name="T3">set</text:span><text:span text:style-name="T4"> </text:span><text:span text:style-name="T3">of</text:span><text:span text:style-name="T4"> Product * StoreCashier ==&gt; Purchase</text:span></text:p>
      <text:p text:style-name="P2"><text:span text:style-name="T4"><text:tab/>Purchase(d, c, ps, sc) ==</text:span></text:p>
      <text:p text:style-name="P2"><text:span text:style-name="T4"><text:tab/><text:tab/><text:tab/></text:span><text:span text:style-name="T5">(</text:span></text:p>
      <text:p text:style-name="P2"><text:span text:style-name="T4"><text:tab/><text:tab/><text:tab/></text:span><text:span text:style-name="T5">date</text:span><text:span text:style-name="T4"> := </text:span><text:span text:style-name="T5">d</text:span><text:span text:style-name="T4">;</text:span></text:p>
      <text:p text:style-name="P2"><text:span text:style-name="T4"><text:tab/><text:tab/><text:tab/></text:span><text:span text:style-name="T5">client</text:span><text:span text:style-name="T4"> := </text:span><text:span text:style-name="T5">c</text:span><text:span text:style-name="T4">;</text:span></text:p>
      <text:p text:style-name="P2"><text:span text:style-name="T4"><text:tab/><text:tab/><text:tab/></text:span><text:span text:style-name="T5">productsTransacted</text:span><text:span text:style-name="T4"> := </text:span><text:span text:style-name="T5">ps</text:span><text:span text:style-name="T4">;</text:span></text:p>
      <text:p text:style-name="P2"><text:span text:style-name="T4"><text:tab/><text:tab/><text:tab/></text:span><text:span text:style-name="T5">storeAuthorizer</text:span><text:span text:style-name="T4"> := </text:span><text:span text:style-name="T5">sc</text:span><text:span text:style-name="T4">;</text:span></text:p>
      <text:p text:style-name="P2"><text:span text:style-name="T4"><text:tab/><text:tab/><text:tab/></text:span><text:span text:style-name="T5">value</text:span><text:span text:style-name="T4"> := </text:span><text:span text:style-name="T5">sumProductValues</text:span><text:span text:style-name="T4">(</text:span><text:span text:style-name="T5">productsTransacted</text:span><text:span text:style-name="T4">);</text:span></text:p>
      <text:p text:style-name="P2"><text:span text:style-name="T4"><text:tab/><text:tab/><text:tab/></text:span><text:span text:style-name="T5">return</text:span><text:span text:style-name="T4"> </text:span><text:span text:style-name="T5">self</text:span><text:span text:style-name="T4">;</text:span></text:p>
      <text:p text:style-name="P2"><text:span text:style-name="T4"><text:tab/><text:tab/><text:tab/>)</text:span></text:p>
      <text:p text:style-name="P2"><text:span text:style-name="T4"><text:tab/><text:tab/><text:tab/></text:span><text:span text:style-name="T3">pre</text:span><text:span text:style-name="T4"> </text:span><text:span text:style-name="T5">card</text:span><text:span text:style-name="T4"> </text:span><text:span text:style-name="T5">ps</text:span><text:span text:style-name="T4"> </text:span><text:span text:style-name="T5">&gt;=</text:span><text:span text:style-name="T4"> </text:span><text:span text:style-name="T5">1</text:span></text:p>
      <text:p text:style-name="P2"><text:span text:style-name="T4"><text:tab/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self</text:span><text:span text:style-name="T4">;</text:span></text:p>
      <text:p text:style-name="P2"><text:span text:style-name="T4"><text:tab/></text:span></text:p>
      <text:p text:style-name="P2"><text:span text:style-name="T4"><text:tab/></text:span></text:p>
      <text:p text:style-name="P2"><text:span text:style-name="T4"><text:tab/></text:span><text:span text:style-name="T1">-- Sum the buy prices of the products in the transaction<text:tab/><text:tab/></text:span></text:p>
      <text:p text:style-name="P2"><text:span text:style-name="T4"><text:tab/></text:span><text:span text:style-name="T3">protected</text:span><text:span text:style-name="T4"> </text:span><text:span text:style-name="T3">pure</text:span><text:span text:style-name="T4"> sumProductValues: </text:span><text:span text:style-name="T3">set</text:span><text:span text:style-name="T4"> </text:span><text:span text:style-name="T3">of</text:span><text:span text:style-name="T4"> Product ==&gt; </text:span><text:span text:style-name="T3">nat</text:span></text:p>
      <text:p text:style-name="P2"><text:span text:style-name="T4"><text:tab/>sumProductValues(pSet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result: </text:span><text:span text:style-name="T3">nat</text:span><text:span text:style-name="T4"> := </text:span><text:span text:style-name="T5">0</text:span><text:span text:style-name="T4">;</text:span></text:p>
      <text:p text:style-name="P2"><text:span text:style-name="T4"><text:tab/><text:tab/></text:span><text:span text:style-name="T5">for</text:span><text:span text:style-name="T3"> all</text:span><text:span text:style-name="T4"> p </text:span><text:span text:style-name="T3">in set</text:span><text:span text:style-name="T4"> </text:span><text:span text:style-name="T5">pSet</text:span><text:span text:style-name="T4"> </text:span><text:span text:style-name="T3">do</text:span><text:span text:style-name="T4"> </text:span></text:p>
      <text:p text:style-name="P2"><text:span text:style-name="T4"><text:tab/><text:tab/><text:tab/></text:span><text:span text:style-name="T5">(</text:span></text:p>
      <text:p text:style-name="P2"><text:span text:style-name="T4"><text:tab/><text:tab/><text:tab/></text:span><text:span text:style-name="T5">result</text:span><text:span text:style-name="T4"> := </text:span><text:span text:style-name="T5">result</text:span><text:span text:style-name="T4"> </text:span><text:span text:style-name="T5">+</text:span><text:span text:style-name="T4"> </text:span><text:span text:style-name="T5">p</text:span><text:span text:style-name="T4">.</text:span><text:span text:style-name="T5">getBuyPrice</text:span><text:span text:style-name="T4">();</text:span></text:p>
      <text:p text:style-name="P2"><text:span text:style-name="T4"><text:tab/><text:tab/><text:tab/>);</text:span></text:p>
      <text:p text:style-name="P2"><text:span text:style-name="T4"><text:tab/><text:tab/></text:span><text:span text:style-name="T5">return</text:span><text:span text:style-name="T4"> </text:span><text:span text:style-name="T5">result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 </text:span><text:span text:style-name="T1">-- same as body</text:span></text:p>
      <text:p text:style-name="P2"><text:span text:style-name="T4"><text:tab/><text:tab/></text:span></text:p>
      <text:p text:style-name="P2"><text:span text:style-name="T3">traces</text:span></text:p>
      <text:p text:style-name="P2"><text:span text:style-name="T1">-- TODO Define Combinatorial Test Traces here</text:span></text:p>
      <text:p text:style-name="Standard"><text:span text:style-name="T3">end</text:span><text:span text:style-name="T4"> Purchase</text:span></text:p>
      <text:p text:style-name="Standard"><text:span text:style-name="T4"/></text:p>
      <text:p text:style-name="Standard"><text:span text:style-name="T4"/></text:p>
      <text:p text:style-name="P2"><text:span text:style-name="T1">-- Represents a collection of items that were sold by a store</text:span></text:p>
      <text:p text:style-name="P2"><text:span text:style-name="T3"/></text:p>
      <text:p text:style-name="P4"><text:span text:style-name="T3">class</text:span><text:span text:style-name="T4"> Sale </text:span><text:span text:style-name="T3">is subclass of</text:span><text:span text:style-name="T4"> Transaction</text:span></text:p>
      <text:p text:style-name="P2"><text:span text:style-name="T3">instance variables</text:span></text:p>
      <text:p text:style-name="P2"><text:span text:style-name="T4"><text:tab/>giftCardsUsed: </text:span><text:span text:style-name="T3">set</text:span><text:span text:style-name="T4"> </text:span><text:span text:style-name="T3">of</text:span><text:span text:style-name="T4"> GiftCard := </text:span><text:span text:style-name="T5">{</text:span><text:span text:style-name="T4">};</text:span></text:p>
      <text:p text:style-name="P2"><text:span text:style-name="T4"><text:tab/>giftCardsSold: </text:span><text:span text:style-name="T3">set</text:span><text:span text:style-name="T4"> </text:span><text:span text:style-name="T3">of</text:span><text:span text:style-name="T4"> GiftCard := </text:span><text:span text:style-name="T5">{</text:span><text:span text:style-name="T4">};</text:span></text:p>
      <text:p text:style-name="P2"><text:span text:style-name="T4"><text:tab/></text:span></text:p>
      <text:p text:style-name="P2"><text:span text:style-name="T3">operations</text:span></text:p>
      <text:p text:style-name="P3"/>
      <text:p text:style-name="P2"><text:span text:style-name="T4"><text:tab/></text:span><text:span text:style-name="T1">-- Store sells products. Client possibly uses active gift cards.</text:span></text:p>
      <text:p text:style-name="P2"><text:span text:style-name="T4"><text:tab/></text:span><text:span text:style-name="T3">public</text:span><text:span text:style-name="T4"> Sale: Date * Client * </text:span><text:span text:style-name="T3">set</text:span><text:span text:style-name="T4"> </text:span><text:span text:style-name="T3">of</text:span><text:span text:style-name="T4"> Product * </text:span><text:span text:style-name="T3">set</text:span><text:span text:style-name="T4"> </text:span><text:span text:style-name="T3">of</text:span><text:span text:style-name="T4"> GiftCard * StoreCashier ==&gt; Sale</text:span></text:p>
      <text:p text:style-name="P2"><text:span text:style-name="T4"><text:tab/>Sale(d, c, p, cardsUsed, sc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date</text:span><text:span text:style-name="T4">:=</text:span><text:span text:style-name="T5">d</text:span><text:span text:style-name="T4">;</text:span></text:p>
      <text:p text:style-name="P2"><text:span text:style-name="T4"><text:tab/><text:tab/></text:span><text:span text:style-name="T5">client</text:span><text:span text:style-name="T4">:=</text:span><text:span text:style-name="T5">c</text:span><text:span text:style-name="T4">;</text:span></text:p>
      <text:p text:style-name="P2"><text:span text:style-name="T4"><text:tab/><text:tab/></text:span><text:span text:style-name="T5">productsTransacted</text:span><text:span text:style-name="T4">:=</text:span><text:span text:style-name="T5">p</text:span><text:span text:style-name="T4">;</text:span></text:p>
      <text:p text:style-name="P2"><text:span text:style-name="T4"><text:tab/><text:tab/></text:span><text:span text:style-name="T5">giftCardsUsed</text:span><text:span text:style-name="T4">:=</text:span><text:span text:style-name="T5">cardsUsed</text:span><text:span text:style-name="T4">;</text:span></text:p>
      <text:p text:style-name="P2"><text:span text:style-name="T4"><text:tab/><text:tab/></text:span><text:span text:style-name="T5">storeAuthorizer</text:span><text:span text:style-name="T4">:= </text:span><text:span text:style-name="T5">sc</text:span><text:span text:style-name="T4">;</text:span></text:p>
      <text:p text:style-name="P2"><text:span text:style-name="T4"><text:tab/><text:tab/></text:span><text:span text:style-name="T5">value</text:span><text:span text:style-name="T4">:=</text:span><text:span text:style-name="T5">sumProductValues</text:span><text:span text:style-name="T4">(</text:span><text:span text:style-name="T5">p</text:span><text:span text:style-name="T4">);</text:span></text:p>
      <text:p text:style-name="P2"><text:span text:style-name="T4"><text:tab/><text:tab/></text:span><text:span text:style-name="T5">return</text:span><text:span text:style-name="T4"> </text:span><text:span text:style-name="T5">self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card</text:span><text:span text:style-name="T4"> </text:span><text:span text:style-name="T5">p</text:span><text:span text:style-name="T4"> </text:span><text:span text:style-name="T5">&gt;=</text:span><text:span text:style-name="T4"> </text:span><text:span text:style-name="T5">1</text:span><text:span text:style-name="T4"> </text:span><text:span text:style-name="T1">-- there is at least on product being sold</text:span></text:p>
      <text:p text:style-name="P2"><text:span text:style-name="T4"><text:tab/><text:tab/></text:span><text:span text:style-name="T3">post</text:span><text:span text:style-name="T4"> </text:span></text:p>
      <text:p text:style-name="P2"><text:span text:style-name="T4"><text:tab/><text:tab/><text:tab/></text:span><text:span text:style-name="T5">date</text:span><text:span text:style-name="T4"> </text:span><text:span text:style-name="T5">=</text:span><text:span text:style-name="T4"> </text:span><text:span text:style-name="T5">d</text:span><text:span text:style-name="T4"> </text:span><text:span text:style-name="T5">and</text:span><text:span text:style-name="T4"> </text:span></text:p>
      <text:p text:style-name="P2"><text:span text:style-name="T4"><text:tab/><text:tab/><text:tab/></text:span><text:span text:style-name="T5">client</text:span><text:span text:style-name="T4"> </text:span><text:span text:style-name="T5">=</text:span><text:span text:style-name="T4"> </text:span><text:span text:style-name="T5">c</text:span><text:span text:style-name="T4"> </text:span><text:span text:style-name="T5">and</text:span><text:span text:style-name="T4"> </text:span></text:p>
      <text:p text:style-name="P2"><text:span text:style-name="T4"><text:tab/><text:tab/><text:tab/></text:span><text:span text:style-name="T5">productsTransacted</text:span><text:span text:style-name="T4"> </text:span><text:span text:style-name="T5">=</text:span><text:span text:style-name="T4"> </text:span><text:span text:style-name="T5">p</text:span><text:span text:style-name="T4"> </text:span><text:span text:style-name="T5">and</text:span><text:span text:style-name="T4"> </text:span></text:p>
      <text:p text:style-name="P2"><text:span text:style-name="T4"><text:tab/><text:tab/><text:tab/></text:span><text:span text:style-name="T5">giftCardsUsed</text:span><text:span text:style-name="T4"> </text:span><text:span text:style-name="T5">=</text:span><text:span text:style-name="T4"> </text:span><text:span text:style-name="T5">cardsUsed</text:span><text:span text:style-name="T4"> </text:span><text:span text:style-name="T5">and</text:span><text:span text:style-name="T4"> </text:span></text:p>
      <text:p text:style-name="P2"><text:span text:style-name="T4"><text:tab/><text:tab/><text:tab/></text:span><text:span text:style-name="T5">storeAuthorizer</text:span><text:span text:style-name="T4"> </text:span><text:span text:style-name="T5">=</text:span><text:span text:style-name="T4"> </text:span><text:span text:style-name="T5">sc</text:span><text:span text:style-name="T4"> </text:span><text:span text:style-name="T5">and</text:span><text:span text:style-name="T4"> </text:span></text:p>
      <text:p text:style-name="P2"><text:span text:style-name="T4"><text:tab/><text:tab/><text:tab/></text:span><text:span text:style-name="T5">value</text:span><text:span text:style-name="T4"> </text:span><text:span text:style-name="T5">=</text:span><text:span text:style-name="T4"> </text:span><text:span text:style-name="T5">sumProductValues</text:span><text:span text:style-name="T4">(</text:span><text:span text:style-name="T5">productsTransacted</text:span><text:span text:style-name="T4">) </text:span><text:span text:style-name="T5">and</text:span></text:p>
      <text:p text:style-name="P2"><text:span text:style-name="T4"><text:tab/><text:tab/><text:tab/></text:span><text:span text:style-name="T5">RESULT</text:span><text:span text:style-name="T4"> </text:span><text:span text:style-name="T5">=</text:span><text:span text:style-name="T4"> </text:span><text:span text:style-name="T5">self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Store sells gift cards.</text:span></text:p>
      <text:p text:style-name="P2"><text:span text:style-name="T4"><text:tab/></text:span><text:span text:style-name="T3">public</text:span><text:span text:style-name="T4"> Sale: Date * Client * </text:span><text:span text:style-name="T3">set</text:span><text:span text:style-name="T4"> </text:span><text:span text:style-name="T3">of</text:span><text:span text:style-name="T4"> GiftCard * StoreCashier ==&gt; Sale</text:span></text:p>
      <text:p text:style-name="P2"><text:span text:style-name="T4"><text:tab/>Sale(d, c, g, sc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date</text:span><text:span text:style-name="T4"> := </text:span><text:span text:style-name="T5">d</text:span><text:span text:style-name="T4">;</text:span></text:p>
      <text:p text:style-name="P2"><text:span text:style-name="T4"><text:tab/><text:tab/></text:span><text:span text:style-name="T5">client</text:span><text:span text:style-name="T4"> := </text:span><text:span text:style-name="T5">c</text:span><text:span text:style-name="T4">;</text:span></text:p>
      <text:p text:style-name="P2"><text:span text:style-name="T4"><text:tab/><text:tab/></text:span><text:span text:style-name="T5">giftCardsSold</text:span><text:span text:style-name="T4"> := </text:span><text:span text:style-name="T5">g</text:span><text:span text:style-name="T4">;</text:span></text:p>
      <text:p text:style-name="P2"><text:span text:style-name="T4"><text:tab/><text:tab/></text:span><text:span text:style-name="T5">storeAuthorizer</text:span><text:span text:style-name="T4"> := </text:span><text:span text:style-name="T5">sc</text:span><text:span text:style-name="T4">;</text:span></text:p>
      <text:p text:style-name="P2"><text:span text:style-name="T4"><text:tab/><text:tab/></text:span><text:span text:style-name="T5">value</text:span><text:span text:style-name="T4"> := </text:span><text:span text:style-name="T5">sumGCValues</text:span><text:span text:style-name="T4">(</text:span><text:span text:style-name="T5">g</text:span><text:span text:style-name="T4">);</text:span></text:p>
      <text:p text:style-name="P2"><text:span text:style-name="T4"><text:tab/><text:tab/></text:span><text:span text:style-name="T5">return</text:span><text:span text:style-name="T4"> </text:span><text:span text:style-name="T5">self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card</text:span><text:span text:style-name="T4"> </text:span><text:span text:style-name="T5">g</text:span><text:span text:style-name="T4"> </text:span><text:span text:style-name="T5">&gt;=</text:span><text:span text:style-name="T4"> </text:span><text:span text:style-name="T5">1</text:span></text:p>
      <text:p text:style-name="P2"><text:span text:style-name="T4"><text:tab/><text:tab/></text:span><text:span text:style-name="T3">post</text:span><text:span text:style-name="T4"> </text:span><text:span text:style-name="T5">value</text:span><text:span text:style-name="T4"> </text:span><text:span text:style-name="T5">=</text:span><text:span text:style-name="T4"> </text:span><text:span text:style-name="T5">sumGCValues</text:span><text:span text:style-name="T4">(</text:span><text:span text:style-name="T5">g</text:span><text:span text:style-name="T4">) </text:span><text:span text:style-name="T5">and</text:span><text:span text:style-name="T4"> </text:span></text:p>
      <text:p text:style-name="P2"><text:span text:style-name="T4"><text:tab/><text:tab/></text:span><text:span text:style-name="T5">date</text:span><text:span text:style-name="T4"> </text:span><text:span text:style-name="T5">=</text:span><text:span text:style-name="T4"> </text:span><text:span text:style-name="T5">d</text:span><text:span text:style-name="T4"> </text:span><text:span text:style-name="T5">and</text:span><text:span text:style-name="T4"> </text:span></text:p>
      <text:p text:style-name="P2"><text:span text:style-name="T4"><text:tab/><text:tab/></text:span><text:span text:style-name="T5">client</text:span><text:span text:style-name="T4"> </text:span><text:span text:style-name="T5">=</text:span><text:span text:style-name="T4"> </text:span><text:span text:style-name="T5">c</text:span><text:span text:style-name="T4"> </text:span><text:span text:style-name="T5">and</text:span><text:span text:style-name="T4"> </text:span></text:p>
      <text:p text:style-name="P2"><text:span text:style-name="T4"><text:tab/><text:tab/></text:span><text:span text:style-name="T5">giftCardsSold</text:span><text:span text:style-name="T4"> </text:span><text:span text:style-name="T5">=</text:span><text:span text:style-name="T4"> </text:span><text:span text:style-name="T5">g</text:span><text:span text:style-name="T4"> </text:span><text:span text:style-name="T5">and</text:span><text:span text:style-name="T4"> </text:span></text:p>
      <text:p text:style-name="P2"><text:span text:style-name="T4"><text:tab/><text:tab/></text:span><text:span text:style-name="T5">storeAuthorizer</text:span><text:span text:style-name="T4"> </text:span><text:span text:style-name="T5">=</text:span><text:span text:style-name="T4"> </text:span><text:span text:style-name="T5">sc</text:span><text:span text:style-name="T4"> </text:span><text:span text:style-name="T5">and</text:span><text:span text:style-name="T4"> </text:span></text:p>
      <text:p text:style-name="P2"><text:span text:style-name="T4"><text:tab/><text:tab/></text:span><text:span text:style-name="T5">RESULT</text:span><text:span text:style-name="T4"> </text:span><text:span text:style-name="T5">=</text:span><text:span text:style-name="T4"> </text:span><text:span text:style-name="T5">self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gift cards that were used in the transaction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GiftCardsUsed: () ==&gt; </text:span><text:span text:style-name="T3">set</text:span><text:span text:style-name="T4"> </text:span><text:span text:style-name="T3">of</text:span><text:span text:style-name="T4"> GiftCard</text:span></text:p>
      <text:p text:style-name="P2"><text:span text:style-name="T4"><text:tab/>getGiftCardsUsed() ==</text:span></text:p>
      <text:p text:style-name="P2"><text:span text:style-name="T4"><text:tab/><text:tab/></text:span><text:span text:style-name="T5">return</text:span><text:span text:style-name="T4"> </text:span><text:span text:style-name="T5">giftCardsUsed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giftCardsUsed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gift cards that were sold in the transaction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GiftCardsSold: () ==&gt; </text:span><text:span text:style-name="T3">set</text:span><text:span text:style-name="T4"> </text:span><text:span text:style-name="T3">of</text:span><text:span text:style-name="T4"> GiftCard</text:span></text:p>
      <text:p text:style-name="P2"><text:span text:style-name="T4"><text:tab/>getGiftCardsSold() ==</text:span></text:p>
      <text:p text:style-name="P2"><text:span text:style-name="T4"><text:tab/><text:tab/></text:span><text:span text:style-name="T5">return</text:span><text:span text:style-name="T4"> </text:span><text:span text:style-name="T5">giftCardsSold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giftCardsSold</text:span><text:span text:style-name="T4">;</text:span></text:p>
      <text:p text:style-name="P2"><text:soft-page-break/><text:span text:style-name="T4"><text:tab/></text:span></text:p>
      <text:p text:style-name="P2"><text:span text:style-name="T4"><text:tab/></text:span></text:p>
      <text:p text:style-name="P2"><text:span text:style-name="T4"><text:tab/></text:span><text:span text:style-name="T1">-- Sum the sell prices of the products<text:tab/></text:span></text:p>
      <text:p text:style-name="P2"><text:span text:style-name="T4"><text:tab/></text:span><text:span text:style-name="T3">protected</text:span><text:span text:style-name="T4"> </text:span><text:span text:style-name="T3">pure</text:span><text:span text:style-name="T4"> sumProductValues: </text:span><text:span text:style-name="T3">set</text:span><text:span text:style-name="T4"> </text:span><text:span text:style-name="T3">of</text:span><text:span text:style-name="T4"> Product ==&gt; </text:span><text:span text:style-name="T3">real</text:span></text:p>
      <text:p text:style-name="P2"><text:span text:style-name="T4"><text:tab/>sumProductValues(pSet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result: </text:span><text:span text:style-name="T3">real</text:span><text:span text:style-name="T4"> := </text:span><text:span text:style-name="T5">0</text:span><text:span text:style-name="T4">;</text:span></text:p>
      <text:p text:style-name="P2"><text:span text:style-name="T4"><text:tab/><text:tab/></text:span><text:span text:style-name="T5">for</text:span><text:span text:style-name="T3"> all</text:span><text:span text:style-name="T4"> p </text:span><text:span text:style-name="T3">in set</text:span><text:span text:style-name="T4"> </text:span><text:span text:style-name="T5">pSet</text:span><text:span text:style-name="T4"> </text:span><text:span text:style-name="T3">do</text:span><text:span text:style-name="T4"> </text:span></text:p>
      <text:p text:style-name="P2"><text:span text:style-name="T4"><text:tab/><text:tab/><text:tab/></text:span><text:span text:style-name="T5">(</text:span></text:p>
      <text:p text:style-name="P2"><text:span text:style-name="T4"><text:tab/><text:tab/><text:tab/></text:span><text:span text:style-name="T5">result</text:span><text:span text:style-name="T4"> := </text:span><text:span text:style-name="T5">result</text:span><text:span text:style-name="T4"> </text:span><text:span text:style-name="T5">+</text:span><text:span text:style-name="T4"> </text:span><text:span text:style-name="T5">p</text:span><text:span text:style-name="T4">.</text:span><text:span text:style-name="T5">getSellPrice</text:span><text:span text:style-name="T4">();</text:span></text:p>
      <text:p text:style-name="P2"><text:span text:style-name="T4"><text:tab/><text:tab/><text:tab/>);</text:span></text:p>
      <text:p text:style-name="P2"><text:span text:style-name="T4"><text:tab/><text:tab/></text:span><text:span text:style-name="T5">return</text:span><text:span text:style-name="T4"> </text:span><text:span text:style-name="T5">result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 </text:span><text:span text:style-name="T1">-- same as body</text:span></text:p>
      <text:p text:style-name="P2"><text:span text:style-name="T4"><text:tab/></text:span></text:p>
      <text:p text:style-name="P2"><text:span text:style-name="T4"><text:tab/></text:span><text:span text:style-name="T1">-- Sum the values of a set of giftcards</text:span></text:p>
      <text:p text:style-name="P2"><text:span text:style-name="T4"><text:tab/></text:span><text:span text:style-name="T3">private</text:span><text:span text:style-name="T4"> </text:span><text:span text:style-name="T3">pure</text:span><text:span text:style-name="T4"> sumGCValues: </text:span><text:span text:style-name="T3">set</text:span><text:span text:style-name="T4"> </text:span><text:span text:style-name="T3">of</text:span><text:span text:style-name="T4"> GiftCard ==&gt; </text:span><text:span text:style-name="T3">nat</text:span></text:p>
      <text:p text:style-name="P2"><text:span text:style-name="T4"><text:tab/>sumGCValues(gcSet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result: </text:span><text:span text:style-name="T3">nat</text:span><text:span text:style-name="T4"> := </text:span><text:span text:style-name="T5">0</text:span><text:span text:style-name="T4">;</text:span></text:p>
      <text:p text:style-name="P2"><text:span text:style-name="T4"><text:tab/><text:tab/></text:span><text:span text:style-name="T5">for</text:span><text:span text:style-name="T3"> all</text:span><text:span text:style-name="T4"> g </text:span><text:span text:style-name="T3">in set</text:span><text:span text:style-name="T4"> </text:span><text:span text:style-name="T5">gcSet</text:span><text:span text:style-name="T4"> </text:span><text:span text:style-name="T3">do</text:span><text:span text:style-name="T4"> </text:span></text:p>
      <text:p text:style-name="P2"><text:span text:style-name="T4"><text:tab/><text:tab/><text:tab/></text:span><text:span text:style-name="T5">(</text:span></text:p>
      <text:p text:style-name="P2"><text:span text:style-name="T4"><text:tab/><text:tab/><text:tab/></text:span><text:span text:style-name="T5">result</text:span><text:span text:style-name="T4"> := </text:span><text:span text:style-name="T5">result</text:span><text:span text:style-name="T4"> </text:span><text:span text:style-name="T5">+</text:span><text:span text:style-name="T4"> </text:span><text:span text:style-name="T5">g</text:span><text:span text:style-name="T4">.</text:span><text:span text:style-name="T5">getValue</text:span><text:span text:style-name="T4">();</text:span></text:p>
      <text:p text:style-name="P2"><text:span text:style-name="T4"><text:tab/><text:tab/><text:tab/>);</text:span></text:p>
      <text:p text:style-name="P2"><text:span text:style-name="T4"><text:tab/><text:tab/></text:span><text:span text:style-name="T5">return</text:span><text:span text:style-name="T4"> </text:span><text:span text:style-name="T5">result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 </text:span><text:span text:style-name="T1">-- same as body</text:span></text:p>
      <text:p text:style-name="P3"/>
      <text:p text:style-name="Standard"><text:span text:style-name="T3">end</text:span><text:span text:style-name="T4"> Sale</text:span></text:p>
      <text:p text:style-name="Standard"><text:span text:style-name="T4"/></text:p>
      <text:p text:style-name="Standard"><text:span text:style-name="T4"/></text:p>
      <text:p text:style-name="P2"><text:span text:style-name="T1">-- A physical Kid2Kid store</text:span></text:p>
      <text:p text:style-name="P2"><text:span text:style-name="T3"/></text:p>
      <text:p text:style-name="P4"><text:span text:style-name="T3">class</text:span><text:span text:style-name="T4"> Store</text:span></text:p>
      <text:p text:style-name="P2"><text:span text:style-name="T3">types</text:span></text:p>
      <text:p text:style-name="P2"><text:span text:style-name="T4"><text:tab/></text:span><text:span text:style-name="T3">public</text:span><text:span text:style-name="T4"> NotEmptyString = </text:span><text:span text:style-name="T3">seq1</text:span><text:span text:style-name="T4"> </text:span><text:span text:style-name="T3">of</text:span><text:span text:style-name="T4"> </text:span><text:span text:style-name="T3">char</text:span><text:span text:style-name="T4">;</text:span></text:p>
      <text:p text:style-name="P2"><text:span text:style-name="T4"><text:tab/></text:span><text:span text:style-name="T3">public</text:span><text:span text:style-name="T4"> ClientsToCredits = </text:span><text:span text:style-name="T3">map</text:span><text:span text:style-name="T4"> </text:span><text:span text:style-name="T3">nat</text:span><text:span text:style-name="T4"> </text:span><text:span text:style-name="T3">to</text:span><text:span text:style-name="T4"> </text:span><text:span text:style-name="T3">real</text:span><text:span text:style-name="T4">;</text:span></text:p>
      <text:p text:style-name="P2"><text:span text:style-name="T3">values</text:span></text:p>
      <text:p text:style-name="P2"><text:span text:style-name="T3">instance variables</text:span></text:p>
      <text:p text:style-name="P2"><text:span text:style-name="T4"><text:tab/>location: NotEmptyString; </text:span><text:span text:style-name="T1">-- geographic place, like the city</text:span></text:p>
      <text:p text:style-name="P2"><text:span text:style-name="T4"><text:tab/>productsAvailable: </text:span><text:span text:style-name="T3">set</text:span><text:span text:style-name="T4"> </text:span><text:span text:style-name="T3">of</text:span><text:span text:style-name="T4"> Product := </text:span><text:span text:style-name="T5">{</text:span><text:span text:style-name="T4">}; </text:span><text:span text:style-name="T1">-- products that the store has in stock</text:span></text:p>
      <text:p text:style-name="P2"><text:span text:style-name="T4"><text:tab/>productsSold: </text:span><text:span text:style-name="T3">set</text:span><text:span text:style-name="T4"> </text:span><text:span text:style-name="T3">of</text:span><text:span text:style-name="T4"> Product := </text:span><text:span text:style-name="T5">{</text:span><text:span text:style-name="T4">}; </text:span><text:span text:style-name="T1">-- products that the store already sold</text:span></text:p>
      <text:p text:style-name="P2"><text:span text:style-name="T4"><text:tab/>giftCardsSold: </text:span><text:span text:style-name="T3">set</text:span><text:span text:style-name="T4"> </text:span><text:span text:style-name="T3">of</text:span><text:span text:style-name="T4"> GiftCard := </text:span><text:span text:style-name="T5">{</text:span><text:span text:style-name="T4">}; </text:span><text:span text:style-name="T1">-- gift cards that the store already sold </text:span></text:p>
      <text:p text:style-name="P2"><text:span text:style-name="T4"><text:tab/>clientsCreditNotes: ClientsToCredits := </text:span><text:span text:style-name="T5">{</text:span><text:span text:style-name="T4"> |-&gt; }; </text:span><text:span text:style-name="T1">-- map ids of clients to its credit notes</text:span></text:p>
      <text:p text:style-name="P2"><text:span text:style-name="T4"><text:tab/>cashiers: </text:span><text:span text:style-name="T3">set</text:span><text:span text:style-name="T4"> </text:span><text:span text:style-name="T3">of</text:span><text:span text:style-name="T4"> StoreCashier := </text:span><text:span text:style-name="T5">{</text:span><text:span text:style-name="T4">}; </text:span><text:span text:style-name="T1">-- set of store cashiers that work here</text:span></text:p>
      <text:p text:style-name="P2"><text:span text:style-name="T4"><text:tab/></text:span></text:p>
      <text:p text:style-name="P2"><text:span text:style-name="T3">operations</text:span></text:p>
      <text:p text:style-name="P2"><text:span text:style-name="T4"><text:tab/></text:span><text:span text:style-name="T3">public</text:span><text:span text:style-name="T4"> Store: NotEmptyString ==&gt; Store</text:span></text:p>
      <text:p text:style-name="P2"><text:span text:style-name="T4"><text:tab/>Store(storeLocation) ==</text:span></text:p>
      <text:p text:style-name="P2"><text:span text:style-name="T4"><text:tab/><text:tab/></text:span><text:span text:style-name="T5">(location</text:span><text:span text:style-name="T4"> := </text:span><text:span text:style-name="T5">storeLocation</text:span><text:span text:style-name="T4">;</text:span></text:p>
      <text:p text:style-name="P2"><text:span text:style-name="T4"><text:tab/><text:tab/></text:span><text:span text:style-name="T5">return</text:span><text:span text:style-name="T4"> </text:span><text:span text:style-name="T5">self</text:span><text:span text:style-name="T4">;)</text:span></text:p>
      <text:p text:style-name="P2"><text:span text:style-name="T4"><text:tab/><text:tab/></text:span><text:span text:style-name="T3">pre</text:span><text:span text:style-name="T4"> </text:span><text:span text:style-name="T5">len</text:span><text:span text:style-name="T4"> </text:span><text:span text:style-name="T5">storeLocation</text:span><text:span text:style-name="T4"> </text:span><text:span text:style-name="T5">&gt;</text:span><text:span text:style-name="T4"> </text:span><text:span text:style-name="T5">0</text:span></text:p>
      <text:p text:style-name="P2"><text:span text:style-name="T4"><text:tab/><text:tab/></text:span><text:span text:style-name="T3">post</text:span><text:span text:style-name="T4"> </text:span></text:p>
      <text:p text:style-name="P2"><text:span text:style-name="T4"><text:tab/><text:tab/><text:tab/></text:span><text:span text:style-name="T5">location</text:span><text:span text:style-name="T4"> </text:span><text:span text:style-name="T5">=</text:span><text:span text:style-name="T4"> </text:span><text:span text:style-name="T5">storeLocation</text:span><text:span text:style-name="T4"> </text:span><text:span text:style-name="T5">and</text:span><text:span text:style-name="T4"> </text:span></text:p>
      <text:p text:style-name="P2"><text:span text:style-name="T4"><text:tab/><text:tab/><text:tab/></text:span><text:span text:style-name="T5">productsAvailable</text:span><text:span text:style-name="T4"> </text:span><text:span text:style-name="T5">=</text:span><text:span text:style-name="T4"> </text:span><text:span text:style-name="T5">{</text:span><text:span text:style-name="T4">} </text:span><text:span text:style-name="T5">and</text:span><text:span text:style-name="T4"> </text:span></text:p>
      <text:p text:style-name="P2"><text:span text:style-name="T4"><text:tab/><text:tab/><text:tab/></text:span><text:span text:style-name="T5">productsSold</text:span><text:span text:style-name="T4"> </text:span><text:span text:style-name="T5">=</text:span><text:span text:style-name="T4"> </text:span><text:span text:style-name="T5">{</text:span><text:span text:style-name="T4">} </text:span><text:span text:style-name="T5">and</text:span><text:span text:style-name="T4"> </text:span></text:p>
      <text:p text:style-name="P2"><text:span text:style-name="T4"><text:tab/><text:tab/><text:tab/></text:span><text:span text:style-name="T5">clientsCreditNotes</text:span><text:span text:style-name="T4"> </text:span><text:span text:style-name="T5">=</text:span><text:span text:style-name="T4"> </text:span><text:span text:style-name="T5">{</text:span><text:span text:style-name="T4"> |-&gt; } </text:span><text:span text:style-name="T5">and</text:span></text:p>
      <text:p text:style-name="P2"><text:span text:style-name="T4"><text:tab/><text:tab/><text:tab/></text:span><text:span text:style-name="T5">cashiers</text:span><text:span text:style-name="T4"> </text:span><text:span text:style-name="T5">=</text:span><text:span text:style-name="T4"> </text:span><text:span text:style-name="T5">{</text:span><text:span text:style-name="T4">};</text:span></text:p>
      <text:p text:style-name="P2"><text:span text:style-name="T4"><text:tab/><text:tab/><text:tab/></text:span></text:p>
      <text:p text:style-name="P2"><text:span text:style-name="T4"><text:tab/></text:span><text:span text:style-name="T1">-- Add a cashier to the store</text:span></text:p>
      <text:p text:style-name="P2"><text:span text:style-name="T4"><text:tab/></text:span><text:span text:style-name="T3">public</text:span><text:span text:style-name="T4"> addCashier: StoreCashier ==&gt; ()</text:span></text:p>
      <text:p text:style-name="P2"><text:span text:style-name="T4"><text:tab/><text:tab/>addCashier(cashier) ==</text:span></text:p>
      <text:p text:style-name="P2"><text:span text:style-name="T4"><text:tab/><text:tab/></text:span><text:span text:style-name="T5">cashiers</text:span><text:span text:style-name="T4"> := </text:span><text:span text:style-name="T5">cashiers</text:span><text:span text:style-name="T4"> </text:span><text:span text:style-name="T5">union</text:span><text:span text:style-name="T4"> </text:span><text:span text:style-name="T5">{cashier</text:span><text:span text:style-name="T4">}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cashiers</text:span><text:span text:style-name="T4"> </text:span><text:span text:style-name="T5">=</text:span><text:span text:style-name="T4"> </text:span><text:span text:style-name="T5">cashiers</text:span><text:span text:style-name="T4">~ </text:span><text:span text:style-name="T5">union</text:span><text:span text:style-name="T4"> </text:span><text:span text:style-name="T5">{cashier</text:span><text:span text:style-name="T4">};</text:span></text:p>
      <text:p text:style-name="P2"><text:span text:style-name="T4"><text:tab/></text:span></text:p>
      <text:p text:style-name="P2"><text:span text:style-name="T4"><text:tab/></text:span><text:span text:style-name="T1">-- Add a product to the store and pay in cash</text:span></text:p>
      <text:p text:style-name="P2"><text:span text:style-name="T4"><text:tab/></text:span><text:span text:style-name="T3">public</text:span><text:span text:style-name="T4"> buyProduct: Product ==&gt; ()</text:span></text:p>
      <text:p text:style-name="P2"><text:span text:style-name="T4"><text:tab/><text:tab/>buyProduct(p) ==</text:span></text:p>
      <text:p text:style-name="P2"><text:span text:style-name="T4"><text:tab/><text:tab/></text:span><text:span text:style-name="T5">productsAvailable</text:span><text:span text:style-name="T4"> := </text:span><text:span text:style-name="T5">productsAvailable</text:span><text:span text:style-name="T4"> </text:span><text:span text:style-name="T5">union</text:span><text:span text:style-name="T4"> </text:span><text:span text:style-name="T5">{p</text:span><text:span text:style-name="T4">}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productsAvailable</text:span><text:span text:style-name="T4"> </text:span><text:span text:style-name="T5">=</text:span><text:span text:style-name="T4"> </text:span><text:span text:style-name="T5">productsAvailable</text:span><text:span text:style-name="T4">~ </text:span><text:span text:style-name="T5">union</text:span><text:span text:style-name="T4"> </text:span><text:span text:style-name="T5">{p</text:span><text:span text:style-name="T4">};</text:span></text:p>
      <text:p text:style-name="P2"><text:span text:style-name="T4"><text:tab/></text:span></text:p>
      <text:p text:style-name="P2"><text:span text:style-name="T4"><text:tab/></text:span><text:span text:style-name="T1">-- Add a product to the store and pay with credit notes</text:span></text:p>
      <text:p text:style-name="P2"><text:span text:style-name="T4"><text:tab/></text:span><text:span text:style-name="T3">public</text:span><text:span text:style-name="T4"> buyProductInCreditNotes: Product * </text:span><text:span text:style-name="T3">nat1</text:span><text:span text:style-name="T4"> ==&gt; ()</text:span></text:p>
      <text:p text:style-name="P2"><text:span text:style-name="T4"><text:tab/>buyProductInCreditNotes(p, clientId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buyProduct</text:span><text:span text:style-name="T4">(</text:span><text:span text:style-name="T5">p</text:span><text:span text:style-name="T4">);</text:span></text:p>
      <text:p text:style-name="P2"><text:span text:style-name="T4"><text:tab/><text:tab/></text:span><text:span text:style-name="T5">addCreditNote</text:span><text:span text:style-name="T4">(</text:span><text:span text:style-name="T5">clientId</text:span><text:span text:style-name="T4">, </text:span><text:span text:style-name="T5">p</text:span><text:span text:style-name="T4">)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productsAvailable</text:span><text:span text:style-name="T4"> </text:span><text:span text:style-name="T5">=</text:span><text:span text:style-name="T4"> </text:span><text:span text:style-name="T5">productsAvailable</text:span><text:span text:style-name="T4">~ </text:span><text:span text:style-name="T5">union</text:span><text:span text:style-name="T4"> </text:span><text:span text:style-name="T5">{p</text:span><text:span text:style-name="T4">} </text:span><text:span text:style-name="T5">and</text:span></text:p>
      <text:p text:style-name="P2"><text:span text:style-name="T4"><text:tab/><text:tab/></text:span><text:span text:style-name="T5">checkCreditNotes</text:span><text:span text:style-name="T4">(</text:span><text:span text:style-name="T5">clientId</text:span><text:span text:style-name="T4">, </text:span><text:span text:style-name="T5">p</text:span><text:span text:style-name="T4">, </text:span><text:span text:style-name="T5">clientsCreditNotes</text:span><text:span text:style-name="T4">, </text:span><text:span text:style-name="T5">clientsCreditNotes</text:span><text:span text:style-name="T4">~);</text:span></text:p>
      <text:p text:style-name="P2"><text:span text:style-name="T4"><text:tab/></text:span></text:p>
      <text:p text:style-name="P2"><text:span text:style-name="T4"><text:tab/></text:span><text:span text:style-name="T1">-- Sell a giftcard</text:span></text:p>
      <text:p text:style-name="P2"><text:span text:style-name="T4"><text:tab/></text:span><text:span text:style-name="T3">public</text:span><text:span text:style-name="T4"> sellGiftCard: (</text:span><text:span text:style-name="T3">nat1</text:span><text:span text:style-name="T4">) ==&gt; GiftCard</text:span></text:p>
      <text:p text:style-name="P2"><text:span text:style-name="T4"><text:tab/>sellGiftCard(value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newGiftCard:GiftCard := </text:span><text:span text:style-name="T5">new</text:span><text:span text:style-name="T4"> </text:span><text:span text:style-name="T5">GiftCard</text:span><text:span text:style-name="T4">(</text:span><text:span text:style-name="T5">value</text:span><text:span text:style-name="T4">);</text:span></text:p>
      <text:p text:style-name="P2"><text:span text:style-name="T4"><text:tab/><text:tab/></text:span><text:span text:style-name="T5">giftCardsSold</text:span><text:span text:style-name="T4"> := </text:span><text:span text:style-name="T5">giftCardsSold</text:span><text:span text:style-name="T4"> </text:span><text:span text:style-name="T5">union</text:span><text:span text:style-name="T4"> </text:span><text:span text:style-name="T5">{newGiftCard</text:span><text:span text:style-name="T4">};</text:span></text:p>
      <text:p text:style-name="P2"><text:span text:style-name="T4"><text:tab/><text:tab/></text:span><text:span text:style-name="T5">return</text:span><text:span text:style-name="T4"> </text:span><text:span text:style-name="T5">newGiftCard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card</text:span><text:span text:style-name="T4"> </text:span><text:span text:style-name="T5">giftCardsSold</text:span><text:span text:style-name="T4"> </text:span><text:span text:style-name="T5">=</text:span><text:span text:style-name="T4"> </text:span><text:span text:style-name="T5">card</text:span><text:span text:style-name="T4"> </text:span><text:span text:style-name="T5">giftCardsSold</text:span><text:span text:style-name="T4">~ </text:span><text:span text:style-name="T5">+</text:span><text:span text:style-name="T4"> </text:span><text:span text:style-name="T5">1</text:span><text:span text:style-name="T4">;</text:span></text:p>
      <text:p text:style-name="P2"><text:soft-page-break/><text:span text:style-name="T4"><text:tab/></text:span></text:p>
      <text:p text:style-name="P2"><text:span text:style-name="T4"><text:tab/></text:span><text:span text:style-name="T1">-- Sell a product that is available and receive in cash</text:span></text:p>
      <text:p text:style-name="P2"><text:span text:style-name="T4"><text:tab/></text:span><text:span text:style-name="T3">public</text:span><text:span text:style-name="T4"> sellProduct: Product ==&gt; ()</text:span></text:p>
      <text:p text:style-name="P2"><text:span text:style-name="T4"><text:tab/>sellProduct(p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productsAvailable</text:span><text:span text:style-name="T4"> := </text:span><text:span text:style-name="T5">productsAvailable</text:span><text:span text:style-name="T4"> </text:span><text:span text:style-name="T5">\</text:span><text:span text:style-name="T4"> </text:span><text:span text:style-name="T5">{p</text:span><text:span text:style-name="T4">};</text:span></text:p>
      <text:p text:style-name="P2"><text:span text:style-name="T4"><text:tab/><text:tab/></text:span><text:span text:style-name="T5">productsSold</text:span><text:span text:style-name="T4"> := </text:span><text:span text:style-name="T5">productsSold</text:span><text:span text:style-name="T4"> </text:span><text:span text:style-name="T5">union</text:span><text:span text:style-name="T4"> </text:span><text:span text:style-name="T5">{p</text:span><text:span text:style-name="T4">}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hasProduct</text:span><text:span text:style-name="T4">(</text:span><text:span text:style-name="T5">p</text:span><text:span text:style-name="T4">)</text:span></text:p>
      <text:p text:style-name="P2"><text:span text:style-name="T4"><text:tab/><text:tab/></text:span><text:span text:style-name="T3">post</text:span><text:span text:style-name="T4"> </text:span><text:span text:style-name="T5">productsAvailable</text:span><text:span text:style-name="T4"> </text:span><text:span text:style-name="T5">=</text:span><text:span text:style-name="T4"> </text:span><text:span text:style-name="T5">productsAvailable</text:span><text:span text:style-name="T4">~ </text:span><text:span text:style-name="T5">\</text:span><text:span text:style-name="T4"> </text:span><text:span text:style-name="T5">{p</text:span><text:span text:style-name="T4">} </text:span><text:span text:style-name="T5">and</text:span><text:span text:style-name="T4"> </text:span><text:span text:style-name="T5">productsSold</text:span><text:span text:style-name="T4"> </text:span><text:span text:style-name="T5">=</text:span><text:span text:style-name="T4"> </text:span><text:span text:style-name="T5">productsSold</text:span><text:span text:style-name="T4">~ </text:span><text:span text:style-name="T5">union</text:span><text:span text:style-name="T4"> </text:span><text:span text:style-name="T5">{p</text:span><text:span text:style-name="T4">};</text:span></text:p>
      <text:p text:style-name="P2"><text:span text:style-name="T4"><text:tab/></text:span></text:p>
      <text:p text:style-name="P2"><text:span text:style-name="T4"><text:tab/></text:span><text:span text:style-name="T1">-- Sell a product that is available and receive in credit notes</text:span></text:p>
      <text:p text:style-name="P2"><text:span text:style-name="T4"><text:tab/></text:span><text:span text:style-name="T3">public</text:span><text:span text:style-name="T4"> sellProductInCreditNotes: Product * </text:span><text:span text:style-name="T3">nat</text:span><text:span text:style-name="T4"> ==&gt; ()</text:span></text:p>
      <text:p text:style-name="P2"><text:span text:style-name="T4"><text:tab/>sellProductInCreditNotes(p, clientId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sellProduct</text:span><text:span text:style-name="T4">(</text:span><text:span text:style-name="T5">p</text:span><text:span text:style-name="T4">);</text:span></text:p>
      <text:p text:style-name="P2"><text:span text:style-name="T4"><text:tab/><text:tab/></text:span><text:span text:style-name="T5">spendCreditNote</text:span><text:span text:style-name="T4">(</text:span><text:span text:style-name="T5">clientId</text:span><text:span text:style-name="T4">, </text:span><text:span text:style-name="T5">p</text:span><text:span text:style-name="T4">.</text:span><text:span text:style-name="T5">getSellPrice</text:span><text:span text:style-name="T4">())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hasProduct</text:span><text:span text:style-name="T4">(</text:span><text:span text:style-name="T5">p</text:span><text:span text:style-name="T4">) </text:span><text:span text:style-name="T5">and</text:span><text:span text:style-name="T4"> </text:span><text:span text:style-name="T5">clientsCreditNotes</text:span><text:span text:style-name="T4">(</text:span><text:span text:style-name="T5">clientId</text:span><text:span text:style-name="T4">) </text:span><text:span text:style-name="T5">&gt;=</text:span><text:span text:style-name="T4"> </text:span><text:span text:style-name="T5">p</text:span><text:span text:style-name="T4">.</text:span><text:span text:style-name="T5">getSellPrice</text:span><text:span text:style-name="T4">()</text:span></text:p>
      <text:p text:style-name="P2"><text:span text:style-name="T4"><text:tab/><text:tab/></text:span><text:span text:style-name="T3">post</text:span><text:span text:style-name="T4"> </text:span><text:span text:style-name="T5">productsAvailable</text:span><text:span text:style-name="T4"> </text:span><text:span text:style-name="T5">=</text:span><text:span text:style-name="T4"> </text:span><text:span text:style-name="T5">productsAvailable</text:span><text:span text:style-name="T4">~ </text:span><text:span text:style-name="T5">\</text:span><text:span text:style-name="T4"> </text:span><text:span text:style-name="T5">{p</text:span><text:span text:style-name="T4">} </text:span><text:span text:style-name="T5">and</text:span></text:p>
      <text:p text:style-name="P2"><text:span text:style-name="T4"><text:tab/><text:tab/><text:tab/><text:tab/><text:tab/></text:span><text:span text:style-name="T5">productsSold</text:span><text:span text:style-name="T4"> </text:span><text:span text:style-name="T5">=</text:span><text:span text:style-name="T4"> </text:span><text:span text:style-name="T5">productsSold</text:span><text:span text:style-name="T4">~ </text:span><text:span text:style-name="T5">union</text:span><text:span text:style-name="T4"> </text:span><text:span text:style-name="T5">{p</text:span><text:span text:style-name="T4">}; </text:span><text:span text:style-name="T1">-- should also check that creditNotes of client have decreased</text:span></text:p>
      <text:p text:style-name="P2"><text:span text:style-name="T4"><text:tab/></text:span></text:p>
      <text:p text:style-name="P2"><text:span text:style-name="T4"><text:tab/></text:span><text:span text:style-name="T1">-- Get creditnotes of a client. Returns 0 if client has no credit notes yet.</text:span></text:p>
      <text:p text:style-name="P2"><text:span text:style-name="T4"><text:tab/></text:span><text:span text:style-name="T3">public</text:span><text:span text:style-name="T4"> getCreditNotesOfClient: </text:span><text:span text:style-name="T3">nat</text:span><text:span text:style-name="T4"> ==&gt; </text:span><text:span text:style-name="T3">real</text:span></text:p>
      <text:p text:style-name="P2"><text:span text:style-name="T4"><text:tab/>getCreditNotesOfClient(clientId) ==</text:span></text:p>
      <text:p text:style-name="P2"><text:span text:style-name="T4"><text:tab/><text:tab/></text:span><text:span text:style-name="T5">if</text:span><text:span text:style-name="T4"> </text:span><text:span text:style-name="T5">clientId</text:span><text:span text:style-name="T4"> </text:span><text:span text:style-name="T5">in</text:span><text:span text:style-name="T3"> set</text:span><text:span text:style-name="T4"> </text:span><text:span text:style-name="T5">dom</text:span><text:span text:style-name="T4"> </text:span><text:span text:style-name="T5">clientsCreditNotes</text:span><text:span text:style-name="T4"> </text:span><text:span text:style-name="T3">then</text:span></text:p>
      <text:p text:style-name="P2"><text:span text:style-name="T4"><text:tab/><text:tab/><text:tab/></text:span><text:span text:style-name="T5">(return</text:span><text:span text:style-name="T4"> </text:span><text:span text:style-name="T5">clientsCreditNotes</text:span><text:span text:style-name="T4">(</text:span><text:span text:style-name="T5">clientId</text:span><text:span text:style-name="T4">))</text:span></text:p>
      <text:p text:style-name="P2"><text:span text:style-name="T4"><text:tab/><text:tab/></text:span><text:span text:style-name="T3">else</text:span><text:span text:style-name="T4"> </text:span><text:span text:style-name="T5">(</text:span></text:p>
      <text:p text:style-name="P2"><text:span text:style-name="T4"><text:tab/><text:tab/><text:tab/><text:tab/></text:span><text:span text:style-name="T5">clientsCreditNotes</text:span><text:span text:style-name="T4"> := </text:span><text:span text:style-name="T5">clientsCreditNotes</text:span><text:span text:style-name="T4"> </text:span><text:span text:style-name="T5">++</text:span><text:span text:style-name="T4"> {</text:span><text:span text:style-name="T5">clientId</text:span><text:span text:style-name="T4"> </text:span><text:span text:style-name="T5">|-&gt;</text:span><text:span text:style-name="T4"> </text:span><text:span text:style-name="T5">0</text:span><text:span text:style-name="T4">};</text:span></text:p>
      <text:p text:style-name="P2"><text:span text:style-name="T4"><text:tab/><text:tab/><text:tab/><text:tab/></text:span><text:span text:style-name="T5">return</text:span><text:span text:style-name="T4"> </text:span><text:span text:style-name="T5">0</text:span></text:p>
      <text:p text:style-name="P2"><text:span text:style-name="T4"><text:tab/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clientsCreditNotes</text:span><text:span text:style-name="T4">(</text:span><text:span text:style-name="T5">clientId</text:span><text:span text:style-name="T4">);</text:span></text:p>
      <text:p text:style-name="P3"/>
      <text:p text:style-name="P2"><text:span text:style-name="T4"><text:tab/></text:span><text:span text:style-name="T1">-- Get credit notes of all clients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ClientsCreditNotes: () ==&gt; ClientsToCredits</text:span></text:p>
      <text:p text:style-name="P2"><text:span text:style-name="T4"><text:tab/>getClientsCreditNotes() ==</text:span></text:p>
      <text:p text:style-name="P2"><text:span text:style-name="T4"><text:tab/><text:tab/></text:span><text:span text:style-name="T6">return</text:span><text:span text:style-name="T4"> </text:span><text:span text:style-name="T6">clientsCreditNotes</text:span></text:p>
      <text:p text:style-name="P2"><text:span text:style-name="T4"><text:tab/><text:tab/></text:span><text:span text:style-name="T3">pre</text:span><text:span text:style-name="T4"> </text:span><text:span text:style-name="T6">true</text:span></text:p>
      <text:p text:style-name="P2"><text:span text:style-name="T4"><text:tab/><text:tab/></text:span><text:span text:style-name="T3">post</text:span><text:span text:style-name="T4"> </text:span><text:span text:style-name="T6">RESULT</text:span><text:span text:style-name="T4"> </text:span><text:span text:style-name="T6">=</text:span><text:span text:style-name="T4"> </text:span><text:span text:style-name="T6">clientsCreditNotes</text:span><text:span text:style-name="T4">;</text:span></text:p>
      <text:p text:style-name="P3"/>
      <text:p text:style-name="P2"><text:span text:style-name="T4"><text:tab/></text:span><text:span text:style-name="T1">-- Get location of the store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Location: () ==&gt; NotEmptyString</text:span></text:p>
      <text:p text:style-name="P2"><text:span text:style-name="T4"><text:tab/>getLocation() ==</text:span></text:p>
      <text:p text:style-name="P2"><text:span text:style-name="T4"><text:tab/><text:tab/></text:span><text:span text:style-name="T5">return</text:span><text:span text:style-name="T4"> </text:span><text:span text:style-name="T5">location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location</text:span><text:span text:style-name="T4">;</text:span></text:p>
      <text:p text:style-name="P3"/>
      <text:p text:style-name="P2"><text:span text:style-name="T4"><text:tab/></text:span><text:span text:style-name="T1">-- Get products available at the store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ProductsAvailable: () ==&gt; </text:span><text:span text:style-name="T3">set</text:span><text:span text:style-name="T4"> </text:span><text:span text:style-name="T3">of</text:span><text:span text:style-name="T4"> Product</text:span></text:p>
      <text:p text:style-name="P2"><text:span text:style-name="T4"><text:tab/>getProductsAvailable() ==</text:span></text:p>
      <text:p text:style-name="P2"><text:span text:style-name="T4"><text:tab/><text:tab/></text:span><text:span text:style-name="T5">return</text:span><text:span text:style-name="T4"> </text:span><text:span text:style-name="T5">productsAvailable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productsAvailabl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cashiers that work in the store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Cashiers: () ==&gt; </text:span><text:span text:style-name="T3">set</text:span><text:span text:style-name="T4"> </text:span><text:span text:style-name="T3">of</text:span><text:span text:style-name="T4"> StoreCashier</text:span></text:p>
      <text:p text:style-name="P2"><text:span text:style-name="T4"><text:tab/>getCashiers() ==</text:span></text:p>
      <text:p text:style-name="P2"><text:span text:style-name="T4"><text:tab/><text:tab/></text:span><text:span text:style-name="T5">return</text:span><text:span text:style-name="T4"> </text:span><text:span text:style-name="T5">cashiers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oft-page-break/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cashiers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cashier using his name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Cashier: NotEmptyString ==&gt; StoreCashier</text:span></text:p>
      <text:p text:style-name="P2"><text:span text:style-name="T4"><text:tab/>getCashier(name) ==</text:span></text:p>
      <text:p text:style-name="P2"><text:span text:style-name="T4"><text:tab/><text:tab/></text:span><text:span text:style-name="T6">(</text:span></text:p>
      <text:p text:style-name="P2"><text:span text:style-name="T4"><text:tab/><text:tab/></text:span><text:span text:style-name="T3">dcl</text:span><text:span text:style-name="T4"> cashier: StoreCashier;</text:span></text:p>
      <text:p text:style-name="P2"><text:span text:style-name="T4"><text:tab/><text:tab/></text:span><text:span text:style-name="T6">for</text:span><text:span text:style-name="T3"> all</text:span><text:span text:style-name="T4"> c </text:span><text:span text:style-name="T3">in set</text:span><text:span text:style-name="T4"> </text:span><text:span text:style-name="T6">cashiers</text:span><text:span text:style-name="T4"> </text:span><text:span text:style-name="T3">do</text:span></text:p>
      <text:p text:style-name="P2"><text:span text:style-name="T4"><text:tab/><text:tab/><text:tab/></text:span><text:span text:style-name="T6">if</text:span><text:span text:style-name="T4"> (</text:span><text:span text:style-name="T6">c</text:span><text:span text:style-name="T4">.</text:span><text:span text:style-name="T6">getName</text:span><text:span text:style-name="T4">() </text:span><text:span text:style-name="T6">=</text:span><text:span text:style-name="T4"> </text:span><text:span text:style-name="T6">name</text:span><text:span text:style-name="T4">) </text:span><text:span text:style-name="T3">then</text:span><text:span text:style-name="T4"> </text:span><text:span text:style-name="T6">cashier</text:span><text:span text:style-name="T4"> := </text:span><text:span text:style-name="T6">c</text:span><text:span text:style-name="T4">;</text:span></text:p>
      <text:p text:style-name="P2"><text:span text:style-name="T4"><text:tab/><text:tab/></text:span><text:span text:style-name="T6">return</text:span><text:span text:style-name="T4"> </text:span><text:span text:style-name="T6">cashier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6">true</text:span></text:p>
      <text:p text:style-name="P2"><text:span text:style-name="T4"><text:tab/><text:tab/></text:span><text:span text:style-name="T3">post</text:span><text:span text:style-name="T4"> </text:span><text:span text:style-name="T6">RESULT</text:span><text:span text:style-name="T4"> </text:span><text:span text:style-name="T6">in</text:span><text:span text:style-name="T3"> set</text:span><text:span text:style-name="T4"> </text:span><text:span text:style-name="T6">cashiers</text:span><text:span text:style-name="T4"> </text:span><text:span text:style-name="T6">and</text:span><text:span text:style-name="T4"> </text:span><text:span text:style-name="T6">RESULT</text:span><text:span text:style-name="T4">.</text:span><text:span text:style-name="T6">getName</text:span><text:span text:style-name="T4">() </text:span><text:span text:style-name="T6">=</text:span><text:span text:style-name="T4"> </text:span><text:span text:style-name="T6">name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the names of all cashiers that work in the store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CashierNames: () ==&gt; </text:span><text:span text:style-name="T3">set</text:span><text:span text:style-name="T4"> </text:span><text:span text:style-name="T3">of</text:span><text:span text:style-name="T4"> NotEmptyString</text:span></text:p>
      <text:p text:style-name="P2"><text:span text:style-name="T4"><text:tab/>getCashierNames(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3">dcl</text:span><text:span text:style-name="T4"> names: </text:span><text:span text:style-name="T3">set</text:span><text:span text:style-name="T4"> </text:span><text:span text:style-name="T3">of</text:span><text:span text:style-name="T4"> NotEmptyString := </text:span><text:span text:style-name="T5">{</text:span><text:span text:style-name="T4">};</text:span></text:p>
      <text:p text:style-name="P2"><text:span text:style-name="T4"><text:tab/><text:tab/></text:span><text:span text:style-name="T5">for</text:span><text:span text:style-name="T3"> all</text:span><text:span text:style-name="T4"> cashier </text:span><text:span text:style-name="T3">in set</text:span><text:span text:style-name="T4"> </text:span><text:span text:style-name="T5">cashiers</text:span><text:span text:style-name="T4"> </text:span><text:span text:style-name="T3">do</text:span><text:span text:style-name="T4"> </text:span><text:span text:style-name="T5">names</text:span><text:span text:style-name="T4"> := </text:span><text:span text:style-name="T5">names</text:span><text:span text:style-name="T4"> </text:span><text:span text:style-name="T5">union</text:span><text:span text:style-name="T4"> </text:span><text:span text:style-name="T5">{cashier</text:span><text:span text:style-name="T4">.</text:span><text:span text:style-name="T5">getName</text:span><text:span text:style-name="T4">()};</text:span></text:p>
      <text:p text:style-name="P2"><text:span text:style-name="T4"><text:tab/><text:tab/></text:span><text:span text:style-name="T5">return</text:span><text:span text:style-name="T4"> </text:span><text:span text:style-name="T5">names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Calculate inventory value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InventoryValue: () ==&gt; </text:span><text:span text:style-name="T3">real</text:span></text:p>
      <text:p text:style-name="P2"><text:span text:style-name="T4"><text:tab/>getInventoryValue() ==</text:span></text:p>
      <text:p text:style-name="P2"><text:span text:style-name="T4"><text:tab/><text:tab/></text:span><text:span text:style-name="T6">(</text:span></text:p>
      <text:p text:style-name="P2"><text:span text:style-name="T4"><text:tab/><text:tab/></text:span><text:span text:style-name="T3">dcl</text:span><text:span text:style-name="T4"> sum: </text:span><text:span text:style-name="T3">real</text:span><text:span text:style-name="T4"> := </text:span><text:span text:style-name="T6">0</text:span><text:span text:style-name="T4">;</text:span></text:p>
      <text:p text:style-name="P2"><text:span text:style-name="T4"><text:tab/><text:tab/></text:span><text:span text:style-name="T6">for</text:span><text:span text:style-name="T3"> all</text:span><text:span text:style-name="T4"> product </text:span><text:span text:style-name="T3">in set</text:span><text:span text:style-name="T4"> </text:span><text:span text:style-name="T6">productsAvailable</text:span><text:span text:style-name="T4"> </text:span><text:span text:style-name="T3">do</text:span></text:p>
      <text:p text:style-name="P2"><text:span text:style-name="T4"><text:tab/><text:tab/><text:tab/></text:span><text:span text:style-name="T6">sum</text:span><text:span text:style-name="T4"> := </text:span><text:span text:style-name="T6">sum</text:span><text:span text:style-name="T4"> </text:span><text:span text:style-name="T6">+</text:span><text:span text:style-name="T4"> </text:span><text:span text:style-name="T6">product</text:span><text:span text:style-name="T4">.</text:span><text:span text:style-name="T6">getBuyPrice</text:span><text:span text:style-name="T4">();</text:span></text:p>
      <text:p text:style-name="P2"><text:span text:style-name="T4"><text:tab/><text:tab/></text:span><text:span text:style-name="T6">return</text:span><text:span text:style-name="T4"> </text:span><text:span text:style-name="T6">sum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6">true</text:span></text:p>
      <text:p text:style-name="P2"><text:span text:style-name="T4"><text:tab/><text:tab/></text:span><text:span text:style-name="T3">post</text:span><text:span text:style-name="T4"> </text:span><text:span text:style-name="T6">true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Calculate revenue using products sold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Revenue: () ==&gt; </text:span><text:span text:style-name="T3">real</text:span></text:p>
      <text:p text:style-name="P2"><text:span text:style-name="T4"><text:tab/>getRevenue() ==</text:span></text:p>
      <text:p text:style-name="P2"><text:span text:style-name="T4"><text:tab/><text:tab/></text:span><text:span text:style-name="T6">(</text:span></text:p>
      <text:p text:style-name="P2"><text:span text:style-name="T4"><text:tab/><text:tab/></text:span><text:span text:style-name="T3">dcl</text:span><text:span text:style-name="T4"> sum: </text:span><text:span text:style-name="T3">real</text:span><text:span text:style-name="T4"> := </text:span><text:span text:style-name="T6">0</text:span><text:span text:style-name="T4">;</text:span></text:p>
      <text:p text:style-name="P2"><text:span text:style-name="T4"><text:tab/><text:tab/></text:span><text:span text:style-name="T6">for</text:span><text:span text:style-name="T3"> all</text:span><text:span text:style-name="T4"> product </text:span><text:span text:style-name="T3">in set</text:span><text:span text:style-name="T4"> </text:span><text:span text:style-name="T6">productsSold</text:span><text:span text:style-name="T4"> </text:span><text:span text:style-name="T3">do</text:span></text:p>
      <text:p text:style-name="P2"><text:span text:style-name="T4"><text:tab/><text:tab/><text:tab/></text:span><text:span text:style-name="T6">sum</text:span><text:span text:style-name="T4"> := </text:span><text:span text:style-name="T6">sum</text:span><text:span text:style-name="T4"> </text:span><text:span text:style-name="T6">+</text:span><text:span text:style-name="T4"> (</text:span><text:span text:style-name="T6">product</text:span><text:span text:style-name="T4">.</text:span><text:span text:style-name="T6">getSellPrice</text:span><text:span text:style-name="T4">() </text:span><text:span text:style-name="T6">-</text:span><text:span text:style-name="T4"> </text:span><text:span text:style-name="T6">product</text:span><text:span text:style-name="T4">.</text:span><text:span text:style-name="T6">getBuyPrice</text:span><text:span text:style-name="T4">());</text:span></text:p>
      <text:p text:style-name="P2"><text:span text:style-name="T4"><text:tab/><text:tab/></text:span><text:span text:style-name="T6">return</text:span><text:span text:style-name="T4"> </text:span><text:span text:style-name="T6">sum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6">true</text:span></text:p>
      <text:p text:style-name="P2"><text:span text:style-name="T4"><text:tab/><text:tab/></text:span><text:span text:style-name="T3">post</text:span><text:span text:style-name="T4"> </text:span><text:span text:style-name="T6">true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Update the location</text:span></text:p>
      <text:p text:style-name="P2"><text:span text:style-name="T4"><text:tab/></text:span><text:span text:style-name="T3">public</text:span><text:span text:style-name="T4"> setLocation: NotEmptyString ==&gt; ()</text:span></text:p>
      <text:p text:style-name="P2"><text:span text:style-name="T4"><text:tab/>setLocation(l) ==</text:span></text:p>
      <text:p text:style-name="P2"><text:span text:style-name="T4"><text:tab/><text:tab/></text:span><text:span text:style-name="T6">location</text:span><text:span text:style-name="T4"> := </text:span><text:span text:style-name="T6">l</text:span></text:p>
      <text:p text:style-name="P2"><text:span text:style-name="T4"><text:tab/><text:tab/></text:span><text:span text:style-name="T3">pre</text:span><text:span text:style-name="T4"> </text:span><text:span text:style-name="T6">true</text:span></text:p>
      <text:p text:style-name="P2"><text:span text:style-name="T4"><text:tab/><text:tab/></text:span><text:span text:style-name="T3">post</text:span><text:span text:style-name="T4"> </text:span><text:span text:style-name="T6">location</text:span><text:span text:style-name="T4"> </text:span><text:span text:style-name="T6">=</text:span><text:span text:style-name="T4"> </text:span><text:span text:style-name="T6">l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Remove a cashier from the store</text:span></text:p>
      <text:p text:style-name="P2"><text:span text:style-name="T4"><text:tab/></text:span><text:span text:style-name="T3">public</text:span><text:span text:style-name="T4"> removeCashier: StoreCashier ==&gt; ()</text:span></text:p>
      <text:p text:style-name="P2"><text:span text:style-name="T4"><text:tab/>removeCashier(c) ==</text:span></text:p>
      <text:p text:style-name="P2"><text:span text:style-name="T4"><text:tab/><text:tab/></text:span><text:span text:style-name="T5">cashiers</text:span><text:span text:style-name="T4"> := </text:span><text:span text:style-name="T5">cashiers</text:span><text:span text:style-name="T4"> </text:span><text:span text:style-name="T5">\</text:span><text:span text:style-name="T4"> </text:span><text:span text:style-name="T5">{c</text:span><text:span text:style-name="T4">}</text:span></text:p>
      <text:p text:style-name="P2"><text:span text:style-name="T4"><text:tab/><text:tab/></text:span><text:span text:style-name="T3">pre</text:span><text:span text:style-name="T4"> </text:span><text:span text:style-name="T5">c</text:span><text:span text:style-name="T4"> </text:span><text:span text:style-name="T5">in</text:span><text:span text:style-name="T3"> set</text:span><text:span text:style-name="T4"> </text:span><text:span text:style-name="T5">cashiers</text:span></text:p>
      <text:p text:style-name="P2"><text:soft-page-break/><text:span text:style-name="T4"><text:tab/><text:tab/></text:span><text:span text:style-name="T3">post</text:span><text:span text:style-name="T4"> </text:span><text:span text:style-name="T5">c</text:span><text:span text:style-name="T4"> </text:span><text:span text:style-name="T5">not</text:span><text:span text:style-name="T3"> in set</text:span><text:span text:style-name="T4"> </text:span><text:span text:style-name="T5">cashiers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Add a credit note to a client</text:span></text:p>
      <text:p text:style-name="P2"><text:span text:style-name="T4"><text:tab/></text:span><text:span text:style-name="T3">public</text:span><text:span text:style-name="T4"> addCreditNote: </text:span><text:span text:style-name="T3">real</text:span><text:span text:style-name="T4"> * Product ==&gt; ()</text:span></text:p>
      <text:p text:style-name="P2"><text:span text:style-name="T4"><text:tab/>addCreditNote(clientId, p) ==</text:span></text:p>
      <text:p text:style-name="P2"><text:span text:style-name="T4"><text:tab/><text:tab/><text:tab/></text:span><text:span text:style-name="T5">(</text:span></text:p>
      <text:p text:style-name="P2"><text:span text:style-name="T4"><text:tab/><text:tab/><text:tab/></text:span><text:span text:style-name="T5">(if</text:span><text:span text:style-name="T4"> </text:span><text:span text:style-name="T5">clientId</text:span><text:span text:style-name="T4"> </text:span><text:span text:style-name="T5">not</text:span><text:span text:style-name="T3"> in set</text:span><text:span text:style-name="T4"> </text:span><text:span text:style-name="T5">dom</text:span><text:span text:style-name="T4"> </text:span><text:span text:style-name="T5">clientsCreditNotes</text:span></text:p>
      <text:p text:style-name="P2"><text:span text:style-name="T4"><text:tab/><text:tab/><text:tab/><text:tab/></text:span><text:span text:style-name="T3">then</text:span><text:span text:style-name="T4"> </text:span><text:span text:style-name="T6">clientsCreditNotes</text:span><text:span text:style-name="T4"> := </text:span><text:span text:style-name="T6">clientsCreditNotes</text:span><text:span text:style-name="T4"> </text:span><text:span text:style-name="T6">++</text:span><text:span text:style-name="T4"> {</text:span><text:span text:style-name="T6">clientId</text:span><text:span text:style-name="T4"> </text:span><text:span text:style-name="T6">|-&gt;</text:span><text:span text:style-name="T4"> </text:span><text:span text:style-name="T6">0</text:span><text:span text:style-name="T4">}</text:span></text:p>
      <text:p text:style-name="P2"><text:span text:style-name="T4"><text:tab/><text:tab/><text:tab/>);</text:span></text:p>
      <text:p text:style-name="P2"><text:span text:style-name="T4"><text:tab/><text:tab/><text:tab/></text:span><text:span text:style-name="T5">clientsCreditNotes</text:span><text:span text:style-name="T4"> := </text:span><text:span text:style-name="T5">clientsCreditNotes</text:span><text:span text:style-name="T4"> </text:span><text:span text:style-name="T5">++</text:span><text:span text:style-name="T4"> </text:span></text:p>
      <text:p text:style-name="P2"><text:span text:style-name="T4"><text:tab/><text:tab/><text:tab/><text:tab/>{</text:span><text:span text:style-name="T5">clientId</text:span><text:span text:style-name="T4"> </text:span><text:span text:style-name="T5">|-&gt;</text:span><text:span text:style-name="T4"> </text:span><text:span text:style-name="T5">clientsCreditNotes</text:span><text:span text:style-name="T4">(</text:span><text:span text:style-name="T5">clientId</text:span><text:span text:style-name="T4">) </text:span><text:span text:style-name="T5">+</text:span><text:span text:style-name="T4"> </text:span><text:span text:style-name="T5">p</text:span><text:span text:style-name="T4">.</text:span><text:span text:style-name="T5">getCreditNotesValue</text:span><text:span text:style-name="T4">()}</text:span></text:p>
      <text:p text:style-name="P2"><text:span text:style-name="T4"><text:tab/><text:tab/><text:tab/>)</text:span></text:p>
      <text:p text:style-name="P2"><text:span text:style-name="T4"><text:tab/><text:tab/><text:tab/></text:span><text:span text:style-name="T3">pre</text:span><text:span text:style-name="T4"> </text:span><text:span text:style-name="T5">true</text:span></text:p>
      <text:p text:style-name="P2"><text:span text:style-name="T4"><text:tab/><text:tab/><text:tab/></text:span><text:span text:style-name="T3">post</text:span><text:span text:style-name="T4"> </text:span><text:span text:style-name="T5">checkCreditNotes</text:span><text:span text:style-name="T4">(</text:span><text:span text:style-name="T5">clientId</text:span><text:span text:style-name="T4">, </text:span><text:span text:style-name="T5">p</text:span><text:span text:style-name="T4">, </text:span><text:span text:style-name="T5">clientsCreditNotes</text:span><text:span text:style-name="T4">, </text:span><text:span text:style-name="T5">clientsCreditNotes</text:span><text:span text:style-name="T4">~);</text:span></text:p>
      <text:p text:style-name="P2"><text:span text:style-name="T4"><text:tab/></text:span></text:p>
      <text:p text:style-name="P2"><text:span text:style-name="T4"><text:tab/></text:span><text:span text:style-name="T1">/**</text:span></text:p>
      <text:p text:style-name="P2"><text:span text:style-name="T1"><text:tab/>Spend a credit note</text:span></text:p>
      <text:p text:style-name="P2"><text:span text:style-name="T1"><text:tab/>The value of the credit note to send should be less or equal than the creditNotes amount</text:span></text:p>
      <text:p text:style-name="P2"><text:span text:style-name="T1"><text:tab/>*/</text:span><text:span text:style-name="T4"><text:tab/><text:tab/></text:span></text:p>
      <text:p text:style-name="P2"><text:span text:style-name="T4"><text:tab/></text:span><text:span text:style-name="T3">public</text:span><text:span text:style-name="T4"> spendCreditNote: </text:span><text:span text:style-name="T3">nat</text:span><text:span text:style-name="T4"> * </text:span><text:span text:style-name="T3">real</text:span><text:span text:style-name="T4"> ==&gt; ()</text:span></text:p>
      <text:p text:style-name="P2"><text:span text:style-name="T4"><text:tab/>spendCreditNote(clientId, value) ==</text:span></text:p>
      <text:p text:style-name="P2"><text:span text:style-name="T4"><text:tab/><text:tab/><text:tab/></text:span><text:span text:style-name="T5">clientsCreditNotes</text:span><text:span text:style-name="T4"> := </text:span><text:span text:style-name="T5">clientsCreditNotes</text:span><text:span text:style-name="T4"> </text:span><text:span text:style-name="T5">++</text:span><text:span text:style-name="T4"> {</text:span><text:span text:style-name="T5">clientId</text:span><text:span text:style-name="T4"> </text:span><text:span text:style-name="T5">|-&gt;</text:span><text:span text:style-name="T4"> </text:span><text:span text:style-name="T5">clientsCreditNotes</text:span><text:span text:style-name="T4">(</text:span><text:span text:style-name="T5">clientId</text:span><text:span text:style-name="T4">) </text:span><text:span text:style-name="T5">-</text:span><text:span text:style-name="T4"> </text:span><text:span text:style-name="T5">value</text:span><text:span text:style-name="T4">}</text:span></text:p>
      <text:p text:style-name="P2"><text:span text:style-name="T4"><text:tab/><text:tab/><text:tab/></text:span><text:span text:style-name="T3">pre</text:span><text:span text:style-name="T4"> </text:span><text:span text:style-name="T5">clientId</text:span><text:span text:style-name="T4"> </text:span><text:span text:style-name="T5">in</text:span><text:span text:style-name="T3"> set</text:span><text:span text:style-name="T4"> </text:span><text:span text:style-name="T5">dom</text:span><text:span text:style-name="T4"> </text:span><text:span text:style-name="T5">clientsCreditNotes</text:span><text:span text:style-name="T4"> </text:span><text:span text:style-name="T5">and</text:span><text:span text:style-name="T4"> </text:span><text:span text:style-name="T5">value</text:span><text:span text:style-name="T4"> </text:span><text:span text:style-name="T5">&lt;=</text:span><text:span text:style-name="T4"> </text:span><text:span text:style-name="T5">clientsCreditNotes</text:span><text:span text:style-name="T4">(</text:span><text:span text:style-name="T5">clientId</text:span><text:span text:style-name="T4">)</text:span></text:p>
      <text:p text:style-name="P2"><text:span text:style-name="T4"><text:tab/><text:tab/><text:tab/></text:span><text:span text:style-name="T3">post</text:span><text:span text:style-name="T4"> </text:span><text:span text:style-name="T5">clientsCreditNotes</text:span><text:span text:style-name="T4"> </text:span><text:span text:style-name="T5">=</text:span><text:span text:style-name="T4"> </text:span><text:span text:style-name="T5">clientsCreditNotes</text:span><text:span text:style-name="T4">~ </text:span><text:span text:style-name="T5">++</text:span><text:span text:style-name="T4"> {</text:span><text:span text:style-name="T5">clientId</text:span><text:span text:style-name="T4"> </text:span><text:span text:style-name="T5">|-&gt;</text:span><text:span text:style-name="T4"> </text:span><text:span text:style-name="T5">clientsCreditNotes</text:span><text:span text:style-name="T4">~(</text:span><text:span text:style-name="T5">clientId</text:span><text:span text:style-name="T4">) </text:span><text:span text:style-name="T5">-</text:span><text:span text:style-name="T4"> </text:span><text:span text:style-name="T5">value</text:span><text:span text:style-name="T4">};</text:span></text:p>
      <text:p text:style-name="P2"><text:span text:style-name="T4"><text:tab/></text:span></text:p>
      <text:p text:style-name="P2"><text:span text:style-name="T4"><text:tab/></text:span><text:span text:style-name="T1">-- Check if the store has a given product in stock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hasProduct: Product ==&gt; </text:span><text:span text:style-name="T3">bool</text:span></text:p>
      <text:p text:style-name="P2"><text:span text:style-name="T4"><text:tab/>hasProduct(p) ==</text:span></text:p>
      <text:p text:style-name="P2"><text:span text:style-name="T4"><text:tab/><text:tab/></text:span><text:span text:style-name="T5">return</text:span><text:span text:style-name="T4"> </text:span><text:span text:style-name="T5">p</text:span><text:span text:style-name="T4"> </text:span><text:span text:style-name="T5">in</text:span><text:span text:style-name="T3"> set</text:span><text:span text:style-name="T4"> </text:span><text:span text:style-name="T5">productsAvailabl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p</text:span><text:span text:style-name="T4"> </text:span><text:span text:style-name="T5">in</text:span><text:span text:style-name="T3"> set</text:span><text:span text:style-name="T4"> </text:span><text:span text:style-name="T5">productsAvailable</text:span><text:span text:style-name="T4">;</text:span></text:p>
      <text:p text:style-name="P3"/>
      <text:p text:style-name="P2"><text:span text:style-name="T3">functions</text:span></text:p>
      <text:p text:style-name="P2"><text:span text:style-name="T4"><text:tab/></text:span><text:span text:style-name="T1">-- Check that the credit notes amount of a client has increased by the value of the product</text:span></text:p>
      <text:p text:style-name="P2"><text:span text:style-name="T4"><text:tab/></text:span><text:span text:style-name="T3">public</text:span><text:span text:style-name="T4"> checkCreditNotes: </text:span><text:span text:style-name="T3">nat</text:span><text:span text:style-name="T4"> * Product * ClientsToCredits * ClientsToCredits -&gt; </text:span><text:span text:style-name="T3">bool</text:span></text:p>
      <text:p text:style-name="P2"><text:span text:style-name="T4"><text:tab/>checkCreditNotes(clientId, p, newCreditNotes, oldCreditNotes) ==</text:span></text:p>
      <text:p text:style-name="P2"><text:span text:style-name="T4"><text:tab/>(</text:span><text:span text:style-name="T5">if</text:span><text:span text:style-name="T4"> </text:span><text:span text:style-name="T5">clientId</text:span><text:span text:style-name="T4"> </text:span><text:span text:style-name="T5">not</text:span><text:span text:style-name="T3"> in set</text:span><text:span text:style-name="T4"> </text:span><text:span text:style-name="T5">dom</text:span><text:span text:style-name="T4"> </text:span><text:span text:style-name="T5">oldCreditNotes</text:span><text:span text:style-name="T4"> </text:span><text:span text:style-name="T3">then</text:span></text:p>
      <text:p text:style-name="P2"><text:span text:style-name="T4"><text:tab/><text:tab/><text:tab/></text:span><text:span text:style-name="T6">newCreditNotes</text:span><text:span text:style-name="T4">(</text:span><text:span text:style-name="T6">clientId</text:span><text:span text:style-name="T4">) </text:span><text:span text:style-name="T6">=</text:span><text:span text:style-name="T4"> </text:span><text:span text:style-name="T6">p</text:span><text:span text:style-name="T4">.</text:span><text:span text:style-name="T6">getCreditNotesValue</text:span><text:span text:style-name="T4">()</text:span></text:p>
      <text:p text:style-name="P2"><text:span text:style-name="T4"><text:tab/></text:span><text:span text:style-name="T3">else</text:span><text:span text:style-name="T4"><text:tab/></text:span></text:p>
      <text:p text:style-name="P2"><text:span text:style-name="T4"><text:tab/><text:tab/><text:tab/></text:span><text:span text:style-name="T5">newCreditNotes</text:span><text:span text:style-name="T4"> </text:span><text:span text:style-name="T5">=</text:span><text:span text:style-name="T4"> </text:span><text:span text:style-name="T5">oldCreditNotes</text:span><text:span text:style-name="T4"> </text:span><text:span text:style-name="T5">++</text:span><text:span text:style-name="T4"> {</text:span><text:span text:style-name="T5">clientId</text:span><text:span text:style-name="T4"> </text:span><text:span text:style-name="T5">|-&gt;</text:span><text:span text:style-name="T4"> </text:span><text:span text:style-name="T5">oldCreditNotes</text:span><text:span text:style-name="T4">(</text:span><text:span text:style-name="T5">clientId</text:span><text:span text:style-name="T4">) </text:span><text:span text:style-name="T5">+</text:span><text:span text:style-name="T4"> </text:span><text:span text:style-name="T5">p</text:span><text:span text:style-name="T4">.</text:span><text:span text:style-name="T5">getCreditNotesValue</text:span><text:span text:style-name="T4">()}</text:span></text:p>
      <text:p text:style-name="P2"><text:span text:style-name="T4"><text:tab/>)</text:span></text:p>
      <text:p text:style-name="Standard"><text:span text:style-name="T3">end</text:span><text:span text:style-name="T4"> Store</text:span></text:p>
      <text:p text:style-name="Standard"><text:span text:style-name="T4"/></text:p>
      <text:p text:style-name="P2"><text:span text:style-name="T4"/></text:p>
      <text:p text:style-name="P4"><text:span text:style-name="T1">-- A cashier that works in a store</text:span></text:p>
      <text:p text:style-name="P2"><text:span text:style-name="T1">-- A cashier needs to authorize most most of the operations</text:span></text:p>
      <text:p text:style-name="P2"><text:span text:style-name="T3">class</text:span><text:span text:style-name="T4"> StoreCashier</text:span></text:p>
      <text:p text:style-name="P2"><text:span text:style-name="T3">types</text:span></text:p>
      <text:p text:style-name="P2"><text:span text:style-name="T4"><text:tab/></text:span><text:span text:style-name="T3">public</text:span><text:span text:style-name="T4"> NotEmptyString = </text:span><text:span text:style-name="T3">seq1</text:span><text:span text:style-name="T4"> </text:span><text:span text:style-name="T3">of</text:span><text:span text:style-name="T4"> </text:span><text:span text:style-name="T3">char</text:span><text:span text:style-name="T4">;</text:span></text:p>
      <text:p text:style-name="P2"><text:span text:style-name="T4"><text:tab/></text:span></text:p>
      <text:p text:style-name="P2"><text:span text:style-name="T3">instance variables</text:span></text:p>
      <text:p text:style-name="P2"><text:span text:style-name="T4"><text:tab/>name: NotEmptyString;</text:span></text:p>
      <text:p text:style-name="P2"><text:span text:style-name="T4"><text:tab/>store: Store; </text:span><text:span text:style-name="T1">-- cashier workplace</text:span></text:p>
      <text:p text:style-name="P2"><text:span text:style-name="T4"><text:tab/></text:span></text:p>
      <text:p text:style-name="P2"><text:span text:style-name="T3">operations</text:span></text:p>
      <text:p text:style-name="P2"><text:span text:style-name="T4"><text:tab/></text:span><text:span text:style-name="T3">public</text:span><text:span text:style-name="T4"> StoreCashier: NotEmptyString * Store ==&gt; StoreCashier</text:span></text:p>
      <text:p text:style-name="P2"><text:span text:style-name="T4"><text:tab/>StoreCashier(n, w) ==</text:span></text:p>
      <text:p text:style-name="P2"><text:span text:style-name="T4"><text:tab/><text:tab/></text:span><text:span text:style-name="T5">(name</text:span><text:span text:style-name="T4"> := </text:span><text:span text:style-name="T5">n</text:span><text:span text:style-name="T4">; </text:span><text:span text:style-name="T5">store</text:span><text:span text:style-name="T4"> := </text:span><text:span text:style-name="T5">w</text:span><text:span text:style-name="T4">; </text:span><text:span text:style-name="T5">return</text:span><text:span text:style-name="T4"> </text:span><text:span text:style-name="T5">self</text:span><text:span text:style-name="T4">)</text:span></text:p>
      <text:p text:style-name="P2"><text:span text:style-name="T4"><text:tab/><text:tab/></text:span><text:span text:style-name="T3">pre</text:span><text:span text:style-name="T4"> </text:span><text:span text:style-name="T5">len</text:span><text:span text:style-name="T4"> </text:span><text:span text:style-name="T5">n</text:span><text:span text:style-name="T4"> </text:span><text:span text:style-name="T5">&gt;</text:span><text:span text:style-name="T4"> </text:span><text:span text:style-name="T5">0</text:span></text:p>
      <text:p text:style-name="P2"><text:span text:style-name="T4"><text:tab/><text:tab/></text:span><text:span text:style-name="T3">post</text:span><text:span text:style-name="T4"> </text:span><text:span text:style-name="T5">name</text:span><text:span text:style-name="T4"> </text:span><text:span text:style-name="T5">=</text:span><text:span text:style-name="T4"> </text:span><text:span text:style-name="T5">n</text:span><text:span text:style-name="T4"> </text:span><text:span text:style-name="T5">and</text:span><text:span text:style-name="T4"> </text:span><text:span text:style-name="T5">store</text:span><text:span text:style-name="T4"> </text:span><text:span text:style-name="T5">=</text:span><text:span text:style-name="T4"> </text:span><text:span text:style-name="T5">w</text:span><text:span text:style-name="T4"> </text:span><text:span text:style-name="T5">and</text:span><text:span text:style-name="T4"> </text:span><text:span text:style-name="T5">RESULT</text:span><text:span text:style-name="T4"> </text:span><text:span text:style-name="T5">=</text:span><text:span text:style-name="T4"> </text:span><text:span text:style-name="T5">self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the name of the cashier<text:tab/>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Name: () ==&gt; NotEmptyString</text:span></text:p>
      <text:p text:style-name="P2"><text:span text:style-name="T4"><text:tab/>getName() ==</text:span></text:p>
      <text:p text:style-name="P2"><text:span text:style-name="T4"><text:tab/><text:tab/></text:span><text:span text:style-name="T5">return</text:span><text:span text:style-name="T4"> </text:span><text:span text:style-name="T5">name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name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Update the name of the cashier</text:span></text:p>
      <text:p text:style-name="P2"><text:span text:style-name="T4"><text:tab/></text:span><text:span text:style-name="T3">public</text:span><text:span text:style-name="T4"> setName: NotEmptyString ==&gt; ()</text:span></text:p>
      <text:p text:style-name="P2"><text:span text:style-name="T4"><text:tab/>setName(n) ==</text:span></text:p>
      <text:p text:style-name="P2"><text:span text:style-name="T4"><text:tab/><text:tab/></text:span><text:span text:style-name="T6">name</text:span><text:span text:style-name="T4"> := </text:span><text:span text:style-name="T6">n</text:span></text:p>
      <text:p text:style-name="P2"><text:span text:style-name="T4"><text:tab/><text:tab/></text:span><text:span text:style-name="T3">pre</text:span><text:span text:style-name="T4"> </text:span><text:span text:style-name="T6">true</text:span></text:p>
      <text:p text:style-name="P2"><text:span text:style-name="T4"><text:tab/><text:tab/></text:span><text:span text:style-name="T3">post</text:span><text:span text:style-name="T4"> </text:span><text:span text:style-name="T6">name</text:span><text:span text:style-name="T4"> </text:span><text:span text:style-name="T6">=</text:span><text:span text:style-name="T4"> </text:span><text:span text:style-name="T6">n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the store in which the cashier works<text:tab/>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Store: () ==&gt; Store</text:span></text:p>
      <text:p text:style-name="P2"><text:span text:style-name="T4"><text:tab/>getStore() ==</text:span></text:p>
      <text:p text:style-name="P2"><text:span text:style-name="T4"><text:tab/><text:tab/></text:span><text:span text:style-name="T5">return</text:span><text:span text:style-name="T4"> </text:span><text:span text:style-name="T5">store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stor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Register that a product was bought.</text:span></text:p>
      <text:p text:style-name="P2"><text:span text:style-name="T4"><text:tab/></text:span><text:span text:style-name="T3">public</text:span><text:span text:style-name="T4"> buyProductInCash: Product ==&gt; ()</text:span></text:p>
      <text:p text:style-name="P2"><text:span text:style-name="T4"><text:tab/>buyProductInCash(p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store</text:span><text:span text:style-name="T4">.buyProduct(</text:span><text:span text:style-name="T5">p</text:span><text:span text:style-name="T4">)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Register that a product was bought and credit notes were created for the client.</text:span></text:p>
      <text:p text:style-name="P2"><text:span text:style-name="T4"><text:tab/></text:span><text:span text:style-name="T3">public</text:span><text:span text:style-name="T4"> buyProductInCreditNotes: Product * Client ==&gt; ()</text:span></text:p>
      <text:p text:style-name="P2"><text:span text:style-name="T4"><text:tab/>buyProductInCreditNotes(p, client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text:span text:style-name="T5">store</text:span><text:span text:style-name="T4">.buyProductInCreditNotes(</text:span><text:span text:style-name="T5">p</text:span><text:span text:style-name="T4">, </text:span><text:span text:style-name="T5">client</text:span><text:span text:style-name="T4">.</text:span><text:span text:style-name="T5">getId</text:span><text:span text:style-name="T4">())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text:tab/></text:span></text:p>
      <text:p text:style-name="P2"><text:span text:style-name="T4"><text:tab/></text:span></text:p>
      <text:p text:style-name="P2"><text:span text:style-name="T4"><text:tab/></text:span><text:span text:style-name="T1">-- Sell to client. Receive in cash or gift cards</text:span></text:p>
      <text:p text:style-name="P2"><text:span text:style-name="T4"><text:tab/></text:span><text:span text:style-name="T3">public</text:span><text:span text:style-name="T4"> sellProduct: Product ==&gt; ()</text:span></text:p>
      <text:p text:style-name="P2"><text:span text:style-name="T4"><text:tab/>sellProduct(p) ==</text:span></text:p>
      <text:p text:style-name="P2"><text:span text:style-name="T4"><text:tab/><text:tab/></text:span><text:span text:style-name="T5">(</text:span></text:p>
      <text:p text:style-name="P2"><text:soft-page-break/><text:span text:style-name="T4"><text:tab/><text:tab/></text:span><text:span text:style-name="T5">store</text:span><text:span text:style-name="T4">.sellProduct(</text:span><text:span text:style-name="T5">p</text:span><text:span text:style-name="T4">)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Sell to client. Receive in credit notes</text:span></text:p>
      <text:p text:style-name="P2"><text:span text:style-name="T4"><text:tab/></text:span><text:span text:style-name="T3">public</text:span><text:span text:style-name="T4"> sellProductInCreditNotes: Product * Client ==&gt; ()</text:span></text:p>
      <text:p text:style-name="P2"><text:span text:style-name="T4"><text:tab/>sellProductInCreditNotes(p, client) ==</text:span></text:p>
      <text:p text:style-name="P2"><text:span text:style-name="T4"><text:tab/><text:tab/></text:span><text:span text:style-name="T5">(</text:span></text:p>
      <text:p text:style-name="P2"><text:span text:style-name="T4"><text:tab/><text:tab/><text:tab/></text:span><text:span text:style-name="T5">store</text:span><text:span text:style-name="T4">.sellProductInCreditNotes(</text:span><text:span text:style-name="T5">p</text:span><text:span text:style-name="T4">, </text:span><text:span text:style-name="T5">client</text:span><text:span text:style-name="T4">.</text:span><text:span text:style-name="T5">getId</text:span><text:span text:style-name="T4">())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Sell a giftcard to a client</text:span></text:p>
      <text:p text:style-name="P2"><text:span text:style-name="T4"><text:tab/></text:span><text:span text:style-name="T3">public</text:span><text:span text:style-name="T4"> sellGiftCard: (</text:span><text:span text:style-name="T3">nat1</text:span><text:span text:style-name="T4">) ==&gt; GiftCard</text:span></text:p>
      <text:p text:style-name="P2"><text:span text:style-name="T4"><text:tab/>sellGiftCard(value) ==</text:span></text:p>
      <text:p text:style-name="P2"><text:span text:style-name="T4"><text:tab/><text:tab/></text:span><text:span text:style-name="T5">return</text:span><text:span text:style-name="T4"> </text:span><text:span text:style-name="T5">store</text:span><text:span text:style-name="T4">.</text:span><text:span text:style-name="T5">sellGiftCard</text:span><text:span text:style-name="T4">(</text:span><text:span text:style-name="T5">value</text:span><text:span text:style-name="T4">)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true</text:span></text:p>
      <text:p text:style-name="P2"><text:span text:style-name="T4"><text:tab/><text:tab/></text:span></text:p>
      <text:p text:style-name="Standard"><text:span text:style-name="T3">end</text:span><text:span text:style-name="T4"> StoreCashier</text:span></text:p>
      <text:p text:style-name="Standard"><text:span text:style-name="T4"/></text:p>
      <text:p text:style-name="P2"><text:span text:style-name="T4"/></text:p>
      <text:p text:style-name="P4"><text:span text:style-name="T1">-- A toy that is sold in the Kid2Kid stores.</text:span></text:p>
      <text:p text:style-name="P2"><text:span text:style-name="T3">class</text:span><text:span text:style-name="T4"> Toy </text:span><text:span text:style-name="T3">is subclass of</text:span><text:span text:style-name="T4"> Product</text:span></text:p>
      <text:p text:style-name="P2"><text:span text:style-name="T3">types</text:span></text:p>
      <text:p text:style-name="P2"><text:span text:style-name="T4"><text:tab/></text:span><text:span text:style-name="T3">public</text:span><text:span text:style-name="T4"> ToyCategory = </text:span><text:span text:style-name="T8">&lt;Puzzles&gt;</text:span><text:span text:style-name="T4"> | </text:span><text:span text:style-name="T8">&lt;Legos&gt;</text:span><text:span text:style-name="T4"> | </text:span><text:span text:style-name="T8">&lt;Cars&gt;</text:span><text:span text:style-name="T4">;</text:span></text:p>
      <text:p text:style-name="P2"><text:span text:style-name="T4"><text:tab/></text:span><text:span text:style-name="T3">public</text:span><text:span text:style-name="T4"> NotEmptyString = </text:span><text:span text:style-name="T3">seq1</text:span><text:span text:style-name="T4"> </text:span><text:span text:style-name="T3">of</text:span><text:span text:style-name="T4"> </text:span><text:span text:style-name="T3">char</text:span><text:span text:style-name="T4">;</text:span></text:p>
      <text:p text:style-name="P2"><text:span text:style-name="T3">instance variables</text:span></text:p>
      <text:p text:style-name="P2"><text:span text:style-name="T4"><text:tab/></text:span><text:span text:style-name="T3">private</text:span><text:span text:style-name="T4"> minAge: </text:span><text:span text:style-name="T3">nat</text:span><text:span text:style-name="T4">; </text:span><text:span text:style-name="T1">-- Min age is mandatory</text:span></text:p>
      <text:p text:style-name="P2"><text:span text:style-name="T4"><text:tab/></text:span><text:span text:style-name="T3">private</text:span><text:span text:style-name="T4"> maxAge: [</text:span><text:span text:style-name="T3">nat</text:span><text:span text:style-name="T4">]:=</text:span><text:span text:style-name="T5">nil</text:span><text:span text:style-name="T4">; </text:span><text:span text:style-name="T1">-- optional, nil as default</text:span></text:p>
      <text:p text:style-name="P2"><text:span text:style-name="T4"><text:tab/></text:span><text:span text:style-name="T3">private</text:span><text:span text:style-name="T4"> subCategory: ToyCategory;</text:span></text:p>
      <text:p text:style-name="P2"><text:span text:style-name="T4"><text:tab/></text:span><text:span text:style-name="T3">inv</text:span><text:span text:style-name="T4"> </text:span><text:span text:style-name="T5">minAge</text:span><text:span text:style-name="T4"> </text:span><text:span text:style-name="T5">&lt;</text:span><text:span text:style-name="T4"> </text:span><text:span text:style-name="T5">13</text:span><text:span text:style-name="T4"> </text:span><text:span text:style-name="T5">and</text:span><text:span text:style-name="T4"> </text:span><text:span text:style-name="T5">minAge</text:span><text:span text:style-name="T4"> </text:span><text:span text:style-name="T5">&gt;</text:span><text:span text:style-name="T4"> </text:span><text:span text:style-name="T5">0</text:span></text:p>
      <text:p text:style-name="P2"><text:span text:style-name="T3">operations</text:span></text:p>
      <text:p text:style-name="P2"><text:span text:style-name="T4"><text:tab/></text:span><text:span text:style-name="T3">public</text:span><text:span text:style-name="T4"> Toy: ProductState * [CustomString] * </text:span><text:span text:style-name="T3">nat</text:span><text:span text:style-name="T4"> * [</text:span><text:span text:style-name="T3">nat</text:span><text:span text:style-name="T4">] * ToyCategory ==&gt; Toy</text:span></text:p>
      <text:p text:style-name="P2"><text:span text:style-name="T4"><text:tab/>Toy(productState, desc, minAgeInput, maxAgeInput, subCategoryInput) ==</text:span></text:p>
      <text:p text:style-name="P2"><text:span text:style-name="T4"><text:tab/><text:tab/></text:span><text:span text:style-name="T5">(</text:span></text:p>
      <text:p text:style-name="P2"><text:span text:style-name="T4"><text:tab/><text:tab/></text:span></text:p>
      <text:p text:style-name="P2"><text:span text:style-name="T4"><text:tab/><text:tab/></text:span><text:span text:style-name="T5">idCounter</text:span><text:span text:style-name="T4"> := </text:span><text:span text:style-name="T5">idCounter</text:span><text:span text:style-name="T4"> </text:span><text:span text:style-name="T5">+</text:span><text:span text:style-name="T4"> </text:span><text:span text:style-name="T5">1</text:span><text:span text:style-name="T4">;</text:span></text:p>
      <text:p text:style-name="P2"><text:span text:style-name="T4"><text:tab/><text:tab/></text:span><text:span text:style-name="T5">id</text:span><text:span text:style-name="T4"> := </text:span><text:span text:style-name="T5">idCounter</text:span><text:span text:style-name="T4">;</text:span></text:p>
      <text:p text:style-name="P2"><text:span text:style-name="T4"><text:tab/><text:tab/></text:span><text:span text:style-name="T5">state</text:span><text:span text:style-name="T4"> := </text:span><text:span text:style-name="T5">productState</text:span><text:span text:style-name="T4">;</text:span></text:p>
      <text:p text:style-name="P2"><text:span text:style-name="T4"><text:tab/><text:tab/></text:span><text:span text:style-name="T5">description</text:span><text:span text:style-name="T4"> := </text:span><text:span text:style-name="T5">desc</text:span><text:span text:style-name="T4">;</text:span></text:p>
      <text:p text:style-name="P2"><text:span text:style-name="T4"><text:tab/><text:tab/></text:span><text:span text:style-name="T5">minAge</text:span><text:span text:style-name="T4"> := </text:span><text:span text:style-name="T5">minAgeInput</text:span><text:span text:style-name="T4">;</text:span></text:p>
      <text:p text:style-name="P2"><text:span text:style-name="T4"><text:tab/><text:tab/></text:span><text:span text:style-name="T5">maxAge</text:span><text:span text:style-name="T4"> := </text:span><text:span text:style-name="T5">maxAgeInput</text:span><text:span text:style-name="T4">;</text:span></text:p>
      <text:p text:style-name="P2"><text:span text:style-name="T4"><text:tab/><text:tab/></text:span><text:span text:style-name="T5">subCategory</text:span><text:span text:style-name="T4"> := </text:span><text:span text:style-name="T5">subCategoryInput</text:span><text:span text:style-name="T4">;</text:span></text:p>
      <text:p text:style-name="P2"><text:span text:style-name="T4"><text:tab/><text:tab/></text:span><text:span text:style-name="T5">setPrices</text:span><text:span text:style-name="T4">();</text:span></text:p>
      <text:p text:style-name="P2"><text:span text:style-name="T4"><text:tab/><text:tab/></text:span><text:span text:style-name="T5">return</text:span><text:span text:style-name="T4"> </text:span><text:span text:style-name="T5">self</text:span><text:span text:style-name="T4">;</text:span></text:p>
      <text:p text:style-name="P2"><text:span text:style-name="T4"><text:tab/><text:tab/>)</text:span></text:p>
      <text:p text:style-name="P2"><text:span text:style-name="T4"><text:tab/><text:tab/></text:span><text:span text:style-name="T3">pre</text:span><text:span text:style-name="T4"> </text:span><text:span text:style-name="T5">minAgeInput</text:span><text:span text:style-name="T4"> </text:span><text:span text:style-name="T5">&gt;</text:span><text:span text:style-name="T4"> </text:span><text:span text:style-name="T5">0</text:span><text:span text:style-name="T4"> </text:span><text:span text:style-name="T5">and</text:span><text:span text:style-name="T4"> </text:span><text:span text:style-name="T5">minAgeInput</text:span><text:span text:style-name="T4"> </text:span><text:span text:style-name="T5">&lt;</text:span><text:span text:style-name="T4"> </text:span><text:span text:style-name="T5">13</text:span></text:p>
      <text:p text:style-name="P2"><text:span text:style-name="T4"><text:tab/><text:tab/></text:span><text:span text:style-name="T3">post</text:span><text:span text:style-name="T4"> </text:span><text:span text:style-name="T5">minAge</text:span><text:span text:style-name="T4"> </text:span><text:span text:style-name="T5">=</text:span><text:span text:style-name="T4"> </text:span><text:span text:style-name="T5">minAgeInput</text:span><text:span text:style-name="T4"> </text:span><text:span text:style-name="T5">and</text:span><text:span text:style-name="T4"> </text:span></text:p>
      <text:p text:style-name="P2"><text:span text:style-name="T4"><text:tab/><text:tab/></text:span><text:span text:style-name="T5">subCategory</text:span><text:span text:style-name="T4"> </text:span><text:span text:style-name="T5">=</text:span><text:span text:style-name="T4"> </text:span><text:span text:style-name="T5">subCategoryInput</text:span><text:span text:style-name="T4"> </text:span><text:span text:style-name="T5">and</text:span></text:p>
      <text:p text:style-name="P2"><text:span text:style-name="T4"><text:tab/><text:tab/></text:span><text:span text:style-name="T5">state</text:span><text:span text:style-name="T4"> </text:span><text:span text:style-name="T5">=</text:span><text:span text:style-name="T4"> </text:span><text:span text:style-name="T5">productState</text:span><text:span text:style-name="T4"> </text:span><text:span text:style-name="T5">and</text:span></text:p>
      <text:p text:style-name="P2"><text:span text:style-name="T4"><text:tab/><text:tab/></text:span><text:span text:style-name="T5">RESULT</text:span><text:span text:style-name="T4"> </text:span><text:span text:style-name="T5">=</text:span><text:span text:style-name="T4"> </text:span><text:span text:style-name="T5">self</text:span><text:span text:style-name="T4">;</text:span></text:p>
      <text:p text:style-name="P3"/>
      <text:p text:style-name="P2"><text:span text:style-name="T3">end</text:span><text:span text:style-name="T4"> Toy</text:span></text:p>
      <text:p text:style-name="P4"><text:span text:style-name="T1">/* </text:span></text:p>
      <text:p text:style-name="P2"><text:span text:style-name="T1">A transfer of value between a client and a store.</text:span></text:p>
      <text:p text:style-name="P2"><text:span text:style-name="T1">Every transaction needs to be authorized by a store cashier </text:span></text:p>
      <text:p text:style-name="P2"><text:span text:style-name="T1">*/</text:span></text:p>
      <text:p text:style-name="P2"><text:span text:style-name="T3">class</text:span><text:span text:style-name="T4"> Transaction</text:span></text:p>
      <text:p text:style-name="P2"><text:span text:style-name="T3">instance variables</text:span></text:p>
      <text:p text:style-name="P2"><text:span text:style-name="T4"><text:tab/></text:span><text:span text:style-name="T3">protected</text:span><text:span text:style-name="T4"> value: </text:span><text:span text:style-name="T3">real</text:span><text:span text:style-name="T4">;</text:span></text:p>
      <text:p text:style-name="P2"><text:span text:style-name="T4"><text:tab/></text:span><text:span text:style-name="T3">protected</text:span><text:span text:style-name="T4"> date: Date;</text:span></text:p>
      <text:p text:style-name="P2"><text:span text:style-name="T4"><text:tab/></text:span><text:span text:style-name="T3">protected</text:span><text:span text:style-name="T4"> client: Client;</text:span></text:p>
      <text:p text:style-name="P2"><text:span text:style-name="T4"><text:tab/></text:span><text:span text:style-name="T3">protected</text:span><text:span text:style-name="T4"> productsTransacted: </text:span><text:span text:style-name="T3">set</text:span><text:span text:style-name="T4"> </text:span><text:span text:style-name="T3">of</text:span><text:span text:style-name="T4"> Product := </text:span><text:span text:style-name="T5">{</text:span><text:span text:style-name="T4">};</text:span></text:p>
      <text:p text:style-name="P2"><text:span text:style-name="T4"><text:tab/></text:span><text:span text:style-name="T3">protected</text:span><text:span text:style-name="T4"> storeAuthorizer: StoreCashier;</text:span></text:p>
      <text:p text:style-name="P2"><text:span text:style-name="T4"><text:tab/></text:span></text:p>
      <text:p text:style-name="P2"><text:span text:style-name="T3">operations</text:span></text:p>
      <text:p text:style-name="P2"><text:span text:style-name="T4"><text:tab/></text:span><text:span text:style-name="T1">-- Get the products transacted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Products: () ==&gt; </text:span><text:span text:style-name="T3">set</text:span><text:span text:style-name="T4"> </text:span><text:span text:style-name="T3">of</text:span><text:span text:style-name="T4"> Product</text:span></text:p>
      <text:p text:style-name="P2"><text:span text:style-name="T4"><text:tab/>getProducts() ==</text:span></text:p>
      <text:p text:style-name="P2"><text:span text:style-name="T4"><text:tab/><text:tab/></text:span><text:span text:style-name="T6">(return</text:span><text:span text:style-name="T4"> </text:span><text:span text:style-name="T6">productsTransacted</text:span><text:span text:style-name="T4">)</text:span></text:p>
      <text:p text:style-name="P2"><text:span text:style-name="T4"><text:tab/><text:tab/></text:span><text:span text:style-name="T3">pre</text:span><text:span text:style-name="T4"> </text:span><text:span text:style-name="T6">true</text:span></text:p>
      <text:p text:style-name="P2"><text:span text:style-name="T4"><text:tab/><text:tab/></text:span><text:span text:style-name="T3">post</text:span><text:span text:style-name="T4"> </text:span><text:span text:style-name="T6">RESULT</text:span><text:span text:style-name="T4"> </text:span><text:span text:style-name="T6">=</text:span><text:span text:style-name="T4"> </text:span><text:span text:style-name="T6">productsTransacted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the cashier that authorized the transaction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Cashier: () ==&gt; StoreCashier</text:span></text:p>
      <text:p text:style-name="P2"><text:span text:style-name="T4"><text:tab/>getCashier() ==</text:span></text:p>
      <text:p text:style-name="P2"><text:span text:style-name="T4"><text:tab/><text:tab/></text:span><text:span text:style-name="T5">return</text:span><text:span text:style-name="T4"> </text:span><text:span text:style-name="T5">storeAuthorizer</text:span></text:p>
      <text:p text:style-name="P2"><text:span text:style-name="T4"><text:tab/><text:tab/></text:span><text:span text:style-name="T3">pre</text:span><text:span text:style-name="T4"> </text:span><text:span text:style-name="T5">true</text:span></text:p>
      <text:p text:style-name="P2"><text:span text:style-name="T4"><text:tab/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storeAuthorizer</text:span><text:span text:style-name="T4">;</text:span></text:p>
      <text:p text:style-name="P2"><text:span text:style-name="T4"><text:tab/></text:span></text:p>
      <text:p text:style-name="P2"><text:span text:style-name="T4"><text:tab/></text:span><text:span text:style-name="T1">-- Get the value of the the transaction<text:tab/>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Value: () ==&gt; </text:span><text:span text:style-name="T3">nat</text:span></text:p>
      <text:p text:style-name="P2"><text:span text:style-name="T4"><text:tab/>getValue() ==</text:span></text:p>
      <text:p text:style-name="P2"><text:span text:style-name="T4"><text:tab/><text:tab/></text:span><text:span text:style-name="T5">return</text:span><text:span text:style-name="T4"> </text:span><text:span text:style-name="T5">value</text:span></text:p>
      <text:p text:style-name="P2"><text:span text:style-name="T4"><text:tab/></text:span><text:span text:style-name="T3">pre</text:span><text:span text:style-name="T4"> </text:span><text:span text:style-name="T5">true</text:span></text:p>
      <text:p text:style-name="P2"><text:span text:style-name="T4"><text:tab/></text:span><text:span text:style-name="T3">post</text:span><text:span text:style-name="T4"> </text:span><text:span text:style-name="T5">RESULT</text:span><text:span text:style-name="T4"> </text:span><text:span text:style-name="T5">=</text:span><text:span text:style-name="T4"> </text:span><text:span text:style-name="T5">value</text:span><text:span text:style-name="T4">;</text:span></text:p>
      <text:p text:style-name="P2"><text:span text:style-name="T4"><text:tab/><text:tab/></text:span></text:p>
      <text:p text:style-name="P2"><text:span text:style-name="T4"><text:tab/></text:span><text:span text:style-name="T1">-- Get the total value of the products transacted</text:span></text:p>
      <text:p text:style-name="P2"><text:span text:style-name="T4"><text:tab/></text:span><text:span text:style-name="T3">public</text:span><text:span text:style-name="T4"> </text:span><text:span text:style-name="T3">pure</text:span><text:span text:style-name="T4"> getSumProductValues: () ==&gt; </text:span><text:span text:style-name="T3">nat</text:span></text:p>
      <text:p text:style-name="P2"><text:span text:style-name="T4"><text:tab/>getSumProductValues() ==</text:span></text:p>
      <text:p text:style-name="P2"><text:span text:style-name="T4"><text:tab/><text:tab/></text:span><text:span text:style-name="T6">return</text:span><text:span text:style-name="T4"> </text:span><text:span text:style-name="T6">sumProductValues</text:span><text:span text:style-name="T4">(</text:span><text:span text:style-name="T6">productsTransacted</text:span><text:span text:style-name="T4">)</text:span></text:p>
      <text:p text:style-name="P2"><text:span text:style-name="T4"><text:tab/><text:tab/></text:span><text:span text:style-name="T3">pre</text:span><text:span text:style-name="T4"> </text:span><text:span text:style-name="T6">true</text:span></text:p>
      <text:p text:style-name="P2"><text:span text:style-name="T4"><text:tab/><text:tab/></text:span><text:span text:style-name="T3">post</text:span><text:span text:style-name="T4"> </text:span><text:span text:style-name="T6">RESULT</text:span><text:span text:style-name="T4"> </text:span><text:span text:style-name="T6">=</text:span><text:span text:style-name="T4"> </text:span><text:span text:style-name="T6">sumProductValues</text:span><text:span text:style-name="T4">(</text:span><text:span text:style-name="T6">productsTransacted</text:span><text:span text:style-name="T4">);</text:span></text:p>
      <text:p text:style-name="P2"><text:span text:style-name="T4"><text:tab/></text:span></text:p>
      <text:p text:style-name="P2"><text:span text:style-name="T4"><text:tab/></text:span><text:span text:style-name="T1">-- Sum product values</text:span></text:p>
      <text:p text:style-name="P2"><text:span text:style-name="T4"><text:tab/></text:span><text:span text:style-name="T3">protected</text:span><text:span text:style-name="T4"> </text:span><text:span text:style-name="T3">pure</text:span><text:span text:style-name="T4"> sumProductValues: </text:span><text:span text:style-name="T3">set</text:span><text:span text:style-name="T4"> </text:span><text:span text:style-name="T3">of</text:span><text:span text:style-name="T4"> Product ==&gt; </text:span><text:span text:style-name="T3">nat</text:span></text:p>
      <text:p text:style-name="P2"><text:span text:style-name="T4"><text:tab/>sumProductValues(pSet) ==</text:span></text:p>
      <text:p text:style-name="P2"><text:span text:style-name="T4"><text:tab/><text:tab/></text:span><text:span text:style-name="T5">is</text:span><text:span text:style-name="T4"> </text:span><text:span text:style-name="T3">subclass</text:span><text:span text:style-name="T4"> </text:span><text:span text:style-name="T3">responsibility</text:span><text:span text:style-name="T4">;</text:span></text:p>
      <text:p text:style-name="P3"/>
      <text:p text:style-name="Standard"><text:span text:style-name="T3">end</text:span><text:span text:style-name="T4"> Transa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05:51:15.485000000</meta:creation-date>
    <dc:date>2019-01-07T06:39:24.612000000</dc:date>
    <meta:editing-duration>PT17M30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28" meta:paragraph-count="1196" meta:word-count="4965" meta:character-count="34051" meta:non-whitespace-character-count="28239"/>
  </office:meta>
</office:document-meta>
</file>